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13"/>
    <style:style style:name="ce1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15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  <style:map style:condition="is-true-formula([.C2] = MIN([.$C2:.$P2]))" style:apply-style-name="Good" style:base-cell-address="Planilha2.C2"/>
      <style:map style:condition="is-true-formula([.C2] = MAX([.$C2:.$P2]))" style:apply-style-name="Bad" style:base-cell-address="Planilha2.C2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4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5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6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0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1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2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3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4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6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7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8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9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0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4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5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8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1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55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7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58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0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1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2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3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4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5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6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7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8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9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70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71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2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73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74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5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76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77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</style:style>
    <style:style style:name="ce7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mall_resumo_n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5" table:default-cell-style-name="Default"/>
        <table:table-column table:style-name="co7" table:number-columns-repeated="2" table:default-cell-style-name="Default"/>
        <table:table-column table:style-name="co3" table:number-columns-repeated="5" table:default-cell-style-name="Default"/>
        <table:table-column table:style-name="co8" table:number-columns-repeated="2" table:default-cell-style-name="Default"/>
        <table:table-column table:style-name="co3" table:number-columns-repeated="5" table:default-cell-style-name="Default"/>
        <table:table-column table:style-name="co8" table:number-columns-repeated="2" table:default-cell-style-name="Default"/>
        <table:table-column table:style-name="co3" table:number-columns-repeated="5" table:default-cell-style-name="Default"/>
        <table:table-column table:style-name="co8" table:number-columns-repeated="2" table:default-cell-style-name="Default"/>
        <table:table-column table:style-name="co3" table:number-columns-repeated="5" table:default-cell-style-name="Default"/>
        <table:table-column table:style-name="co8" table:number-columns-repeated="2" table:default-cell-style-name="Default"/>
        <table:table-column table:style-name="co9" table:number-columns-repeated="980" table:default-cell-style-name="Default"/>
        <table:table-row table:style-name="ro1">
          <table:table-cell table:number-columns-repeated="2"/>
          <table:table-cell table:number-columns-repeated="14" office:value-type="string" calcext:value-type="string">
            <text:p>eq</text:p>
          </table:table-cell>
          <table:table-cell table:number-columns-repeated="14" office:value-type="string" calcext:value-type="string">
            <text:p>tasks</text:p>
          </table:table-cell>
          <table:table-cell table:number-columns-repeated="14" office:value-type="string" calcext:value-type="string">
            <text:p>time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9371716" calcext:value-type="float">
            <text:p>0,99371716</text:p>
          </table:table-cell>
          <table:table-cell office:value-type="float" office:value="0.997621439" calcext:value-type="float">
            <text:p>0,99762</text:p>
          </table:table-cell>
          <table:table-cell table:number-columns-repeated="2" office:value-type="float" office:value="0.99371716" calcext:value-type="float">
            <text:p>0,99371716</text:p>
          </table:table-cell>
          <table:table-cell office:value-type="float" office:value="0.997621439" calcext:value-type="float">
            <text:p>0,997621439</text:p>
          </table:table-cell>
          <table:table-cell office:value-type="float" office:value="0.99371716" calcext:value-type="float">
            <text:p>0,993717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99489937" calcext:value-type="float">
            <text:p>0,99489937</text:p>
          </table:table-cell>
          <table:table-cell office:value-type="float" office:value="0.99371716" calcext:value-type="float">
            <text:p>0,99371716</text:p>
          </table:table-cell>
          <table:table-cell office:value-type="float" office:value="0.995695572" calcext:value-type="float">
            <text:p>0,995695572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672" calcext:value-type="float">
            <text:p>672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074707" calcext:value-type="float">
            <text:p>0,074707</text:p>
          </table:table-cell>
          <table:table-cell office:value-type="float" office:value="0.083107" calcext:value-type="float">
            <text:p>0,083107</text:p>
          </table:table-cell>
          <table:table-cell office:value-type="float" office:value="0.075967" calcext:value-type="float">
            <text:p>0,075967</text:p>
          </table:table-cell>
          <table:table-cell office:value-type="float" office:value="0.074657" calcext:value-type="float">
            <text:p>0,074657</text:p>
          </table:table-cell>
          <table:table-cell office:value-type="float" office:value="0.083418" calcext:value-type="float">
            <text:p>0,083418</text:p>
          </table:table-cell>
          <table:table-cell office:value-type="float" office:value="0.074596" calcext:value-type="float">
            <text:p>0,074596</text:p>
          </table:table-cell>
          <table:table-cell office:value-type="float" office:value="0.078245" calcext:value-type="float">
            <text:p>0,078245</text:p>
          </table:table-cell>
          <table:table-cell office:value-type="float" office:value="0.073495" calcext:value-type="float">
            <text:p>0,073495</text:p>
          </table:table-cell>
          <table:table-cell office:value-type="float" office:value="0.073846" calcext:value-type="float">
            <text:p>0,073846</text:p>
          </table:table-cell>
          <table:table-cell office:value-type="float" office:value="0.074219" calcext:value-type="float">
            <text:p>0,074219</text:p>
          </table:table-cell>
          <table:table-cell office:value-type="float" office:value="0.073542" calcext:value-type="float">
            <text:p>0,073542</text:p>
          </table:table-cell>
          <table:table-cell office:value-type="float" office:value="0.083605" calcext:value-type="float">
            <text:p>0,083605</text:p>
          </table:table-cell>
          <table:table-cell office:value-type="float" office:value="0.072777" calcext:value-type="float">
            <text:p>0,072777</text:p>
          </table:table-cell>
          <table:table-cell office:value-type="float" office:value="0.124939" calcext:value-type="float">
            <text:p>0,124939</text:p>
          </table:table-cell>
          <table:table-cell table:number-columns-repeated="98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994272914" calcext:value-type="float">
            <text:p>0,994272914</text:p>
          </table:table-cell>
          <table:table-cell office:value-type="float" office:value="0.995259307" calcext:value-type="float">
            <text:p>0,99526</text:p>
          </table:table-cell>
          <table:table-cell office:value-type="float" office:value="0.998235294" calcext:value-type="float">
            <text:p>0,998235294</text:p>
          </table:table-cell>
          <table:table-cell office:value-type="float" office:value="0.994272914" calcext:value-type="float">
            <text:p>0,994272914</text:p>
          </table:table-cell>
          <table:table-cell office:value-type="float" office:value="0.995259307" calcext:value-type="float">
            <text:p>0,995259307</text:p>
          </table:table-cell>
          <table:table-cell office:value-type="float" office:value="0.994272914" calcext:value-type="float">
            <text:p>0,994272914</text:p>
          </table:table-cell>
          <table:table-cell office:value-type="float" office:value="0.99365013" calcext:value-type="float">
            <text:p>0,99365013</text:p>
          </table:table-cell>
          <table:table-cell table:number-columns-repeated="5" office:value-type="float" office:value="0.99940355" calcext:value-type="float">
            <text:p>0,99940355</text:p>
          </table:table-cell>
          <table:table-cell office:value-type="float" office:value="0.994272914" calcext:value-type="float">
            <text:p>0,994272914</text:p>
          </table:table-cell>
          <table:table-cell office:value-type="float" office:value="0.99940355" calcext:value-type="float">
            <text:p>0,99940355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163283" calcext:value-type="float">
            <text:p>0,163283</text:p>
          </table:table-cell>
          <table:table-cell office:value-type="float" office:value="0.151177" calcext:value-type="float">
            <text:p>0,151177</text:p>
          </table:table-cell>
          <table:table-cell office:value-type="float" office:value="0.167219" calcext:value-type="float">
            <text:p>0,167219</text:p>
          </table:table-cell>
          <table:table-cell office:value-type="float" office:value="0.165406" calcext:value-type="float">
            <text:p>0,165406</text:p>
          </table:table-cell>
          <table:table-cell office:value-type="float" office:value="0.147249" calcext:value-type="float">
            <text:p>0,147249</text:p>
          </table:table-cell>
          <table:table-cell office:value-type="float" office:value="0.16296" calcext:value-type="float">
            <text:p>0,16296</text:p>
          </table:table-cell>
          <table:table-cell office:value-type="float" office:value="0.160946" calcext:value-type="float">
            <text:p>0,160946</text:p>
          </table:table-cell>
          <table:table-cell office:value-type="float" office:value="0.145621" calcext:value-type="float">
            <text:p>0,145621</text:p>
          </table:table-cell>
          <table:table-cell office:value-type="float" office:value="0.14406" calcext:value-type="float">
            <text:p>0,14406</text:p>
          </table:table-cell>
          <table:table-cell office:value-type="float" office:value="0.148185" calcext:value-type="float">
            <text:p>0,148185</text:p>
          </table:table-cell>
          <table:table-cell office:value-type="float" office:value="0.14499" calcext:value-type="float">
            <text:p>0,14499</text:p>
          </table:table-cell>
          <table:table-cell office:value-type="float" office:value="0.147819" calcext:value-type="float">
            <text:p>0,147819</text:p>
          </table:table-cell>
          <table:table-cell office:value-type="float" office:value="0.15459" calcext:value-type="float">
            <text:p>0,15459</text:p>
          </table:table-cell>
          <table:table-cell office:value-type="float" office:value="0.146547" calcext:value-type="float">
            <text:p>0,146547</text:p>
          </table:table-cell>
          <table:table-cell table:number-columns-repeated="98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0.990427971" calcext:value-type="float">
            <text:p>0,990427971</text:p>
          </table:table-cell>
          <table:table-cell office:value-type="float" office:value="0.990447682" calcext:value-type="float">
            <text:p>0,99045</text:p>
          </table:table-cell>
          <table:table-cell office:value-type="float" office:value="0.998002628" calcext:value-type="float">
            <text:p>0,998002628</text:p>
          </table:table-cell>
          <table:table-cell office:value-type="float" office:value="0.990427971" calcext:value-type="float">
            <text:p>0,990427971</text:p>
          </table:table-cell>
          <table:table-cell office:value-type="float" office:value="0.990447682" calcext:value-type="float">
            <text:p>0,990447682</text:p>
          </table:table-cell>
          <table:table-cell office:value-type="float" office:value="0.990427971" calcext:value-type="float">
            <text:p>0,990427971</text:p>
          </table:table-cell>
          <table:table-cell office:value-type="float" office:value="0.996078431" calcext:value-type="float">
            <text:p>0,996078431</text:p>
          </table:table-cell>
          <table:table-cell table:number-columns-repeated="7" office:value-type="float" office:value="0.990427971" calcext:value-type="float">
            <text:p>0,990427971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716" calcext:value-type="float">
            <text:p>716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183539" calcext:value-type="float">
            <text:p>0,183539</text:p>
          </table:table-cell>
          <table:table-cell office:value-type="float" office:value="0.187282" calcext:value-type="float">
            <text:p>0,187282</text:p>
          </table:table-cell>
          <table:table-cell office:value-type="float" office:value="0.17836" calcext:value-type="float">
            <text:p>0,17836</text:p>
          </table:table-cell>
          <table:table-cell office:value-type="float" office:value="0.18405" calcext:value-type="float">
            <text:p>0,18405</text:p>
          </table:table-cell>
          <table:table-cell office:value-type="float" office:value="0.189829" calcext:value-type="float">
            <text:p>0,189829</text:p>
          </table:table-cell>
          <table:table-cell office:value-type="float" office:value="0.182671" calcext:value-type="float">
            <text:p>0,182671</text:p>
          </table:table-cell>
          <table:table-cell office:value-type="float" office:value="0.193521" calcext:value-type="float">
            <text:p>0,193521</text:p>
          </table:table-cell>
          <table:table-cell office:value-type="float" office:value="0.178558" calcext:value-type="float">
            <text:p>0,178558</text:p>
          </table:table-cell>
          <table:table-cell office:value-type="float" office:value="0.17739" calcext:value-type="float">
            <text:p>0,17739</text:p>
          </table:table-cell>
          <table:table-cell office:value-type="float" office:value="0.178295" calcext:value-type="float">
            <text:p>0,178295</text:p>
          </table:table-cell>
          <table:table-cell office:value-type="float" office:value="0.177107" calcext:value-type="float">
            <text:p>0,177107</text:p>
          </table:table-cell>
          <table:table-cell office:value-type="float" office:value="0.177959" calcext:value-type="float">
            <text:p>0,177959</text:p>
          </table:table-cell>
          <table:table-cell office:value-type="float" office:value="0.178231" calcext:value-type="float">
            <text:p>0,178231</text:p>
          </table:table-cell>
          <table:table-cell office:value-type="float" office:value="0.179624" calcext:value-type="float">
            <text:p>0,179624</text:p>
          </table:table-cell>
          <table:table-cell table:number-columns-repeated="98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0.996872762" calcext:value-type="float">
            <text:p>0,996872762</text:p>
          </table:table-cell>
          <table:table-cell office:value-type="float" office:value="0.997045543" calcext:value-type="float">
            <text:p>0,99705</text:p>
          </table:table-cell>
          <table:table-cell table:number-columns-repeated="2" office:value-type="float" office:value="0.996872762" calcext:value-type="float">
            <text:p>0,996872762</text:p>
          </table:table-cell>
          <table:table-cell office:value-type="float" office:value="0.997045543" calcext:value-type="float">
            <text:p>0,997045543</text:p>
          </table:table-cell>
          <table:table-cell office:value-type="float" office:value="0.996872762" calcext:value-type="float">
            <text:p>0,996872762</text:p>
          </table:table-cell>
          <table:table-cell office:value-type="float" office:value="0.999606299" calcext:value-type="float">
            <text:p>0,999606299</text:p>
          </table:table-cell>
          <table:table-cell table:number-columns-repeated="5" office:value-type="float" office:value="0.998835211" calcext:value-type="float">
            <text:p>0,998835211</text:p>
          </table:table-cell>
          <table:table-cell office:value-type="float" office:value="0.996872762" calcext:value-type="float">
            <text:p>0,996872762</text:p>
          </table:table-cell>
          <table:table-cell office:value-type="float" office:value="0.998835211" calcext:value-type="float">
            <text:p>0,998835211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8" calcext:value-type="float">
            <text:p>698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201539" calcext:value-type="float">
            <text:p>0,201539</text:p>
          </table:table-cell>
          <table:table-cell office:value-type="float" office:value="0.203478" calcext:value-type="float">
            <text:p>0,203478</text:p>
          </table:table-cell>
          <table:table-cell office:value-type="float" office:value="0.198936" calcext:value-type="float">
            <text:p>0,198936</text:p>
          </table:table-cell>
          <table:table-cell office:value-type="float" office:value="0.20007" calcext:value-type="float">
            <text:p>0,20007</text:p>
          </table:table-cell>
          <table:table-cell office:value-type="float" office:value="0.204469" calcext:value-type="float">
            <text:p>0,204469</text:p>
          </table:table-cell>
          <table:table-cell office:value-type="float" office:value="0.199695" calcext:value-type="float">
            <text:p>0,199695</text:p>
          </table:table-cell>
          <table:table-cell office:value-type="float" office:value="0.225306" calcext:value-type="float">
            <text:p>0,225306</text:p>
          </table:table-cell>
          <table:table-cell office:value-type="float" office:value="0.191906" calcext:value-type="float">
            <text:p>0,191906</text:p>
          </table:table-cell>
          <table:table-cell office:value-type="float" office:value="0.191871" calcext:value-type="float">
            <text:p>0,191871</text:p>
          </table:table-cell>
          <table:table-cell office:value-type="float" office:value="0.191333" calcext:value-type="float">
            <text:p>0,191333</text:p>
          </table:table-cell>
          <table:table-cell office:value-type="float" office:value="0.193653" calcext:value-type="float">
            <text:p>0,193653</text:p>
          </table:table-cell>
          <table:table-cell office:value-type="float" office:value="0.192551" calcext:value-type="float">
            <text:p>0,192551</text:p>
          </table:table-cell>
          <table:table-cell office:value-type="float" office:value="0.191678" calcext:value-type="float">
            <text:p>0,191678</text:p>
          </table:table-cell>
          <table:table-cell office:value-type="float" office:value="0.19313" calcext:value-type="float">
            <text:p>0,19313</text:p>
          </table:table-cell>
          <table:table-cell table:number-columns-repeated="98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0.993972862" calcext:value-type="float">
            <text:p>0,993972862</text:p>
          </table:table-cell>
          <table:table-cell office:value-type="float" office:value="0.99829474" calcext:value-type="float">
            <text:p>0,99829</text:p>
          </table:table-cell>
          <table:table-cell office:value-type="float" office:value="0.993894233" calcext:value-type="float">
            <text:p>0,993894233</text:p>
          </table:table-cell>
          <table:table-cell office:value-type="float" office:value="0.993972862" calcext:value-type="float">
            <text:p>0,993972862</text:p>
          </table:table-cell>
          <table:table-cell office:value-type="float" office:value="0.99829474" calcext:value-type="float">
            <text:p>0,99829474</text:p>
          </table:table-cell>
          <table:table-cell office:value-type="float" office:value="0.993972862" calcext:value-type="float">
            <text:p>0,993972862</text:p>
          </table:table-cell>
          <table:table-cell office:value-type="float" office:value="0.997835498" calcext:value-type="float">
            <text:p>0,997835498</text:p>
          </table:table-cell>
          <table:table-cell office:value-type="float" office:value="0.997267652" calcext:value-type="float">
            <text:p>0,997267652</text:p>
          </table:table-cell>
          <table:table-cell office:value-type="float" office:value="0.994617238" calcext:value-type="float">
            <text:p>0,994617238</text:p>
          </table:table-cell>
          <table:table-cell office:value-type="float" office:value="0.997267652" calcext:value-type="float">
            <text:p>0,997267652</text:p>
          </table:table-cell>
          <table:table-cell table:number-columns-repeated="2" office:value-type="float" office:value="0.994617238" calcext:value-type="float">
            <text:p>0,994617238</text:p>
          </table:table-cell>
          <table:table-cell office:value-type="float" office:value="0.993972862" calcext:value-type="float">
            <text:p>0,993972862</text:p>
          </table:table-cell>
          <table:table-cell office:value-type="float" office:value="0.994617238" calcext:value-type="float">
            <text:p>0,994617238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2" calcext:value-type="float">
            <text:p>692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223753" calcext:value-type="float">
            <text:p>0,223753</text:p>
          </table:table-cell>
          <table:table-cell office:value-type="float" office:value="0.222996" calcext:value-type="float">
            <text:p>0,222996</text:p>
          </table:table-cell>
          <table:table-cell office:value-type="float" office:value="0.225238" calcext:value-type="float">
            <text:p>0,225238</text:p>
          </table:table-cell>
          <table:table-cell office:value-type="float" office:value="0.223781" calcext:value-type="float">
            <text:p>0,223781</text:p>
          </table:table-cell>
          <table:table-cell office:value-type="float" office:value="0.222546" calcext:value-type="float">
            <text:p>0,222546</text:p>
          </table:table-cell>
          <table:table-cell office:value-type="float" office:value="0.22403" calcext:value-type="float">
            <text:p>0,22403</text:p>
          </table:table-cell>
          <table:table-cell office:value-type="float" office:value="0.261822" calcext:value-type="float">
            <text:p>0,261822</text:p>
          </table:table-cell>
          <table:table-cell office:value-type="float" office:value="0.214823" calcext:value-type="float">
            <text:p>0,214823</text:p>
          </table:table-cell>
          <table:table-cell office:value-type="float" office:value="0.204972" calcext:value-type="float">
            <text:p>0,204972</text:p>
          </table:table-cell>
          <table:table-cell office:value-type="float" office:value="0.214506" calcext:value-type="float">
            <text:p>0,214506</text:p>
          </table:table-cell>
          <table:table-cell office:value-type="float" office:value="0.203943" calcext:value-type="float">
            <text:p>0,203943</text:p>
          </table:table-cell>
          <table:table-cell office:value-type="float" office:value="0.204475" calcext:value-type="float">
            <text:p>0,204475</text:p>
          </table:table-cell>
          <table:table-cell office:value-type="float" office:value="0.215941" calcext:value-type="float">
            <text:p>0,215941</text:p>
          </table:table-cell>
          <table:table-cell office:value-type="float" office:value="0.20398" calcext:value-type="float">
            <text:p>0,20398</text:p>
          </table:table-cell>
          <table:table-cell table:number-columns-repeated="98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6855267" calcext:value-type="float">
            <text:p>0,96855267</text:p>
          </table:table-cell>
          <table:table-cell office:value-type="float" office:value="0.973806423" calcext:value-type="float">
            <text:p>0,97381</text:p>
          </table:table-cell>
          <table:table-cell office:value-type="float" office:value="0.964094459" calcext:value-type="float">
            <text:p>0,964094459</text:p>
          </table:table-cell>
          <table:table-cell office:value-type="float" office:value="0.96855267" calcext:value-type="float">
            <text:p>0,96855267</text:p>
          </table:table-cell>
          <table:table-cell office:value-type="float" office:value="0.973806423" calcext:value-type="float">
            <text:p>0,973806423</text:p>
          </table:table-cell>
          <table:table-cell office:value-type="float" office:value="0.96855267" calcext:value-type="float">
            <text:p>0,96855267</text:p>
          </table:table-cell>
          <table:table-cell office:value-type="float" office:value="1" calcext:value-type="float">
            <text:p>1</text:p>
          </table:table-cell>
          <table:table-cell office:value-type="float" office:value="0.952796442" calcext:value-type="float">
            <text:p>0,952796442</text:p>
          </table:table-cell>
          <table:table-cell office:value-type="float" office:value="0.960493739" calcext:value-type="float">
            <text:p>0,960493739</text:p>
          </table:table-cell>
          <table:table-cell office:value-type="float" office:value="0.956856485" calcext:value-type="float">
            <text:p>0,956856485</text:p>
          </table:table-cell>
          <table:table-cell office:value-type="float" office:value="0.941694861" calcext:value-type="float">
            <text:p>0,941694861</text:p>
          </table:table-cell>
          <table:table-cell office:value-type="float" office:value="0.943904376" calcext:value-type="float">
            <text:p>0,943904376</text:p>
          </table:table-cell>
          <table:table-cell office:value-type="float" office:value="0.96855267" calcext:value-type="float">
            <text:p>0,96855267</text:p>
          </table:table-cell>
          <table:table-cell office:value-type="float" office:value="0.959473963" calcext:value-type="float">
            <text:p>0,959473963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0" calcext:value-type="float">
            <text:p>500</text:p>
          </table:table-cell>
          <table:table-cell office:value-type="float" office:value="666" calcext:value-type="float">
            <text:p>666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058287" calcext:value-type="float">
            <text:p>0,058287</text:p>
          </table:table-cell>
          <table:table-cell office:value-type="float" office:value="0.060642" calcext:value-type="float">
            <text:p>0,060642</text:p>
          </table:table-cell>
          <table:table-cell office:value-type="float" office:value="0.064243" calcext:value-type="float">
            <text:p>0,064243</text:p>
          </table:table-cell>
          <table:table-cell office:value-type="float" office:value="0.058934" calcext:value-type="float">
            <text:p>0,058934</text:p>
          </table:table-cell>
          <table:table-cell office:value-type="float" office:value="0.096899" calcext:value-type="float">
            <text:p>0,096899</text:p>
          </table:table-cell>
          <table:table-cell office:value-type="float" office:value="0.05897" calcext:value-type="float">
            <text:p>0,05897</text:p>
          </table:table-cell>
          <table:table-cell office:value-type="float" office:value="0.099894" calcext:value-type="float">
            <text:p>0,099894</text:p>
          </table:table-cell>
          <table:table-cell office:value-type="float" office:value="0.090188" calcext:value-type="float">
            <text:p>0,090188</text:p>
          </table:table-cell>
          <table:table-cell office:value-type="float" office:value="0.097425" calcext:value-type="float">
            <text:p>0,097425</text:p>
          </table:table-cell>
          <table:table-cell office:value-type="float" office:value="0.084436" calcext:value-type="float">
            <text:p>0,084436</text:p>
          </table:table-cell>
          <table:table-cell office:value-type="float" office:value="0.110488" calcext:value-type="float">
            <text:p>0,110488</text:p>
          </table:table-cell>
          <table:table-cell office:value-type="float" office:value="0.105187" calcext:value-type="float">
            <text:p>0,105187</text:p>
          </table:table-cell>
          <table:table-cell office:value-type="float" office:value="0.087852" calcext:value-type="float">
            <text:p>0,087852</text:p>
          </table:table-cell>
          <table:table-cell office:value-type="float" office:value="0.152613" calcext:value-type="float">
            <text:p>0,152613</text:p>
          </table:table-cell>
          <table:table-cell table:number-columns-repeated="98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86150862" calcext:value-type="float">
            <text:p>0,986150862</text:p>
          </table:table-cell>
          <table:table-cell office:value-type="float" office:value="0.985371139" calcext:value-type="float">
            <text:p>0,98537</text:p>
          </table:table-cell>
          <table:table-cell office:value-type="float" office:value="0.973249873" calcext:value-type="float">
            <text:p>0,973249873</text:p>
          </table:table-cell>
          <table:table-cell office:value-type="float" office:value="0.986150862" calcext:value-type="float">
            <text:p>0,986150862</text:p>
          </table:table-cell>
          <table:table-cell office:value-type="float" office:value="0.985371139" calcext:value-type="float">
            <text:p>0,985371139</text:p>
          </table:table-cell>
          <table:table-cell office:value-type="float" office:value="0.979145663" calcext:value-type="float">
            <text:p>0,979145663</text:p>
          </table:table-cell>
          <table:table-cell office:value-type="float" office:value="0.98102114" calcext:value-type="float">
            <text:p>0,98102114</text:p>
          </table:table-cell>
          <table:table-cell office:value-type="float" office:value="0.989370321" calcext:value-type="float">
            <text:p>0,989370321</text:p>
          </table:table-cell>
          <table:table-cell office:value-type="float" office:value="0.990269718" calcext:value-type="float">
            <text:p>0,990269718</text:p>
          </table:table-cell>
          <table:table-cell office:value-type="float" office:value="0.999795438" calcext:value-type="float">
            <text:p>0,999795438</text:p>
          </table:table-cell>
          <table:table-cell office:value-type="float" office:value="0.986687499" calcext:value-type="float">
            <text:p>0,986687499</text:p>
          </table:table-cell>
          <table:table-cell office:value-type="float" office:value="0.997112617" calcext:value-type="float">
            <text:p>0,997112617</text:p>
          </table:table-cell>
          <table:table-cell office:value-type="float" office:value="0.979145663" calcext:value-type="float">
            <text:p>0,979145663</text:p>
          </table:table-cell>
          <table:table-cell office:value-type="float" office:value="0.999084249" calcext:value-type="float">
            <text:p>0,999084249</text:p>
          </table:table-cell>
          <table:table-cell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177549" calcext:value-type="float">
            <text:p>0,177549</text:p>
          </table:table-cell>
          <table:table-cell office:value-type="float" office:value="0.19711" calcext:value-type="float">
            <text:p>0,19711</text:p>
          </table:table-cell>
          <table:table-cell office:value-type="float" office:value="0.227498" calcext:value-type="float">
            <text:p>0,227498</text:p>
          </table:table-cell>
          <table:table-cell office:value-type="float" office:value="0.175822" calcext:value-type="float">
            <text:p>0,175822</text:p>
          </table:table-cell>
          <table:table-cell office:value-type="float" office:value="0.198315" calcext:value-type="float">
            <text:p>0,198315</text:p>
          </table:table-cell>
          <table:table-cell office:value-type="float" office:value="0.188659" calcext:value-type="float">
            <text:p>0,188659</text:p>
          </table:table-cell>
          <table:table-cell office:value-type="float" office:value="0.30561" calcext:value-type="float">
            <text:p>0,30561</text:p>
          </table:table-cell>
          <table:table-cell office:value-type="float" office:value="0.208062" calcext:value-type="float">
            <text:p>0,208062</text:p>
          </table:table-cell>
          <table:table-cell office:value-type="float" office:value="0.205849" calcext:value-type="float">
            <text:p>0,205849</text:p>
          </table:table-cell>
          <table:table-cell office:value-type="float" office:value="0.268582" calcext:value-type="float">
            <text:p>0,268582</text:p>
          </table:table-cell>
          <table:table-cell office:value-type="float" office:value="0.262502" calcext:value-type="float">
            <text:p>0,262502</text:p>
          </table:table-cell>
          <table:table-cell office:value-type="float" office:value="0.278651" calcext:value-type="float">
            <text:p>0,278651</text:p>
          </table:table-cell>
          <table:table-cell office:value-type="float" office:value="0.18511" calcext:value-type="float">
            <text:p>0,18511</text:p>
          </table:table-cell>
          <table:table-cell office:value-type="float" office:value="0.337393" calcext:value-type="float">
            <text:p>0,337393</text:p>
          </table:table-cell>
          <table:table-cell table:number-columns-repeated="98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960571617" calcext:value-type="float">
            <text:p>0,960571617</text:p>
          </table:table-cell>
          <table:table-cell office:value-type="float" office:value="0.985020596" calcext:value-type="float">
            <text:p>0,98502</text:p>
          </table:table-cell>
          <table:table-cell office:value-type="float" office:value="0.965188626" calcext:value-type="float">
            <text:p>0,965188626</text:p>
          </table:table-cell>
          <table:table-cell office:value-type="float" office:value="0.960571617" calcext:value-type="float">
            <text:p>0,960571617</text:p>
          </table:table-cell>
          <table:table-cell office:value-type="float" office:value="0.985020596" calcext:value-type="float">
            <text:p>0,985020596</text:p>
          </table:table-cell>
          <table:table-cell office:value-type="float" office:value="0.959162806" calcext:value-type="float">
            <text:p>0,959162806</text:p>
          </table:table-cell>
          <table:table-cell office:value-type="float" office:value="0.999094203" calcext:value-type="float">
            <text:p>0,999094203</text:p>
          </table:table-cell>
          <table:table-cell office:value-type="float" office:value="0.97893341" calcext:value-type="float">
            <text:p>0,97893341</text:p>
          </table:table-cell>
          <table:table-cell office:value-type="float" office:value="0.988787932" calcext:value-type="float">
            <text:p>0,988787932</text:p>
          </table:table-cell>
          <table:table-cell office:value-type="float" office:value="0.971399121" calcext:value-type="float">
            <text:p>0,971399121</text:p>
          </table:table-cell>
          <table:table-cell table:number-columns-repeated="2" office:value-type="float" office:value="0.983659088" calcext:value-type="float">
            <text:p>0,983659088</text:p>
          </table:table-cell>
          <table:table-cell office:value-type="float" office:value="0.959162806" calcext:value-type="float">
            <text:p>0,959162806</text:p>
          </table:table-cell>
          <table:table-cell office:value-type="float" office:value="0.983659088" calcext:value-type="float">
            <text:p>0,983659088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office:value-type="float" office:value="870" calcext:value-type="float">
            <text:p>870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25581" calcext:value-type="float">
            <text:p>0,25581</text:p>
          </table:table-cell>
          <table:table-cell office:value-type="float" office:value="0.24669" calcext:value-type="float">
            <text:p>0,24669</text:p>
          </table:table-cell>
          <table:table-cell office:value-type="float" office:value="0.235559" calcext:value-type="float">
            <text:p>0,235559</text:p>
          </table:table-cell>
          <table:table-cell office:value-type="float" office:value="0.25262" calcext:value-type="float">
            <text:p>0,25262</text:p>
          </table:table-cell>
          <table:table-cell office:value-type="float" office:value="0.24475" calcext:value-type="float">
            <text:p>0,24475</text:p>
          </table:table-cell>
          <table:table-cell office:value-type="float" office:value="0.217669" calcext:value-type="float">
            <text:p>0,217669</text:p>
          </table:table-cell>
          <table:table-cell office:value-type="float" office:value="0.316401" calcext:value-type="float">
            <text:p>0,316401</text:p>
          </table:table-cell>
          <table:table-cell office:value-type="float" office:value="0.239119" calcext:value-type="float">
            <text:p>0,239119</text:p>
          </table:table-cell>
          <table:table-cell office:value-type="float" office:value="0.227576" calcext:value-type="float">
            <text:p>0,227576</text:p>
          </table:table-cell>
          <table:table-cell office:value-type="float" office:value="0.225519" calcext:value-type="float">
            <text:p>0,225519</text:p>
          </table:table-cell>
          <table:table-cell office:value-type="float" office:value="0.283385" calcext:value-type="float">
            <text:p>0,283385</text:p>
          </table:table-cell>
          <table:table-cell office:value-type="float" office:value="0.288101" calcext:value-type="float">
            <text:p>0,288101</text:p>
          </table:table-cell>
          <table:table-cell office:value-type="float" office:value="0.210068" calcext:value-type="float">
            <text:p>0,210068</text:p>
          </table:table-cell>
          <table:table-cell office:value-type="float" office:value="0.280878" calcext:value-type="float">
            <text:p>0,280878</text:p>
          </table:table-cell>
          <table:table-cell table:number-columns-repeated="98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977609574" calcext:value-type="float">
            <text:p>0,977609574</text:p>
          </table:table-cell>
          <table:table-cell office:value-type="float" office:value="0.973493728" calcext:value-type="float">
            <text:p>0,97349</text:p>
          </table:table-cell>
          <table:table-cell office:value-type="float" office:value="0.982677089" calcext:value-type="float">
            <text:p>0,982677089</text:p>
          </table:table-cell>
          <table:table-cell office:value-type="float" office:value="0.977609574" calcext:value-type="float">
            <text:p>0,977609574</text:p>
          </table:table-cell>
          <table:table-cell office:value-type="float" office:value="0.973493728" calcext:value-type="float">
            <text:p>0,973493728</text:p>
          </table:table-cell>
          <table:table-cell office:value-type="float" office:value="0.975236221" calcext:value-type="float">
            <text:p>0,975236221</text:p>
          </table:table-cell>
          <table:table-cell office:value-type="float" office:value="0.993607306" calcext:value-type="float">
            <text:p>0,993607306</text:p>
          </table:table-cell>
          <table:table-cell table:number-columns-repeated="2" office:value-type="float" office:value="0.979393181" calcext:value-type="float">
            <text:p>0,979393181</text:p>
          </table:table-cell>
          <table:table-cell office:value-type="float" office:value="0.983714534" calcext:value-type="float">
            <text:p>0,983714534</text:p>
          </table:table-cell>
          <table:table-cell table:number-columns-repeated="2" office:value-type="float" office:value="0.973511619" calcext:value-type="float">
            <text:p>0,973511619</text:p>
          </table:table-cell>
          <table:table-cell office:value-type="float" office:value="0.975236221" calcext:value-type="float">
            <text:p>0,975236221</text:p>
          </table:table-cell>
          <table:table-cell office:value-type="float" office:value="0.965027048" calcext:value-type="float">
            <text:p>0,965027048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904" calcext:value-type="float">
            <text:p>904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25043" calcext:value-type="float">
            <text:p>0,25043</text:p>
          </table:table-cell>
          <table:table-cell office:value-type="float" office:value="0.276593" calcext:value-type="float">
            <text:p>0,276593</text:p>
          </table:table-cell>
          <table:table-cell office:value-type="float" office:value="0.25418" calcext:value-type="float">
            <text:p>0,25418</text:p>
          </table:table-cell>
          <table:table-cell office:value-type="float" office:value="0.250765" calcext:value-type="float">
            <text:p>0,250765</text:p>
          </table:table-cell>
          <table:table-cell office:value-type="float" office:value="0.276756" calcext:value-type="float">
            <text:p>0,276756</text:p>
          </table:table-cell>
          <table:table-cell office:value-type="float" office:value="0.257035" calcext:value-type="float">
            <text:p>0,257035</text:p>
          </table:table-cell>
          <table:table-cell office:value-type="float" office:value="0.404315" calcext:value-type="float">
            <text:p>0,404315</text:p>
          </table:table-cell>
          <table:table-cell office:value-type="float" office:value="0.222296" calcext:value-type="float">
            <text:p>0,222296</text:p>
          </table:table-cell>
          <table:table-cell office:value-type="float" office:value="0.228386" calcext:value-type="float">
            <text:p>0,228386</text:p>
          </table:table-cell>
          <table:table-cell office:value-type="float" office:value="0.229057" calcext:value-type="float">
            <text:p>0,229057</text:p>
          </table:table-cell>
          <table:table-cell office:value-type="float" office:value="0.22935" calcext:value-type="float">
            <text:p>0,22935</text:p>
          </table:table-cell>
          <table:table-cell office:value-type="float" office:value="0.229563" calcext:value-type="float">
            <text:p>0,229563</text:p>
          </table:table-cell>
          <table:table-cell office:value-type="float" office:value="0.244893" calcext:value-type="float">
            <text:p>0,244893</text:p>
          </table:table-cell>
          <table:table-cell office:value-type="float" office:value="0.243784" calcext:value-type="float">
            <text:p>0,243784</text:p>
          </table:table-cell>
          <table:table-cell table:number-columns-repeated="98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82342488" calcext:value-type="float">
            <text:p>0,982342488</text:p>
          </table:table-cell>
          <table:table-cell office:value-type="float" office:value="0.986063801" calcext:value-type="float">
            <text:p>0,98606</text:p>
          </table:table-cell>
          <table:table-cell office:value-type="float" office:value="0.974853265" calcext:value-type="float">
            <text:p>0,974853265</text:p>
          </table:table-cell>
          <table:table-cell office:value-type="float" office:value="0.982342488" calcext:value-type="float">
            <text:p>0,982342488</text:p>
          </table:table-cell>
          <table:table-cell office:value-type="float" office:value="0.986063801" calcext:value-type="float">
            <text:p>0,986063801</text:p>
          </table:table-cell>
          <table:table-cell office:value-type="float" office:value="0.983131556" calcext:value-type="float">
            <text:p>0,983131556</text:p>
          </table:table-cell>
          <table:table-cell office:value-type="float" office:value="0.992180313" calcext:value-type="float">
            <text:p>0,992180313</text:p>
          </table:table-cell>
          <table:table-cell office:value-type="float" office:value="0.990803124" calcext:value-type="float">
            <text:p>0,990803124</text:p>
          </table:table-cell>
          <table:table-cell office:value-type="float" office:value="0.975919969" calcext:value-type="float">
            <text:p>0,975919969</text:p>
          </table:table-cell>
          <table:table-cell office:value-type="float" office:value="0.990803124" calcext:value-type="float">
            <text:p>0,990803124</text:p>
          </table:table-cell>
          <table:table-cell table:number-columns-repeated="2" office:value-type="float" office:value="0.975919969" calcext:value-type="float">
            <text:p>0,975919969</text:p>
          </table:table-cell>
          <table:table-cell office:value-type="float" office:value="0.983131556" calcext:value-type="float">
            <text:p>0,983131556</text:p>
          </table:table-cell>
          <table:table-cell office:value-type="float" office:value="0.976106291" calcext:value-type="float">
            <text:p>0,976106291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0" calcext:value-type="float">
            <text:p>500</text:p>
          </table:table-cell>
          <table:table-cell office:value-type="float" office:value="938" calcext:value-type="float">
            <text:p>938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274032" calcext:value-type="float">
            <text:p>0,274032</text:p>
          </table:table-cell>
          <table:table-cell office:value-type="float" office:value="0.28941" calcext:value-type="float">
            <text:p>0,28941</text:p>
          </table:table-cell>
          <table:table-cell office:value-type="float" office:value="0.261666" calcext:value-type="float">
            <text:p>0,261666</text:p>
          </table:table-cell>
          <table:table-cell office:value-type="float" office:value="0.275854" calcext:value-type="float">
            <text:p>0,275854</text:p>
          </table:table-cell>
          <table:table-cell office:value-type="float" office:value="0.289428" calcext:value-type="float">
            <text:p>0,289428</text:p>
          </table:table-cell>
          <table:table-cell office:value-type="float" office:value="0.246239" calcext:value-type="float">
            <text:p>0,246239</text:p>
          </table:table-cell>
          <table:table-cell office:value-type="float" office:value="0.383478" calcext:value-type="float">
            <text:p>0,383478</text:p>
          </table:table-cell>
          <table:table-cell office:value-type="float" office:value="0.28909" calcext:value-type="float">
            <text:p>0,28909</text:p>
          </table:table-cell>
          <table:table-cell office:value-type="float" office:value="0.261737" calcext:value-type="float">
            <text:p>0,261737</text:p>
          </table:table-cell>
          <table:table-cell office:value-type="float" office:value="0.289415" calcext:value-type="float">
            <text:p>0,289415</text:p>
          </table:table-cell>
          <table:table-cell office:value-type="float" office:value="0.258891" calcext:value-type="float">
            <text:p>0,258891</text:p>
          </table:table-cell>
          <table:table-cell office:value-type="float" office:value="0.258702" calcext:value-type="float">
            <text:p>0,258702</text:p>
          </table:table-cell>
          <table:table-cell office:value-type="float" office:value="0.234835" calcext:value-type="float">
            <text:p>0,234835</text:p>
          </table:table-cell>
          <table:table-cell office:value-type="float" office:value="0.265222" calcext:value-type="float">
            <text:p>0,265222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81770191" calcext:value-type="float">
            <text:p>0,981770191</text:p>
          </table:table-cell>
          <table:table-cell office:value-type="float" office:value="0.980455302" calcext:value-type="float">
            <text:p>0,98046</text:p>
          </table:table-cell>
          <table:table-cell office:value-type="float" office:value="0.969217703" calcext:value-type="float">
            <text:p>0,969217703</text:p>
          </table:table-cell>
          <table:table-cell office:value-type="float" office:value="0.981770191" calcext:value-type="float">
            <text:p>0,981770191</text:p>
          </table:table-cell>
          <table:table-cell office:value-type="float" office:value="0.980455302" calcext:value-type="float">
            <text:p>0,980455302</text:p>
          </table:table-cell>
          <table:table-cell office:value-type="float" office:value="0.981852371" calcext:value-type="float">
            <text:p>0,981852371</text:p>
          </table:table-cell>
          <table:table-cell office:value-type="float" office:value="1" calcext:value-type="float">
            <text:p>1</text:p>
          </table:table-cell>
          <table:table-cell office:value-type="float" office:value="0.976838723" calcext:value-type="float">
            <text:p>0,976838723</text:p>
          </table:table-cell>
          <table:table-cell office:value-type="float" office:value="0.964607489" calcext:value-type="float">
            <text:p>0,964607489</text:p>
          </table:table-cell>
          <table:table-cell office:value-type="float" office:value="0.954610701" calcext:value-type="float">
            <text:p>0,954610701</text:p>
          </table:table-cell>
          <table:table-cell office:value-type="float" office:value="0.954679185" calcext:value-type="float">
            <text:p>0,954679185</text:p>
          </table:table-cell>
          <table:table-cell office:value-type="float" office:value="0.948887937" calcext:value-type="float">
            <text:p>0,948887937</text:p>
          </table:table-cell>
          <table:table-cell office:value-type="float" office:value="0.981852371" calcext:value-type="float">
            <text:p>0,981852371</text:p>
          </table:table-cell>
          <table:table-cell office:value-type="float" office:value="0.946161043" calcext:value-type="float">
            <text:p>0,946161043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167982" calcext:value-type="float">
            <text:p>0,167982</text:p>
          </table:table-cell>
          <table:table-cell office:value-type="float" office:value="0.112138" calcext:value-type="float">
            <text:p>0,112138</text:p>
          </table:table-cell>
          <table:table-cell office:value-type="float" office:value="0.167239" calcext:value-type="float">
            <text:p>0,167239</text:p>
          </table:table-cell>
          <table:table-cell office:value-type="float" office:value="0.167853" calcext:value-type="float">
            <text:p>0,167853</text:p>
          </table:table-cell>
          <table:table-cell office:value-type="float" office:value="0.168469" calcext:value-type="float">
            <text:p>0,168469</text:p>
          </table:table-cell>
          <table:table-cell office:value-type="float" office:value="0.161231" calcext:value-type="float">
            <text:p>0,161231</text:p>
          </table:table-cell>
          <table:table-cell office:value-type="float" office:value="0.159567" calcext:value-type="float">
            <text:p>0,159567</text:p>
          </table:table-cell>
          <table:table-cell office:value-type="float" office:value="0.209676" calcext:value-type="float">
            <text:p>0,209676</text:p>
          </table:table-cell>
          <table:table-cell office:value-type="float" office:value="0.213328" calcext:value-type="float">
            <text:p>0,213328</text:p>
          </table:table-cell>
          <table:table-cell office:value-type="float" office:value="0.213655" calcext:value-type="float">
            <text:p>0,213655</text:p>
          </table:table-cell>
          <table:table-cell office:value-type="float" office:value="0.229763" calcext:value-type="float">
            <text:p>0,229763</text:p>
          </table:table-cell>
          <table:table-cell office:value-type="float" office:value="0.221006" calcext:value-type="float">
            <text:p>0,221006</text:p>
          </table:table-cell>
          <table:table-cell office:value-type="float" office:value="0.165016" calcext:value-type="float">
            <text:p>0,165016</text:p>
          </table:table-cell>
          <table:table-cell office:value-type="float" office:value="0.221383" calcext:value-type="float">
            <text:p>0,221383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43159277" calcext:value-type="float">
            <text:p>0,943159277</text:p>
          </table:table-cell>
          <table:table-cell office:value-type="float" office:value="0.951092117" calcext:value-type="float">
            <text:p>0,95109</text:p>
          </table:table-cell>
          <table:table-cell office:value-type="float" office:value="0.976537025" calcext:value-type="float">
            <text:p>0,976537025</text:p>
          </table:table-cell>
          <table:table-cell office:value-type="float" office:value="0.943159277" calcext:value-type="float">
            <text:p>0,943159277</text:p>
          </table:table-cell>
          <table:table-cell office:value-type="float" office:value="0.951092117" calcext:value-type="float">
            <text:p>0,951092117</text:p>
          </table:table-cell>
          <table:table-cell office:value-type="float" office:value="0.966332258" calcext:value-type="float">
            <text:p>0,966332258</text:p>
          </table:table-cell>
          <table:table-cell office:value-type="float" office:value="1" calcext:value-type="float">
            <text:p>1</text:p>
          </table:table-cell>
          <table:table-cell office:value-type="float" office:value="0.952117247" calcext:value-type="float">
            <text:p>0,952117247</text:p>
          </table:table-cell>
          <table:table-cell office:value-type="float" office:value="0.909518028" calcext:value-type="float">
            <text:p>0,909518028</text:p>
          </table:table-cell>
          <table:table-cell office:value-type="float" office:value="0.94706571" calcext:value-type="float">
            <text:p>0,94706571</text:p>
          </table:table-cell>
          <table:table-cell office:value-type="float" office:value="0.891288799" calcext:value-type="float">
            <text:p>0,891288799</text:p>
          </table:table-cell>
          <table:table-cell office:value-type="float" office:value="0.907041117" calcext:value-type="float">
            <text:p>0,907041117</text:p>
          </table:table-cell>
          <table:table-cell office:value-type="float" office:value="0.966332258" calcext:value-type="float">
            <text:p>0,966332258</text:p>
          </table:table-cell>
          <table:table-cell office:value-type="float" office:value="0.904628557" calcext:value-type="float">
            <text:p>0,904628557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00" calcext:value-type="float">
            <text:p>500</text:p>
          </table:table-cell>
          <table:table-cell office:value-type="float" office:value="820" calcext:value-type="float">
            <text:p>820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115226" calcext:value-type="float">
            <text:p>0,115226</text:p>
          </table:table-cell>
          <table:table-cell office:value-type="float" office:value="0.141868" calcext:value-type="float">
            <text:p>0,141868</text:p>
          </table:table-cell>
          <table:table-cell office:value-type="float" office:value="0.142499" calcext:value-type="float">
            <text:p>0,142499</text:p>
          </table:table-cell>
          <table:table-cell office:value-type="float" office:value="0.118858" calcext:value-type="float">
            <text:p>0,118858</text:p>
          </table:table-cell>
          <table:table-cell office:value-type="float" office:value="0.1402" calcext:value-type="float">
            <text:p>0,1402</text:p>
          </table:table-cell>
          <table:table-cell office:value-type="float" office:value="0.131145" calcext:value-type="float">
            <text:p>0,131145</text:p>
          </table:table-cell>
          <table:table-cell office:value-type="float" office:value="0.181974" calcext:value-type="float">
            <text:p>0,181974</text:p>
          </table:table-cell>
          <table:table-cell office:value-type="float" office:value="0.137557" calcext:value-type="float">
            <text:p>0,137557</text:p>
          </table:table-cell>
          <table:table-cell office:value-type="float" office:value="0.157589" calcext:value-type="float">
            <text:p>0,157589</text:p>
          </table:table-cell>
          <table:table-cell office:value-type="float" office:value="0.168546" calcext:value-type="float">
            <text:p>0,168546</text:p>
          </table:table-cell>
          <table:table-cell office:value-type="float" office:value="0.174086" calcext:value-type="float">
            <text:p>0,174086</text:p>
          </table:table-cell>
          <table:table-cell office:value-type="float" office:value="0.182861" calcext:value-type="float">
            <text:p>0,182861</text:p>
          </table:table-cell>
          <table:table-cell office:value-type="float" office:value="0.125864" calcext:value-type="float">
            <text:p>0,125864</text:p>
          </table:table-cell>
          <table:table-cell office:value-type="float" office:value="0.364032" calcext:value-type="float">
            <text:p>0,364032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31281978" calcext:value-type="float">
            <text:p>0,831281978</text:p>
          </table:table-cell>
          <table:table-cell office:value-type="float" office:value="0.846091312" calcext:value-type="float">
            <text:p>0,84609</text:p>
          </table:table-cell>
          <table:table-cell office:value-type="float" office:value="0.836063171" calcext:value-type="float">
            <text:p>0,836063171</text:p>
          </table:table-cell>
          <table:table-cell office:value-type="float" office:value="0.831281978" calcext:value-type="float">
            <text:p>0,831281978</text:p>
          </table:table-cell>
          <table:table-cell office:value-type="float" office:value="0.846091312" calcext:value-type="float">
            <text:p>0,846091312</text:p>
          </table:table-cell>
          <table:table-cell office:value-type="float" office:value="0.827956027" calcext:value-type="float">
            <text:p>0,827956027</text:p>
          </table:table-cell>
          <table:table-cell office:value-type="float" office:value="1" calcext:value-type="float">
            <text:p>1</text:p>
          </table:table-cell>
          <table:table-cell office:value-type="float" office:value="0.83971539" calcext:value-type="float">
            <text:p>0,83971539</text:p>
          </table:table-cell>
          <table:table-cell office:value-type="float" office:value="0.840844364" calcext:value-type="float">
            <text:p>0,840844364</text:p>
          </table:table-cell>
          <table:table-cell office:value-type="float" office:value="0.835512913" calcext:value-type="float">
            <text:p>0,835512913</text:p>
          </table:table-cell>
          <table:table-cell office:value-type="float" office:value="0.859495461" calcext:value-type="float">
            <text:p>0,859495461</text:p>
          </table:table-cell>
          <table:table-cell office:value-type="float" office:value="0.833633639" calcext:value-type="float">
            <text:p>0,833633639</text:p>
          </table:table-cell>
          <table:table-cell office:value-type="float" office:value="0.827956027" calcext:value-type="float">
            <text:p>0,827956027</text:p>
          </table:table-cell>
          <table:table-cell office:value-type="float" office:value="0.840619085" calcext:value-type="float">
            <text:p>0,840619085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1014" calcext:value-type="float">
            <text:p>1014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201923" calcext:value-type="float">
            <text:p>0,201923</text:p>
          </table:table-cell>
          <table:table-cell office:value-type="float" office:value="0.169818" calcext:value-type="float">
            <text:p>0,169818</text:p>
          </table:table-cell>
          <table:table-cell office:value-type="float" office:value="0.146318" calcext:value-type="float">
            <text:p>0,146318</text:p>
          </table:table-cell>
          <table:table-cell office:value-type="float" office:value="0.203083" calcext:value-type="float">
            <text:p>0,203083</text:p>
          </table:table-cell>
          <table:table-cell office:value-type="float" office:value="0.167721" calcext:value-type="float">
            <text:p>0,167721</text:p>
          </table:table-cell>
          <table:table-cell office:value-type="float" office:value="0.223372" calcext:value-type="float">
            <text:p>0,223372</text:p>
          </table:table-cell>
          <table:table-cell office:value-type="float" office:value="0.356245" calcext:value-type="float">
            <text:p>0,356245</text:p>
          </table:table-cell>
          <table:table-cell office:value-type="float" office:value="0.297581" calcext:value-type="float">
            <text:p>0,297581</text:p>
          </table:table-cell>
          <table:table-cell office:value-type="float" office:value="0.295069" calcext:value-type="float">
            <text:p>0,295069</text:p>
          </table:table-cell>
          <table:table-cell office:value-type="float" office:value="0.259393" calcext:value-type="float">
            <text:p>0,259393</text:p>
          </table:table-cell>
          <table:table-cell office:value-type="float" office:value="0.431704" calcext:value-type="float">
            <text:p>0,431704</text:p>
          </table:table-cell>
          <table:table-cell office:value-type="float" office:value="0.497846" calcext:value-type="float">
            <text:p>0,497846</text:p>
          </table:table-cell>
          <table:table-cell office:value-type="float" office:value="0.214746" calcext:value-type="float">
            <text:p>0,214746</text:p>
          </table:table-cell>
          <table:table-cell office:value-type="float" office:value="1.83853" calcext:value-type="float">
            <text:p>1,83853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07595374" calcext:value-type="float">
            <text:p>0,907595374</text:p>
          </table:table-cell>
          <table:table-cell office:value-type="float" office:value="0.955865195" calcext:value-type="float">
            <text:p>0,95587</text:p>
          </table:table-cell>
          <table:table-cell office:value-type="float" office:value="0.903955847" calcext:value-type="float">
            <text:p>0,903955847</text:p>
          </table:table-cell>
          <table:table-cell office:value-type="float" office:value="0.907595374" calcext:value-type="float">
            <text:p>0,907595374</text:p>
          </table:table-cell>
          <table:table-cell office:value-type="float" office:value="0.955865195" calcext:value-type="float">
            <text:p>0,955865195</text:p>
          </table:table-cell>
          <table:table-cell office:value-type="float" office:value="0.906618713" calcext:value-type="float">
            <text:p>0,906618713</text:p>
          </table:table-cell>
          <table:table-cell office:value-type="float" office:value="1" calcext:value-type="float">
            <text:p>1</text:p>
          </table:table-cell>
          <table:table-cell office:value-type="float" office:value="0.900553366" calcext:value-type="float">
            <text:p>0,900553366</text:p>
          </table:table-cell>
          <table:table-cell office:value-type="float" office:value="0.90230138" calcext:value-type="float">
            <text:p>0,90230138</text:p>
          </table:table-cell>
          <table:table-cell office:value-type="float" office:value="0.921858445" calcext:value-type="float">
            <text:p>0,921858445</text:p>
          </table:table-cell>
          <table:table-cell office:value-type="float" office:value="0.924738629" calcext:value-type="float">
            <text:p>0,924738629</text:p>
          </table:table-cell>
          <table:table-cell office:value-type="float" office:value="0.92501672" calcext:value-type="float">
            <text:p>0,92501672</text:p>
          </table:table-cell>
          <table:table-cell office:value-type="float" office:value="0.906618713" calcext:value-type="float">
            <text:p>0,906618713</text:p>
          </table:table-cell>
          <table:table-cell office:value-type="float" office:value="0.910195797" calcext:value-type="float">
            <text:p>0,910195797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260884" calcext:value-type="float">
            <text:p>0,260884</text:p>
          </table:table-cell>
          <table:table-cell office:value-type="float" office:value="0.367006" calcext:value-type="float">
            <text:p>0,367006</text:p>
          </table:table-cell>
          <table:table-cell office:value-type="float" office:value="0.330296" calcext:value-type="float">
            <text:p>0,330296</text:p>
          </table:table-cell>
          <table:table-cell office:value-type="float" office:value="0.262415" calcext:value-type="float">
            <text:p>0,262415</text:p>
          </table:table-cell>
          <table:table-cell office:value-type="float" office:value="0.363393" calcext:value-type="float">
            <text:p>0,363393</text:p>
          </table:table-cell>
          <table:table-cell office:value-type="float" office:value="0.321439" calcext:value-type="float">
            <text:p>0,321439</text:p>
          </table:table-cell>
          <table:table-cell office:value-type="float" office:value="0.371332" calcext:value-type="float">
            <text:p>0,371332</text:p>
          </table:table-cell>
          <table:table-cell office:value-type="float" office:value="0.395192" calcext:value-type="float">
            <text:p>0,395192</text:p>
          </table:table-cell>
          <table:table-cell office:value-type="float" office:value="0.355339" calcext:value-type="float">
            <text:p>0,355339</text:p>
          </table:table-cell>
          <table:table-cell office:value-type="float" office:value="0.437798" calcext:value-type="float">
            <text:p>0,437798</text:p>
          </table:table-cell>
          <table:table-cell office:value-type="float" office:value="0.554612" calcext:value-type="float">
            <text:p>0,554612</text:p>
          </table:table-cell>
          <table:table-cell office:value-type="float" office:value="1.308516" calcext:value-type="float">
            <text:p>1,308516</text:p>
          </table:table-cell>
          <table:table-cell office:value-type="float" office:value="0.319744" calcext:value-type="float">
            <text:p>0,319744</text:p>
          </table:table-cell>
          <table:table-cell office:value-type="float" office:value="1.447765" calcext:value-type="float">
            <text:p>1,447765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872117707" calcext:value-type="float">
            <text:p>0,872117707</text:p>
          </table:table-cell>
          <table:table-cell office:value-type="float" office:value="0.909293547" calcext:value-type="float">
            <text:p>0,90929</text:p>
          </table:table-cell>
          <table:table-cell office:value-type="float" office:value="0.88212028" calcext:value-type="float">
            <text:p>0,88212028</text:p>
          </table:table-cell>
          <table:table-cell office:value-type="float" office:value="0.872117707" calcext:value-type="float">
            <text:p>0,872117707</text:p>
          </table:table-cell>
          <table:table-cell office:value-type="float" office:value="0.909293547" calcext:value-type="float">
            <text:p>0,909293547</text:p>
          </table:table-cell>
          <table:table-cell office:value-type="float" office:value="0.879446859" calcext:value-type="float">
            <text:p>0,879446859</text:p>
          </table:table-cell>
          <table:table-cell office:value-type="float" office:value="1" calcext:value-type="float">
            <text:p>1</text:p>
          </table:table-cell>
          <table:table-cell office:value-type="float" office:value="0.882156819" calcext:value-type="float">
            <text:p>0,882156819</text:p>
          </table:table-cell>
          <table:table-cell office:value-type="float" office:value="0.87405758" calcext:value-type="float">
            <text:p>0,87405758</text:p>
          </table:table-cell>
          <table:table-cell office:value-type="float" office:value="0.876676193" calcext:value-type="float">
            <text:p>0,876676193</text:p>
          </table:table-cell>
          <table:table-cell table:number-columns-repeated="2" office:value-type="float" office:value="0.882031434" calcext:value-type="float">
            <text:p>0,882031434</text:p>
          </table:table-cell>
          <table:table-cell office:value-type="float" office:value="0.879446859" calcext:value-type="float">
            <text:p>0,879446859</text:p>
          </table:table-cell>
          <table:table-cell office:value-type="float" office:value="0.874650869" calcext:value-type="float">
            <text:p>0,874650869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00" calcext:value-type="float">
            <text:p>500</text:p>
          </table:table-cell>
          <table:table-cell office:value-type="float" office:value="994" calcext:value-type="float">
            <text:p>994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405002" calcext:value-type="float">
            <text:p>0,405002</text:p>
          </table:table-cell>
          <table:table-cell office:value-type="float" office:value="0.382656" calcext:value-type="float">
            <text:p>0,382656</text:p>
          </table:table-cell>
          <table:table-cell office:value-type="float" office:value="0.403429" calcext:value-type="float">
            <text:p>0,403429</text:p>
          </table:table-cell>
          <table:table-cell office:value-type="float" office:value="0.400617" calcext:value-type="float">
            <text:p>0,400617</text:p>
          </table:table-cell>
          <table:table-cell office:value-type="float" office:value="0.382896" calcext:value-type="float">
            <text:p>0,382896</text:p>
          </table:table-cell>
          <table:table-cell office:value-type="float" office:value="0.38269" calcext:value-type="float">
            <text:p>0,38269</text:p>
          </table:table-cell>
          <table:table-cell office:value-type="float" office:value="0.396834" calcext:value-type="float">
            <text:p>0,396834</text:p>
          </table:table-cell>
          <table:table-cell office:value-type="float" office:value="0.335115" calcext:value-type="float">
            <text:p>0,335115</text:p>
          </table:table-cell>
          <table:table-cell office:value-type="float" office:value="0.392339" calcext:value-type="float">
            <text:p>0,392339</text:p>
          </table:table-cell>
          <table:table-cell office:value-type="float" office:value="0.44152" calcext:value-type="float">
            <text:p>0,44152</text:p>
          </table:table-cell>
          <table:table-cell office:value-type="float" office:value="0.436805" calcext:value-type="float">
            <text:p>0,436805</text:p>
          </table:table-cell>
          <table:table-cell office:value-type="float" office:value="0.444632" calcext:value-type="float">
            <text:p>0,444632</text:p>
          </table:table-cell>
          <table:table-cell office:value-type="float" office:value="0.371877" calcext:value-type="float">
            <text:p>0,371877</text:p>
          </table:table-cell>
          <table:table-cell office:value-type="float" office:value="0.451328" calcext:value-type="float">
            <text:p>0,451328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71727232" calcext:value-type="float">
            <text:p>0,971727232</text:p>
          </table:table-cell>
          <table:table-cell office:value-type="float" office:value="0.970387963" calcext:value-type="float">
            <text:p>0,97039</text:p>
          </table:table-cell>
          <table:table-cell office:value-type="float" office:value="0.967379045" calcext:value-type="float">
            <text:p>0,967379045</text:p>
          </table:table-cell>
          <table:table-cell office:value-type="float" office:value="0.971727232" calcext:value-type="float">
            <text:p>0,971727232</text:p>
          </table:table-cell>
          <table:table-cell office:value-type="float" office:value="0.970387963" calcext:value-type="float">
            <text:p>0,970387963</text:p>
          </table:table-cell>
          <table:table-cell office:value-type="float" office:value="0.973405919" calcext:value-type="float">
            <text:p>0,973405919</text:p>
          </table:table-cell>
          <table:table-cell office:value-type="float" office:value="1" calcext:value-type="float">
            <text:p>1</text:p>
          </table:table-cell>
          <table:table-cell office:value-type="float" office:value="0.954281502" calcext:value-type="float">
            <text:p>0,954281502</text:p>
          </table:table-cell>
          <table:table-cell office:value-type="float" office:value="0.951869086" calcext:value-type="float">
            <text:p>0,951869086</text:p>
          </table:table-cell>
          <table:table-cell office:value-type="float" office:value="0.950956091" calcext:value-type="float">
            <text:p>0,950956091</text:p>
          </table:table-cell>
          <table:table-cell office:value-type="float" office:value="0.947383672" calcext:value-type="float">
            <text:p>0,947383672</text:p>
          </table:table-cell>
          <table:table-cell office:value-type="float" office:value="0.953379453" calcext:value-type="float">
            <text:p>0,953379453</text:p>
          </table:table-cell>
          <table:table-cell office:value-type="float" office:value="0.973405919" calcext:value-type="float">
            <text:p>0,973405919</text:p>
          </table:table-cell>
          <table:table-cell office:value-type="float" office:value="0.942830516" calcext:value-type="float">
            <text:p>0,942830516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684" calcext:value-type="float">
            <text:p>684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186846" calcext:value-type="float">
            <text:p>0,186846</text:p>
          </table:table-cell>
          <table:table-cell office:value-type="float" office:value="0.193751" calcext:value-type="float">
            <text:p>0,193751</text:p>
          </table:table-cell>
          <table:table-cell office:value-type="float" office:value="0.182515" calcext:value-type="float">
            <text:p>0,182515</text:p>
          </table:table-cell>
          <table:table-cell office:value-type="float" office:value="0.193358" calcext:value-type="float">
            <text:p>0,193358</text:p>
          </table:table-cell>
          <table:table-cell office:value-type="float" office:value="0.187434" calcext:value-type="float">
            <text:p>0,187434</text:p>
          </table:table-cell>
          <table:table-cell office:value-type="float" office:value="0.276963" calcext:value-type="float">
            <text:p>0,276963</text:p>
          </table:table-cell>
          <table:table-cell office:value-type="float" office:value="0.194307" calcext:value-type="float">
            <text:p>0,194307</text:p>
          </table:table-cell>
          <table:table-cell office:value-type="float" office:value="0.317687" calcext:value-type="float">
            <text:p>0,317687</text:p>
          </table:table-cell>
          <table:table-cell office:value-type="float" office:value="0.310932" calcext:value-type="float">
            <text:p>0,310932</text:p>
          </table:table-cell>
          <table:table-cell office:value-type="float" office:value="0.300191" calcext:value-type="float">
            <text:p>0,300191</text:p>
          </table:table-cell>
          <table:table-cell office:value-type="float" office:value="0.305894" calcext:value-type="float">
            <text:p>0,305894</text:p>
          </table:table-cell>
          <table:table-cell office:value-type="float" office:value="0.332875" calcext:value-type="float">
            <text:p>0,332875</text:p>
          </table:table-cell>
          <table:table-cell office:value-type="float" office:value="0.208673" calcext:value-type="float">
            <text:p>0,208673</text:p>
          </table:table-cell>
          <table:table-cell office:value-type="float" office:value="0.462698" calcext:value-type="float">
            <text:p>0,462698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986823719" calcext:value-type="float">
            <text:p>0,986823719</text:p>
          </table:table-cell>
          <table:table-cell office:value-type="float" office:value="0.999091316" calcext:value-type="float">
            <text:p>0,99909</text:p>
          </table:table-cell>
          <table:table-cell office:value-type="float" office:value="0.989353191" calcext:value-type="float">
            <text:p>0,989353191</text:p>
          </table:table-cell>
          <table:table-cell office:value-type="float" office:value="0.986823719" calcext:value-type="float">
            <text:p>0,986823719</text:p>
          </table:table-cell>
          <table:table-cell office:value-type="float" office:value="0.999091316" calcext:value-type="float">
            <text:p>0,999091316</text:p>
          </table:table-cell>
          <table:table-cell office:value-type="float" office:value="0.977041536" calcext:value-type="float">
            <text:p>0,977041536</text:p>
          </table:table-cell>
          <table:table-cell office:value-type="float" office:value="0.997084548" calcext:value-type="float">
            <text:p>0,997084548</text:p>
          </table:table-cell>
          <table:table-cell office:value-type="float" office:value="0.962377601" calcext:value-type="float">
            <text:p>0,962377601</text:p>
          </table:table-cell>
          <table:table-cell office:value-type="float" office:value="0.974048508" calcext:value-type="float">
            <text:p>0,974048508</text:p>
          </table:table-cell>
          <table:table-cell office:value-type="float" office:value="0.958434941" calcext:value-type="float">
            <text:p>0,958434941</text:p>
          </table:table-cell>
          <table:table-cell office:value-type="float" office:value="0.963339442" calcext:value-type="float">
            <text:p>0,963339442</text:p>
          </table:table-cell>
          <table:table-cell office:value-type="float" office:value="0.981969746" calcext:value-type="float">
            <text:p>0,981969746</text:p>
          </table:table-cell>
          <table:table-cell office:value-type="float" office:value="0.977041536" calcext:value-type="float">
            <text:p>0,977041536</text:p>
          </table:table-cell>
          <table:table-cell office:value-type="float" office:value="0.951846686" calcext:value-type="float">
            <text:p>0,951846686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18" calcext:value-type="float">
            <text:p>518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00" calcext:value-type="float">
            <text:p>500</text:p>
          </table:table-cell>
          <table:table-cell office:value-type="float" office:value="822" calcext:value-type="float">
            <text:p>822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218688" calcext:value-type="float">
            <text:p>0,218688</text:p>
          </table:table-cell>
          <table:table-cell office:value-type="float" office:value="0.221681" calcext:value-type="float">
            <text:p>0,221681</text:p>
          </table:table-cell>
          <table:table-cell office:value-type="float" office:value="0.215901" calcext:value-type="float">
            <text:p>0,215901</text:p>
          </table:table-cell>
          <table:table-cell office:value-type="float" office:value="0.222542" calcext:value-type="float">
            <text:p>0,222542</text:p>
          </table:table-cell>
          <table:table-cell office:value-type="float" office:value="0.237405" calcext:value-type="float">
            <text:p>0,237405</text:p>
          </table:table-cell>
          <table:table-cell office:value-type="float" office:value="0.144875" calcext:value-type="float">
            <text:p>0,144875</text:p>
          </table:table-cell>
          <table:table-cell office:value-type="float" office:value="0.217648" calcext:value-type="float">
            <text:p>0,217648</text:p>
          </table:table-cell>
          <table:table-cell office:value-type="float" office:value="0.266166" calcext:value-type="float">
            <text:p>0,266166</text:p>
          </table:table-cell>
          <table:table-cell office:value-type="float" office:value="0.265737" calcext:value-type="float">
            <text:p>0,265737</text:p>
          </table:table-cell>
          <table:table-cell office:value-type="float" office:value="0.26686" calcext:value-type="float">
            <text:p>0,26686</text:p>
          </table:table-cell>
          <table:table-cell office:value-type="float" office:value="0.32005" calcext:value-type="float">
            <text:p>0,32005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0.210266" calcext:value-type="float">
            <text:p>0,210266</text:p>
          </table:table-cell>
          <table:table-cell office:value-type="float" office:value="0.554976" calcext:value-type="float">
            <text:p>0,554976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908416087" calcext:value-type="float">
            <text:p>0,908416087</text:p>
          </table:table-cell>
          <table:table-cell office:value-type="float" office:value="0.946498912" calcext:value-type="float">
            <text:p>0,94650</text:p>
          </table:table-cell>
          <table:table-cell office:value-type="float" office:value="0.891857364" calcext:value-type="float">
            <text:p>0,891857364</text:p>
          </table:table-cell>
          <table:table-cell office:value-type="float" office:value="0.908416087" calcext:value-type="float">
            <text:p>0,908416087</text:p>
          </table:table-cell>
          <table:table-cell office:value-type="float" office:value="0.946498912" calcext:value-type="float">
            <text:p>0,946498912</text:p>
          </table:table-cell>
          <table:table-cell office:value-type="float" office:value="0.911048722" calcext:value-type="float">
            <text:p>0,911048722</text:p>
          </table:table-cell>
          <table:table-cell office:value-type="float" office:value="1" calcext:value-type="float">
            <text:p>1</text:p>
          </table:table-cell>
          <table:table-cell office:value-type="float" office:value="0.855285648" calcext:value-type="float">
            <text:p>0,855285648</text:p>
          </table:table-cell>
          <table:table-cell office:value-type="float" office:value="0.854608056" calcext:value-type="float">
            <text:p>0,854608056</text:p>
          </table:table-cell>
          <table:table-cell office:value-type="float" office:value="0.947920482" calcext:value-type="float">
            <text:p>0,947920482</text:p>
          </table:table-cell>
          <table:table-cell office:value-type="float" office:value="0.82904393" calcext:value-type="float">
            <text:p>0,82904393</text:p>
          </table:table-cell>
          <table:table-cell office:value-type="float" office:value="0.822272228" calcext:value-type="float">
            <text:p>0,822272228</text:p>
          </table:table-cell>
          <table:table-cell office:value-type="float" office:value="0.911048722" calcext:value-type="float">
            <text:p>0,911048722</text:p>
          </table:table-cell>
          <table:table-cell office:value-type="float" office:value="0.869077198" calcext:value-type="float">
            <text:p>0,869077198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210731" calcext:value-type="float">
            <text:p>0,210731</text:p>
          </table:table-cell>
          <table:table-cell office:value-type="float" office:value="0.371405" calcext:value-type="float">
            <text:p>0,371405</text:p>
          </table:table-cell>
          <table:table-cell office:value-type="float" office:value="0.243756" calcext:value-type="float">
            <text:p>0,243756</text:p>
          </table:table-cell>
          <table:table-cell office:value-type="float" office:value="0.20956" calcext:value-type="float">
            <text:p>0,20956</text:p>
          </table:table-cell>
          <table:table-cell office:value-type="float" office:value="0.379205" calcext:value-type="float">
            <text:p>0,379205</text:p>
          </table:table-cell>
          <table:table-cell office:value-type="float" office:value="0.218641" calcext:value-type="float">
            <text:p>0,218641</text:p>
          </table:table-cell>
          <table:table-cell office:value-type="float" office:value="0.297364" calcext:value-type="float">
            <text:p>0,297364</text:p>
          </table:table-cell>
          <table:table-cell office:value-type="float" office:value="0.300984" calcext:value-type="float">
            <text:p>0,300984</text:p>
          </table:table-cell>
          <table:table-cell office:value-type="float" office:value="0.364394" calcext:value-type="float">
            <text:p>0,364394</text:p>
          </table:table-cell>
          <table:table-cell office:value-type="float" office:value="0.345072" calcext:value-type="float">
            <text:p>0,345072</text:p>
          </table:table-cell>
          <table:table-cell office:value-type="float" office:value="0.433022" calcext:value-type="float">
            <text:p>0,433022</text:p>
          </table:table-cell>
          <table:table-cell office:value-type="float" office:value="0.528825" calcext:value-type="float">
            <text:p>0,528825</text:p>
          </table:table-cell>
          <table:table-cell office:value-type="float" office:value="0.214105" calcext:value-type="float">
            <text:p>0,214105</text:p>
          </table:table-cell>
          <table:table-cell office:value-type="float" office:value="1.467791" calcext:value-type="float">
            <text:p>1,467791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909034888" calcext:value-type="float">
            <text:p>0,909034888</text:p>
          </table:table-cell>
          <table:table-cell office:value-type="float" office:value="0.964736796" calcext:value-type="float">
            <text:p>0,96474</text:p>
          </table:table-cell>
          <table:table-cell office:value-type="float" office:value="0.897072952" calcext:value-type="float">
            <text:p>0,897072952</text:p>
          </table:table-cell>
          <table:table-cell office:value-type="float" office:value="0.909034888" calcext:value-type="float">
            <text:p>0,909034888</text:p>
          </table:table-cell>
          <table:table-cell office:value-type="float" office:value="0.964736796" calcext:value-type="float">
            <text:p>0,964736796</text:p>
          </table:table-cell>
          <table:table-cell office:value-type="float" office:value="0.879452178" calcext:value-type="float">
            <text:p>0,879452178</text:p>
          </table:table-cell>
          <table:table-cell office:value-type="float" office:value="1" calcext:value-type="float">
            <text:p>1</text:p>
          </table:table-cell>
          <table:table-cell office:value-type="float" office:value="0.873049584" calcext:value-type="float">
            <text:p>0,873049584</text:p>
          </table:table-cell>
          <table:table-cell office:value-type="float" office:value="0.883073858" calcext:value-type="float">
            <text:p>0,883073858</text:p>
          </table:table-cell>
          <table:table-cell office:value-type="float" office:value="0.813349213" calcext:value-type="float">
            <text:p>0,813349213</text:p>
          </table:table-cell>
          <table:table-cell office:value-type="float" office:value="0.841505113" calcext:value-type="float">
            <text:p>0,841505113</text:p>
          </table:table-cell>
          <table:table-cell office:value-type="float" office:value="0.827240779" calcext:value-type="float">
            <text:p>0,827240779</text:p>
          </table:table-cell>
          <table:table-cell office:value-type="float" office:value="0.879452178" calcext:value-type="float">
            <text:p>0,879452178</text:p>
          </table:table-cell>
          <table:table-cell office:value-type="float" office:value="0.926868484" calcext:value-type="float">
            <text:p>0,926868484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00" calcext:value-type="float">
            <text:p>500</text:p>
          </table:table-cell>
          <table:table-cell office:value-type="float" office:value="1106" calcext:value-type="float">
            <text:p>1106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285643" calcext:value-type="float">
            <text:p>0,285643</text:p>
          </table:table-cell>
          <table:table-cell office:value-type="float" office:value="0.475873" calcext:value-type="float">
            <text:p>0,475873</text:p>
          </table:table-cell>
          <table:table-cell office:value-type="float" office:value="0.213581" calcext:value-type="float">
            <text:p>0,213581</text:p>
          </table:table-cell>
          <table:table-cell office:value-type="float" office:value="0.28505" calcext:value-type="float">
            <text:p>0,28505</text:p>
          </table:table-cell>
          <table:table-cell office:value-type="float" office:value="0.478138" calcext:value-type="float">
            <text:p>0,478138</text:p>
          </table:table-cell>
          <table:table-cell office:value-type="float" office:value="0.243666" calcext:value-type="float">
            <text:p>0,243666</text:p>
          </table:table-cell>
          <table:table-cell office:value-type="float" office:value="0.359127" calcext:value-type="float">
            <text:p>0,359127</text:p>
          </table:table-cell>
          <table:table-cell office:value-type="float" office:value="0.290944" calcext:value-type="float">
            <text:p>0,290944</text:p>
          </table:table-cell>
          <table:table-cell office:value-type="float" office:value="0.409887" calcext:value-type="float">
            <text:p>0,409887</text:p>
          </table:table-cell>
          <table:table-cell office:value-type="float" office:value="0.31527" calcext:value-type="float">
            <text:p>0,31527</text:p>
          </table:table-cell>
          <table:table-cell office:value-type="float" office:value="0.460289" calcext:value-type="float">
            <text:p>0,460289</text:p>
          </table:table-cell>
          <table:table-cell office:value-type="float" office:value="0.544072" calcext:value-type="float">
            <text:p>0,544072</text:p>
          </table:table-cell>
          <table:table-cell office:value-type="float" office:value="0.243799" calcext:value-type="float">
            <text:p>0,243799</text:p>
          </table:table-cell>
          <table:table-cell office:value-type="float" office:value="2.541144" calcext:value-type="float">
            <text:p>2,541144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81832424" calcext:value-type="float">
            <text:p>0,81832424</text:p>
          </table:table-cell>
          <table:table-cell office:value-type="float" office:value="0.835264766" calcext:value-type="float">
            <text:p>0,83526</text:p>
          </table:table-cell>
          <table:table-cell office:value-type="float" office:value="0.868620929" calcext:value-type="float">
            <text:p>0,868620929</text:p>
          </table:table-cell>
          <table:table-cell office:value-type="float" office:value="0.81832424" calcext:value-type="float">
            <text:p>0,81832424</text:p>
          </table:table-cell>
          <table:table-cell office:value-type="float" office:value="0.835264766" calcext:value-type="float">
            <text:p>0,835264766</text:p>
          </table:table-cell>
          <table:table-cell office:value-type="float" office:value="0.822136089" calcext:value-type="float">
            <text:p>0,822136089</text:p>
          </table:table-cell>
          <table:table-cell office:value-type="float" office:value="1" calcext:value-type="float">
            <text:p>1</text:p>
          </table:table-cell>
          <table:table-cell office:value-type="float" office:value="0.799040853" calcext:value-type="float">
            <text:p>0,799040853</text:p>
          </table:table-cell>
          <table:table-cell office:value-type="float" office:value="0.794682537" calcext:value-type="float">
            <text:p>0,794682537</text:p>
          </table:table-cell>
          <table:table-cell office:value-type="float" office:value="0.808019758" calcext:value-type="float">
            <text:p>0,808019758</text:p>
          </table:table-cell>
          <table:table-cell office:value-type="float" office:value="0.780358947" calcext:value-type="float">
            <text:p>0,780358947</text:p>
          </table:table-cell>
          <table:table-cell office:value-type="float" office:value="0.795319969" calcext:value-type="float">
            <text:p>0,795319969</text:p>
          </table:table-cell>
          <table:table-cell office:value-type="float" office:value="0.822136089" calcext:value-type="float">
            <text:p>0,822136089</text:p>
          </table:table-cell>
          <table:table-cell office:value-type="float" office:value="0.853751265" calcext:value-type="float">
            <text:p>0,853751265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00" calcext:value-type="float">
            <text:p>500</text:p>
          </table:table-cell>
          <table:table-cell office:value-type="float" office:value="1258" calcext:value-type="float">
            <text:p>1258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311138" calcext:value-type="float">
            <text:p>0,311138</text:p>
          </table:table-cell>
          <table:table-cell office:value-type="float" office:value="0.307641" calcext:value-type="float">
            <text:p>0,307641</text:p>
          </table:table-cell>
          <table:table-cell office:value-type="float" office:value="0.284652" calcext:value-type="float">
            <text:p>0,284652</text:p>
          </table:table-cell>
          <table:table-cell office:value-type="float" office:value="0.310427" calcext:value-type="float">
            <text:p>0,310427</text:p>
          </table:table-cell>
          <table:table-cell office:value-type="float" office:value="0.308396" calcext:value-type="float">
            <text:p>0,308396</text:p>
          </table:table-cell>
          <table:table-cell office:value-type="float" office:value="0.273168" calcext:value-type="float">
            <text:p>0,273168</text:p>
          </table:table-cell>
          <table:table-cell office:value-type="float" office:value="0.793887" calcext:value-type="float">
            <text:p>0,793887</text:p>
          </table:table-cell>
          <table:table-cell office:value-type="float" office:value="0.406933" calcext:value-type="float">
            <text:p>0,406933</text:p>
          </table:table-cell>
          <table:table-cell office:value-type="float" office:value="0.552121" calcext:value-type="float">
            <text:p>0,552121</text:p>
          </table:table-cell>
          <table:table-cell office:value-type="float" office:value="0.437104" calcext:value-type="float">
            <text:p>0,437104</text:p>
          </table:table-cell>
          <table:table-cell office:value-type="float" office:value="0.64887" calcext:value-type="float">
            <text:p>0,64887</text:p>
          </table:table-cell>
          <table:table-cell office:value-type="float" office:value="0.990924" calcext:value-type="float">
            <text:p>0,990924</text:p>
          </table:table-cell>
          <table:table-cell office:value-type="float" office:value="0.266701" calcext:value-type="float">
            <text:p>0,266701</text:p>
          </table:table-cell>
          <table:table-cell office:value-type="float" office:value="5.254934" calcext:value-type="float">
            <text:p>5,254934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75736495" calcext:value-type="float">
            <text:p>0,975736495</text:p>
          </table:table-cell>
          <table:table-cell office:value-type="float" office:value="0.963762064" calcext:value-type="float">
            <text:p>0,96376</text:p>
          </table:table-cell>
          <table:table-cell office:value-type="float" office:value="0.979899945" calcext:value-type="float">
            <text:p>0,979899945</text:p>
          </table:table-cell>
          <table:table-cell office:value-type="float" office:value="0.975736495" calcext:value-type="float">
            <text:p>0,975736495</text:p>
          </table:table-cell>
          <table:table-cell office:value-type="float" office:value="0.963762064" calcext:value-type="float">
            <text:p>0,963762064</text:p>
          </table:table-cell>
          <table:table-cell office:value-type="float" office:value="0.954852365" calcext:value-type="float">
            <text:p>0,954852365</text:p>
          </table:table-cell>
          <table:table-cell office:value-type="float" office:value="1" calcext:value-type="float">
            <text:p>1</text:p>
          </table:table-cell>
          <table:table-cell office:value-type="float" office:value="0.956771893" calcext:value-type="float">
            <text:p>0,956771893</text:p>
          </table:table-cell>
          <table:table-cell office:value-type="float" office:value="0.963599677" calcext:value-type="float">
            <text:p>0,963599677</text:p>
          </table:table-cell>
          <table:table-cell office:value-type="float" office:value="0.960338736" calcext:value-type="float">
            <text:p>0,960338736</text:p>
          </table:table-cell>
          <table:table-cell office:value-type="float" office:value="0.958850514" calcext:value-type="float">
            <text:p>0,958850514</text:p>
          </table:table-cell>
          <table:table-cell office:value-type="float" office:value="0.950920717" calcext:value-type="float">
            <text:p>0,950920717</text:p>
          </table:table-cell>
          <table:table-cell office:value-type="float" office:value="0.954852365" calcext:value-type="float">
            <text:p>0,954852365</text:p>
          </table:table-cell>
          <table:table-cell office:value-type="float" office:value="0.94041196" calcext:value-type="float">
            <text:p>0,94041196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0" calcext:value-type="float">
            <text:p>500</text:p>
          </table:table-cell>
          <table:table-cell office:value-type="float" office:value="676" calcext:value-type="float">
            <text:p>676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349521" calcext:value-type="float">
            <text:p>0,349521</text:p>
          </table:table-cell>
          <table:table-cell office:value-type="float" office:value="0.268594" calcext:value-type="float">
            <text:p>0,268594</text:p>
          </table:table-cell>
          <table:table-cell office:value-type="float" office:value="0.361274" calcext:value-type="float">
            <text:p>0,361274</text:p>
          </table:table-cell>
          <table:table-cell office:value-type="float" office:value="0.28958" calcext:value-type="float">
            <text:p>0,28958</text:p>
          </table:table-cell>
          <table:table-cell office:value-type="float" office:value="0.351754" calcext:value-type="float">
            <text:p>0,351754</text:p>
          </table:table-cell>
          <table:table-cell office:value-type="float" office:value="0.243257" calcext:value-type="float">
            <text:p>0,243257</text:p>
          </table:table-cell>
          <table:table-cell office:value-type="float" office:value="0.357025" calcext:value-type="float">
            <text:p>0,357025</text:p>
          </table:table-cell>
          <table:table-cell office:value-type="float" office:value="0.38351" calcext:value-type="float">
            <text:p>0,38351</text:p>
          </table:table-cell>
          <table:table-cell office:value-type="float" office:value="0.417783" calcext:value-type="float">
            <text:p>0,417783</text:p>
          </table:table-cell>
          <table:table-cell office:value-type="float" office:value="0.414825" calcext:value-type="float">
            <text:p>0,414825</text:p>
          </table:table-cell>
          <table:table-cell office:value-type="float" office:value="0.423243" calcext:value-type="float">
            <text:p>0,423243</text:p>
          </table:table-cell>
          <table:table-cell office:value-type="float" office:value="0.406341" calcext:value-type="float">
            <text:p>0,406341</text:p>
          </table:table-cell>
          <table:table-cell office:value-type="float" office:value="0.339586" calcext:value-type="float">
            <text:p>0,339586</text:p>
          </table:table-cell>
          <table:table-cell office:value-type="float" office:value="0.431488" calcext:value-type="float">
            <text:p>0,431488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46241428" calcext:value-type="float">
            <text:p>0,946241428</text:p>
          </table:table-cell>
          <table:table-cell office:value-type="float" office:value="0.969232998" calcext:value-type="float">
            <text:p>0,96923</text:p>
          </table:table-cell>
          <table:table-cell office:value-type="float" office:value="0.979940259" calcext:value-type="float">
            <text:p>0,979940259</text:p>
          </table:table-cell>
          <table:table-cell office:value-type="float" office:value="0.946241428" calcext:value-type="float">
            <text:p>0,946241428</text:p>
          </table:table-cell>
          <table:table-cell office:value-type="float" office:value="0.969232998" calcext:value-type="float">
            <text:p>0,969232998</text:p>
          </table:table-cell>
          <table:table-cell office:value-type="float" office:value="0.938600039" calcext:value-type="float">
            <text:p>0,938600039</text:p>
          </table:table-cell>
          <table:table-cell office:value-type="float" office:value="1" calcext:value-type="float">
            <text:p>1</text:p>
          </table:table-cell>
          <table:table-cell office:value-type="float" office:value="0.935969174" calcext:value-type="float">
            <text:p>0,935969174</text:p>
          </table:table-cell>
          <table:table-cell office:value-type="float" office:value="0.940204106" calcext:value-type="float">
            <text:p>0,940204106</text:p>
          </table:table-cell>
          <table:table-cell office:value-type="float" office:value="0.945708821" calcext:value-type="float">
            <text:p>0,945708821</text:p>
          </table:table-cell>
          <table:table-cell office:value-type="float" office:value="0.920133021" calcext:value-type="float">
            <text:p>0,920133021</text:p>
          </table:table-cell>
          <table:table-cell office:value-type="float" office:value="0.901609174" calcext:value-type="float">
            <text:p>0,901609174</text:p>
          </table:table-cell>
          <table:table-cell office:value-type="float" office:value="0.938600039" calcext:value-type="float">
            <text:p>0,938600039</text:p>
          </table:table-cell>
          <table:table-cell office:value-type="float" office:value="0.924844114" calcext:value-type="float">
            <text:p>0,924844114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8" calcext:value-type="float">
            <text:p>518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866" calcext:value-type="float">
            <text:p>866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347162" calcext:value-type="float">
            <text:p>0,347162</text:p>
          </table:table-cell>
          <table:table-cell office:value-type="float" office:value="0.369424" calcext:value-type="float">
            <text:p>0,369424</text:p>
          </table:table-cell>
          <table:table-cell office:value-type="float" office:value="0.341983" calcext:value-type="float">
            <text:p>0,341983</text:p>
          </table:table-cell>
          <table:table-cell office:value-type="float" office:value="0.346101" calcext:value-type="float">
            <text:p>0,346101</text:p>
          </table:table-cell>
          <table:table-cell office:value-type="float" office:value="0.369264" calcext:value-type="float">
            <text:p>0,369264</text:p>
          </table:table-cell>
          <table:table-cell office:value-type="float" office:value="0.342474" calcext:value-type="float">
            <text:p>0,342474</text:p>
          </table:table-cell>
          <table:table-cell office:value-type="float" office:value="0.375752" calcext:value-type="float">
            <text:p>0,375752</text:p>
          </table:table-cell>
          <table:table-cell office:value-type="float" office:value="0.289826" calcext:value-type="float">
            <text:p>0,289826</text:p>
          </table:table-cell>
          <table:table-cell office:value-type="float" office:value="0.390872" calcext:value-type="float">
            <text:p>0,390872</text:p>
          </table:table-cell>
          <table:table-cell office:value-type="float" office:value="0.297737" calcext:value-type="float">
            <text:p>0,297737</text:p>
          </table:table-cell>
          <table:table-cell office:value-type="float" office:value="0.286974" calcext:value-type="float">
            <text:p>0,286974</text:p>
          </table:table-cell>
          <table:table-cell office:value-type="float" office:value="0.304436" calcext:value-type="float">
            <text:p>0,304436</text:p>
          </table:table-cell>
          <table:table-cell office:value-type="float" office:value="0.34465" calcext:value-type="float">
            <text:p>0,34465</text:p>
          </table:table-cell>
          <table:table-cell office:value-type="float" office:value="0.71575" calcext:value-type="float">
            <text:p>0,71575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90118387" calcext:value-type="float">
            <text:p>0,890118387</text:p>
          </table:table-cell>
          <table:table-cell office:value-type="float" office:value="0.933383873" calcext:value-type="float">
            <text:p>0,93338</text:p>
          </table:table-cell>
          <table:table-cell office:value-type="float" office:value="0.94085575" calcext:value-type="float">
            <text:p>0,94085575</text:p>
          </table:table-cell>
          <table:table-cell office:value-type="float" office:value="0.890118387" calcext:value-type="float">
            <text:p>0,890118387</text:p>
          </table:table-cell>
          <table:table-cell office:value-type="float" office:value="0.933383873" calcext:value-type="float">
            <text:p>0,933383873</text:p>
          </table:table-cell>
          <table:table-cell office:value-type="float" office:value="0.900751156" calcext:value-type="float">
            <text:p>0,900751156</text:p>
          </table:table-cell>
          <table:table-cell office:value-type="float" office:value="1" calcext:value-type="float">
            <text:p>1</text:p>
          </table:table-cell>
          <table:table-cell office:value-type="float" office:value="0.913880813" calcext:value-type="float">
            <text:p>0,913880813</text:p>
          </table:table-cell>
          <table:table-cell office:value-type="float" office:value="0.901406959" calcext:value-type="float">
            <text:p>0,901406959</text:p>
          </table:table-cell>
          <table:table-cell office:value-type="float" office:value="0.941149436" calcext:value-type="float">
            <text:p>0,941149436</text:p>
          </table:table-cell>
          <table:table-cell office:value-type="float" office:value="0.903429884" calcext:value-type="float">
            <text:p>0,903429884</text:p>
          </table:table-cell>
          <table:table-cell office:value-type="float" office:value="0.846479839" calcext:value-type="float">
            <text:p>0,846479839</text:p>
          </table:table-cell>
          <table:table-cell office:value-type="float" office:value="0.900751156" calcext:value-type="float">
            <text:p>0,900751156</text:p>
          </table:table-cell>
          <table:table-cell office:value-type="float" office:value="0.912422964" calcext:value-type="float">
            <text:p>0,912422964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20" calcext:value-type="float">
            <text:p>520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00" calcext:value-type="float">
            <text:p>500</text:p>
          </table:table-cell>
          <table:table-cell office:value-type="float" office:value="1064" calcext:value-type="float">
            <text:p>1064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33337" calcext:value-type="float">
            <text:p>0,33337</text:p>
          </table:table-cell>
          <table:table-cell office:value-type="float" office:value="0.386302" calcext:value-type="float">
            <text:p>0,386302</text:p>
          </table:table-cell>
          <table:table-cell office:value-type="float" office:value="0.367481" calcext:value-type="float">
            <text:p>0,367481</text:p>
          </table:table-cell>
          <table:table-cell office:value-type="float" office:value="0.331789" calcext:value-type="float">
            <text:p>0,331789</text:p>
          </table:table-cell>
          <table:table-cell office:value-type="float" office:value="0.37673" calcext:value-type="float">
            <text:p>0,37673</text:p>
          </table:table-cell>
          <table:table-cell office:value-type="float" office:value="0.336959" calcext:value-type="float">
            <text:p>0,336959</text:p>
          </table:table-cell>
          <table:table-cell office:value-type="float" office:value="0.422052" calcext:value-type="float">
            <text:p>0,422052</text:p>
          </table:table-cell>
          <table:table-cell office:value-type="float" office:value="0.488145" calcext:value-type="float">
            <text:p>0,488145</text:p>
          </table:table-cell>
          <table:table-cell office:value-type="float" office:value="0.515234" calcext:value-type="float">
            <text:p>0,515234</text:p>
          </table:table-cell>
          <table:table-cell office:value-type="float" office:value="0.49037" calcext:value-type="float">
            <text:p>0,49037</text:p>
          </table:table-cell>
          <table:table-cell office:value-type="float" office:value="0.606983" calcext:value-type="float">
            <text:p>0,606983</text:p>
          </table:table-cell>
          <table:table-cell office:value-type="float" office:value="0.61511" calcext:value-type="float">
            <text:p>0,61511</text:p>
          </table:table-cell>
          <table:table-cell office:value-type="float" office:value="0.331862" calcext:value-type="float">
            <text:p>0,331862</text:p>
          </table:table-cell>
          <table:table-cell office:value-type="float" office:value="2.173414" calcext:value-type="float">
            <text:p>2,173414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857985674" calcext:value-type="float">
            <text:p>0,857985674</text:p>
          </table:table-cell>
          <table:table-cell office:value-type="float" office:value="0.880823948" calcext:value-type="float">
            <text:p>0,88082</text:p>
          </table:table-cell>
          <table:table-cell office:value-type="float" office:value="0.862189721" calcext:value-type="float">
            <text:p>0,862189721</text:p>
          </table:table-cell>
          <table:table-cell office:value-type="float" office:value="0.857985674" calcext:value-type="float">
            <text:p>0,857985674</text:p>
          </table:table-cell>
          <table:table-cell office:value-type="float" office:value="0.880823948" calcext:value-type="float">
            <text:p>0,880823948</text:p>
          </table:table-cell>
          <table:table-cell office:value-type="float" office:value="0.920522894" calcext:value-type="float">
            <text:p>0,920522894</text:p>
          </table:table-cell>
          <table:table-cell office:value-type="float" office:value="1" calcext:value-type="float">
            <text:p>1</text:p>
          </table:table-cell>
          <table:table-cell office:value-type="float" office:value="0.884657153" calcext:value-type="float">
            <text:p>0,884657153</text:p>
          </table:table-cell>
          <table:table-cell office:value-type="float" office:value="0.812150742" calcext:value-type="float">
            <text:p>0,812150742</text:p>
          </table:table-cell>
          <table:table-cell office:value-type="float" office:value="0.872453328" calcext:value-type="float">
            <text:p>0,872453328</text:p>
          </table:table-cell>
          <table:table-cell office:value-type="float" office:value="0.82949197" calcext:value-type="float">
            <text:p>0,82949197</text:p>
          </table:table-cell>
          <table:table-cell office:value-type="float" office:value="0.802424596" calcext:value-type="float">
            <text:p>0,802424596</text:p>
          </table:table-cell>
          <table:table-cell office:value-type="float" office:value="0.920522894" calcext:value-type="float">
            <text:p>0,920522894</text:p>
          </table:table-cell>
          <table:table-cell office:value-type="float" office:value="0.867939528" calcext:value-type="float">
            <text:p>0,867939528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00" calcext:value-type="float">
            <text:p>500</text:p>
          </table:table-cell>
          <table:table-cell office:value-type="float" office:value="1182" calcext:value-type="float">
            <text:p>1182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395131" calcext:value-type="float">
            <text:p>0,395131</text:p>
          </table:table-cell>
          <table:table-cell office:value-type="float" office:value="0.408775" calcext:value-type="float">
            <text:p>0,408775</text:p>
          </table:table-cell>
          <table:table-cell office:value-type="float" office:value="0.382927" calcext:value-type="float">
            <text:p>0,382927</text:p>
          </table:table-cell>
          <table:table-cell office:value-type="float" office:value="0.393612" calcext:value-type="float">
            <text:p>0,393612</text:p>
          </table:table-cell>
          <table:table-cell office:value-type="float" office:value="0.409867" calcext:value-type="float">
            <text:p>0,409867</text:p>
          </table:table-cell>
          <table:table-cell office:value-type="float" office:value="0.390586" calcext:value-type="float">
            <text:p>0,390586</text:p>
          </table:table-cell>
          <table:table-cell office:value-type="float" office:value="0.519359" calcext:value-type="float">
            <text:p>0,519359</text:p>
          </table:table-cell>
          <table:table-cell office:value-type="float" office:value="0.543819" calcext:value-type="float">
            <text:p>0,543819</text:p>
          </table:table-cell>
          <table:table-cell office:value-type="float" office:value="0.602384" calcext:value-type="float">
            <text:p>0,602384</text:p>
          </table:table-cell>
          <table:table-cell office:value-type="float" office:value="0.620804" calcext:value-type="float">
            <text:p>0,620804</text:p>
          </table:table-cell>
          <table:table-cell office:value-type="float" office:value="0.832798" calcext:value-type="float">
            <text:p>0,832798</text:p>
          </table:table-cell>
          <table:table-cell office:value-type="float" office:value="1.048588" calcext:value-type="float">
            <text:p>1,048588</text:p>
          </table:table-cell>
          <table:table-cell office:value-type="float" office:value="0.388051" calcext:value-type="float">
            <text:p>0,388051</text:p>
          </table:table-cell>
          <table:table-cell office:value-type="float" office:value="2.866874" calcext:value-type="float">
            <text:p>2,866874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710540003" calcext:value-type="float">
            <text:p>0,710540003</text:p>
          </table:table-cell>
          <table:table-cell office:value-type="float" office:value="0.787344834" calcext:value-type="float">
            <text:p>0,78734</text:p>
          </table:table-cell>
          <table:table-cell office:value-type="float" office:value="0.738047579" calcext:value-type="float">
            <text:p>0,738047579</text:p>
          </table:table-cell>
          <table:table-cell office:value-type="float" office:value="0.710540003" calcext:value-type="float">
            <text:p>0,710540003</text:p>
          </table:table-cell>
          <table:table-cell office:value-type="float" office:value="0.787344834" calcext:value-type="float">
            <text:p>0,787344834</text:p>
          </table:table-cell>
          <table:table-cell office:value-type="float" office:value="0.778734824" calcext:value-type="float">
            <text:p>0,778734824</text:p>
          </table:table-cell>
          <table:table-cell office:value-type="float" office:value="1" calcext:value-type="float">
            <text:p>1</text:p>
          </table:table-cell>
          <table:table-cell office:value-type="float" office:value="0.675540264" calcext:value-type="float">
            <text:p>0,675540264</text:p>
          </table:table-cell>
          <table:table-cell office:value-type="float" office:value="0.716276546" calcext:value-type="float">
            <text:p>0,716276546</text:p>
          </table:table-cell>
          <table:table-cell office:value-type="float" office:value="0.720630733" calcext:value-type="float">
            <text:p>0,720630733</text:p>
          </table:table-cell>
          <table:table-cell office:value-type="float" office:value="0.716080495" calcext:value-type="float">
            <text:p>0,716080495</text:p>
          </table:table-cell>
          <table:table-cell office:value-type="float" office:value="0.682835891" calcext:value-type="float">
            <text:p>0,682835891</text:p>
          </table:table-cell>
          <table:table-cell office:value-type="float" office:value="0.778734824" calcext:value-type="float">
            <text:p>0,778734824</text:p>
          </table:table-cell>
          <table:table-cell office:value-type="float" office:value="0.814557898" calcext:value-type="float">
            <text:p>0,814557898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34" calcext:value-type="float">
            <text:p>534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00" calcext:value-type="float">
            <text:p>500</text:p>
          </table:table-cell>
          <table:table-cell office:value-type="float" office:value="1304" calcext:value-type="float">
            <text:p>1304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370107" calcext:value-type="float">
            <text:p>0,370107</text:p>
          </table:table-cell>
          <table:table-cell office:value-type="float" office:value="0.519952" calcext:value-type="float">
            <text:p>0,519952</text:p>
          </table:table-cell>
          <table:table-cell office:value-type="float" office:value="0.41235" calcext:value-type="float">
            <text:p>0,41235</text:p>
          </table:table-cell>
          <table:table-cell office:value-type="float" office:value="0.363793" calcext:value-type="float">
            <text:p>0,363793</text:p>
          </table:table-cell>
          <table:table-cell office:value-type="float" office:value="0.52077" calcext:value-type="float">
            <text:p>0,52077</text:p>
          </table:table-cell>
          <table:table-cell office:value-type="float" office:value="0.420623" calcext:value-type="float">
            <text:p>0,420623</text:p>
          </table:table-cell>
          <table:table-cell office:value-type="float" office:value="0.924563" calcext:value-type="float">
            <text:p>0,924563</text:p>
          </table:table-cell>
          <table:table-cell office:value-type="float" office:value="0.525253" calcext:value-type="float">
            <text:p>0,525253</text:p>
          </table:table-cell>
          <table:table-cell office:value-type="float" office:value="0.77821" calcext:value-type="float">
            <text:p>0,77821</text:p>
          </table:table-cell>
          <table:table-cell office:value-type="float" office:value="0.683168" calcext:value-type="float">
            <text:p>0,683168</text:p>
          </table:table-cell>
          <table:table-cell office:value-type="float" office:value="0.890039" calcext:value-type="float">
            <text:p>0,890039</text:p>
          </table:table-cell>
          <table:table-cell office:value-type="float" office:value="1.15616" calcext:value-type="float">
            <text:p>1,15616</text:p>
          </table:table-cell>
          <table:table-cell office:value-type="float" office:value="0.414959" calcext:value-type="float">
            <text:p>0,414959</text:p>
          </table:table-cell>
          <table:table-cell office:value-type="float" office:value="4.329317" calcext:value-type="float">
            <text:p>4,329317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9757245" calcext:value-type="float">
            <text:p>0,9757245</text:p>
          </table:table-cell>
          <table:table-cell office:value-type="float" office:value="0.967105165" calcext:value-type="float">
            <text:p>0,96711</text:p>
          </table:table-cell>
          <table:table-cell office:value-type="float" office:value="0.972533923" calcext:value-type="float">
            <text:p>0,972533923</text:p>
          </table:table-cell>
          <table:table-cell office:value-type="float" office:value="0.9757245" calcext:value-type="float">
            <text:p>0,9757245</text:p>
          </table:table-cell>
          <table:table-cell office:value-type="float" office:value="0.967105165" calcext:value-type="float">
            <text:p>0,967105165</text:p>
          </table:table-cell>
          <table:table-cell office:value-type="float" office:value="0.968137721" calcext:value-type="float">
            <text:p>0,968137721</text:p>
          </table:table-cell>
          <table:table-cell office:value-type="float" office:value="1" calcext:value-type="float">
            <text:p>1</text:p>
          </table:table-cell>
          <table:table-cell office:value-type="float" office:value="0.970861958" calcext:value-type="float">
            <text:p>0,970861958</text:p>
          </table:table-cell>
          <table:table-cell office:value-type="float" office:value="0.960093904" calcext:value-type="float">
            <text:p>0,960093904</text:p>
          </table:table-cell>
          <table:table-cell office:value-type="float" office:value="0.967389135" calcext:value-type="float">
            <text:p>0,967389135</text:p>
          </table:table-cell>
          <table:table-cell office:value-type="float" office:value="0.954075335" calcext:value-type="float">
            <text:p>0,954075335</text:p>
          </table:table-cell>
          <table:table-cell office:value-type="float" office:value="0.95174597" calcext:value-type="float">
            <text:p>0,95174597</text:p>
          </table:table-cell>
          <table:table-cell office:value-type="float" office:value="0.968137721" calcext:value-type="float">
            <text:p>0,968137721</text:p>
          </table:table-cell>
          <table:table-cell office:value-type="float" office:value="0.940181458" calcext:value-type="float">
            <text:p>0,940181458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office:value-type="float" office:value="696" calcext:value-type="float">
            <text:p>696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371744" calcext:value-type="float">
            <text:p>0,371744</text:p>
          </table:table-cell>
          <table:table-cell office:value-type="float" office:value="0.371923" calcext:value-type="float">
            <text:p>0,371923</text:p>
          </table:table-cell>
          <table:table-cell office:value-type="float" office:value="0.372984" calcext:value-type="float">
            <text:p>0,372984</text:p>
          </table:table-cell>
          <table:table-cell office:value-type="float" office:value="0.372493" calcext:value-type="float">
            <text:p>0,372493</text:p>
          </table:table-cell>
          <table:table-cell office:value-type="float" office:value="0.371468" calcext:value-type="float">
            <text:p>0,371468</text:p>
          </table:table-cell>
          <table:table-cell office:value-type="float" office:value="0.37647" calcext:value-type="float">
            <text:p>0,37647</text:p>
          </table:table-cell>
          <table:table-cell office:value-type="float" office:value="0.390509" calcext:value-type="float">
            <text:p>0,390509</text:p>
          </table:table-cell>
          <table:table-cell office:value-type="float" office:value="0.423258" calcext:value-type="float">
            <text:p>0,423258</text:p>
          </table:table-cell>
          <table:table-cell office:value-type="float" office:value="0.413388" calcext:value-type="float">
            <text:p>0,413388</text:p>
          </table:table-cell>
          <table:table-cell office:value-type="float" office:value="0.423875" calcext:value-type="float">
            <text:p>0,423875</text:p>
          </table:table-cell>
          <table:table-cell office:value-type="float" office:value="0.439047" calcext:value-type="float">
            <text:p>0,439047</text:p>
          </table:table-cell>
          <table:table-cell office:value-type="float" office:value="0.391504" calcext:value-type="float">
            <text:p>0,391504</text:p>
          </table:table-cell>
          <table:table-cell office:value-type="float" office:value="0.368745" calcext:value-type="float">
            <text:p>0,368745</text:p>
          </table:table-cell>
          <table:table-cell office:value-type="float" office:value="0.37957" calcext:value-type="float">
            <text:p>0,37957</text:p>
          </table:table-cell>
          <table:table-cell table:number-columns-repeated="9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932193321" calcext:value-type="float">
            <text:p>0,932193321</text:p>
          </table:table-cell>
          <table:table-cell office:value-type="float" office:value="0.946047293" calcext:value-type="float">
            <text:p>0,94605</text:p>
          </table:table-cell>
          <table:table-cell office:value-type="float" office:value="0.914261661" calcext:value-type="float">
            <text:p>0,914261661</text:p>
          </table:table-cell>
          <table:table-cell office:value-type="float" office:value="0.932193321" calcext:value-type="float">
            <text:p>0,932193321</text:p>
          </table:table-cell>
          <table:table-cell office:value-type="float" office:value="0.946047293" calcext:value-type="float">
            <text:p>0,946047293</text:p>
          </table:table-cell>
          <table:table-cell office:value-type="float" office:value="0.913968624" calcext:value-type="float">
            <text:p>0,913968624</text:p>
          </table:table-cell>
          <table:table-cell office:value-type="float" office:value="1" calcext:value-type="float">
            <text:p>1</text:p>
          </table:table-cell>
          <table:table-cell office:value-type="float" office:value="0.902882084" calcext:value-type="float">
            <text:p>0,902882084</text:p>
          </table:table-cell>
          <table:table-cell office:value-type="float" office:value="0.905677538" calcext:value-type="float">
            <text:p>0,905677538</text:p>
          </table:table-cell>
          <table:table-cell office:value-type="float" office:value="0.892833581" calcext:value-type="float">
            <text:p>0,892833581</text:p>
          </table:table-cell>
          <table:table-cell office:value-type="float" office:value="0.916750868" calcext:value-type="float">
            <text:p>0,916750868</text:p>
          </table:table-cell>
          <table:table-cell office:value-type="float" office:value="0.877303057" calcext:value-type="float">
            <text:p>0,877303057</text:p>
          </table:table-cell>
          <table:table-cell office:value-type="float" office:value="0.913968624" calcext:value-type="float">
            <text:p>0,913968624</text:p>
          </table:table-cell>
          <table:table-cell office:value-type="float" office:value="0.866923087" calcext:value-type="float">
            <text:p>0,866923087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00" calcext:value-type="float">
            <text:p>500</text:p>
          </table:table-cell>
          <table:table-cell office:value-type="float" office:value="882" calcext:value-type="float">
            <text:p>882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380055" calcext:value-type="float">
            <text:p>0,380055</text:p>
          </table:table-cell>
          <table:table-cell office:value-type="float" office:value="0.405831" calcext:value-type="float">
            <text:p>0,405831</text:p>
          </table:table-cell>
          <table:table-cell office:value-type="float" office:value="0.393911" calcext:value-type="float">
            <text:p>0,393911</text:p>
          </table:table-cell>
          <table:table-cell office:value-type="float" office:value="0.379582" calcext:value-type="float">
            <text:p>0,379582</text:p>
          </table:table-cell>
          <table:table-cell office:value-type="float" office:value="0.412742" calcext:value-type="float">
            <text:p>0,412742</text:p>
          </table:table-cell>
          <table:table-cell office:value-type="float" office:value="0.375738" calcext:value-type="float">
            <text:p>0,375738</text:p>
          </table:table-cell>
          <table:table-cell office:value-type="float" office:value="0.48136" calcext:value-type="float">
            <text:p>0,48136</text:p>
          </table:table-cell>
          <table:table-cell office:value-type="float" office:value="0.460267" calcext:value-type="float">
            <text:p>0,460267</text:p>
          </table:table-cell>
          <table:table-cell office:value-type="float" office:value="0.465523" calcext:value-type="float">
            <text:p>0,465523</text:p>
          </table:table-cell>
          <table:table-cell office:value-type="float" office:value="0.475283" calcext:value-type="float">
            <text:p>0,475283</text:p>
          </table:table-cell>
          <table:table-cell office:value-type="float" office:value="0.549138" calcext:value-type="float">
            <text:p>0,549138</text:p>
          </table:table-cell>
          <table:table-cell office:value-type="float" office:value="0.53407" calcext:value-type="float">
            <text:p>0,53407</text:p>
          </table:table-cell>
          <table:table-cell office:value-type="float" office:value="0.37398" calcext:value-type="float">
            <text:p>0,37398</text:p>
          </table:table-cell>
          <table:table-cell office:value-type="float" office:value="0.766947" calcext:value-type="float">
            <text:p>0,766947</text:p>
          </table:table-cell>
          <table:table-cell table:number-columns-repeated="9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894636587" calcext:value-type="float">
            <text:p>0,894636587</text:p>
          </table:table-cell>
          <table:table-cell office:value-type="float" office:value="0.896564064" calcext:value-type="float">
            <text:p>0,89656</text:p>
          </table:table-cell>
          <table:table-cell office:value-type="float" office:value="0.927214215" calcext:value-type="float">
            <text:p>0,927214215</text:p>
          </table:table-cell>
          <table:table-cell office:value-type="float" office:value="0.894636587" calcext:value-type="float">
            <text:p>0,894636587</text:p>
          </table:table-cell>
          <table:table-cell office:value-type="float" office:value="0.896564064" calcext:value-type="float">
            <text:p>0,896564064</text:p>
          </table:table-cell>
          <table:table-cell office:value-type="float" office:value="0.901045005" calcext:value-type="float">
            <text:p>0,901045005</text:p>
          </table:table-cell>
          <table:table-cell office:value-type="float" office:value="1" calcext:value-type="float">
            <text:p>1</text:p>
          </table:table-cell>
          <table:table-cell office:value-type="float" office:value="0.911389094" calcext:value-type="float">
            <text:p>0,911389094</text:p>
          </table:table-cell>
          <table:table-cell office:value-type="float" office:value="0.865485042" calcext:value-type="float">
            <text:p>0,865485042</text:p>
          </table:table-cell>
          <table:table-cell office:value-type="float" office:value="0.865954365" calcext:value-type="float">
            <text:p>0,865954365</text:p>
          </table:table-cell>
          <table:table-cell office:value-type="float" office:value="0.907585183" calcext:value-type="float">
            <text:p>0,907585183</text:p>
          </table:table-cell>
          <table:table-cell office:value-type="float" office:value="0.836932007" calcext:value-type="float">
            <text:p>0,836932007</text:p>
          </table:table-cell>
          <table:table-cell office:value-type="float" office:value="0.901045005" calcext:value-type="float">
            <text:p>0,901045005</text:p>
          </table:table-cell>
          <table:table-cell office:value-type="float" office:value="0.849720507" calcext:value-type="float">
            <text:p>0,849720507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20" calcext:value-type="float">
            <text:p>520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00" calcext:value-type="float">
            <text:p>500</text:p>
          </table:table-cell>
          <table:table-cell office:value-type="float" office:value="996" calcext:value-type="float">
            <text:p>996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390107" calcext:value-type="float">
            <text:p>0,390107</text:p>
          </table:table-cell>
          <table:table-cell office:value-type="float" office:value="0.425112" calcext:value-type="float">
            <text:p>0,425112</text:p>
          </table:table-cell>
          <table:table-cell office:value-type="float" office:value="0.408044" calcext:value-type="float">
            <text:p>0,408044</text:p>
          </table:table-cell>
          <table:table-cell office:value-type="float" office:value="0.389043" calcext:value-type="float">
            <text:p>0,389043</text:p>
          </table:table-cell>
          <table:table-cell office:value-type="float" office:value="0.426975" calcext:value-type="float">
            <text:p>0,426975</text:p>
          </table:table-cell>
          <table:table-cell office:value-type="float" office:value="0.424224" calcext:value-type="float">
            <text:p>0,424224</text:p>
          </table:table-cell>
          <table:table-cell office:value-type="float" office:value="0.555334" calcext:value-type="float">
            <text:p>0,555334</text:p>
          </table:table-cell>
          <table:table-cell office:value-type="float" office:value="0.538141" calcext:value-type="float">
            <text:p>0,538141</text:p>
          </table:table-cell>
          <table:table-cell office:value-type="float" office:value="0.555165" calcext:value-type="float">
            <text:p>0,555165</text:p>
          </table:table-cell>
          <table:table-cell office:value-type="float" office:value="0.549765" calcext:value-type="float">
            <text:p>0,549765</text:p>
          </table:table-cell>
          <table:table-cell office:value-type="float" office:value="0.5576" calcext:value-type="float">
            <text:p>0,5576</text:p>
          </table:table-cell>
          <table:table-cell office:value-type="float" office:value="0.642565" calcext:value-type="float">
            <text:p>0,642565</text:p>
          </table:table-cell>
          <table:table-cell office:value-type="float" office:value="0.420438" calcext:value-type="float">
            <text:p>0,420438</text:p>
          </table:table-cell>
          <table:table-cell office:value-type="float" office:value="1.650792" calcext:value-type="float">
            <text:p>1,650792</text:p>
          </table:table-cell>
          <table:table-cell table:number-columns-repeated="9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946212853" calcext:value-type="float">
            <text:p>0,946212853</text:p>
          </table:table-cell>
          <table:table-cell office:value-type="float" office:value="0.860933163" calcext:value-type="float">
            <text:p>0,86093</text:p>
          </table:table-cell>
          <table:table-cell office:value-type="float" office:value="0.879688515" calcext:value-type="float">
            <text:p>0,879688515</text:p>
          </table:table-cell>
          <table:table-cell office:value-type="float" office:value="0.946212853" calcext:value-type="float">
            <text:p>0,946212853</text:p>
          </table:table-cell>
          <table:table-cell office:value-type="float" office:value="0.860933163" calcext:value-type="float">
            <text:p>0,860933163</text:p>
          </table:table-cell>
          <table:table-cell office:value-type="float" office:value="0.882829166" calcext:value-type="float">
            <text:p>0,882829166</text:p>
          </table:table-cell>
          <table:table-cell office:value-type="float" office:value="1" calcext:value-type="float">
            <text:p>1</text:p>
          </table:table-cell>
          <table:table-cell office:value-type="float" office:value="0.813921084" calcext:value-type="float">
            <text:p>0,813921084</text:p>
          </table:table-cell>
          <table:table-cell office:value-type="float" office:value="0.815022087" calcext:value-type="float">
            <text:p>0,815022087</text:p>
          </table:table-cell>
          <table:table-cell office:value-type="float" office:value="0.843110837" calcext:value-type="float">
            <text:p>0,843110837</text:p>
          </table:table-cell>
          <table:table-cell office:value-type="float" office:value="0.806555556" calcext:value-type="float">
            <text:p>0,806555556</text:p>
          </table:table-cell>
          <table:table-cell office:value-type="float" office:value="0.831166668" calcext:value-type="float">
            <text:p>0,831166668</text:p>
          </table:table-cell>
          <table:table-cell office:value-type="float" office:value="0.882829166" calcext:value-type="float">
            <text:p>0,882829166</text:p>
          </table:table-cell>
          <table:table-cell office:value-type="float" office:value="0.892452691" calcext:value-type="float">
            <text:p>0,892452691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00" calcext:value-type="float">
            <text:p>500</text:p>
          </table:table-cell>
          <table:table-cell office:value-type="float" office:value="1142" calcext:value-type="float">
            <text:p>1142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492628" calcext:value-type="float">
            <text:p>0,492628</text:p>
          </table:table-cell>
          <table:table-cell office:value-type="float" office:value="0.484369" calcext:value-type="float">
            <text:p>0,484369</text:p>
          </table:table-cell>
          <table:table-cell office:value-type="float" office:value="0.468083" calcext:value-type="float">
            <text:p>0,468083</text:p>
          </table:table-cell>
          <table:table-cell office:value-type="float" office:value="0.489841" calcext:value-type="float">
            <text:p>0,489841</text:p>
          </table:table-cell>
          <table:table-cell office:value-type="float" office:value="0.484381" calcext:value-type="float">
            <text:p>0,484381</text:p>
          </table:table-cell>
          <table:table-cell office:value-type="float" office:value="0.483834" calcext:value-type="float">
            <text:p>0,483834</text:p>
          </table:table-cell>
          <table:table-cell office:value-type="float" office:value="0.600394" calcext:value-type="float">
            <text:p>0,600394</text:p>
          </table:table-cell>
          <table:table-cell office:value-type="float" office:value="0.531278" calcext:value-type="float">
            <text:p>0,531278</text:p>
          </table:table-cell>
          <table:table-cell office:value-type="float" office:value="0.580939" calcext:value-type="float">
            <text:p>0,580939</text:p>
          </table:table-cell>
          <table:table-cell office:value-type="float" office:value="0.770249" calcext:value-type="float">
            <text:p>0,770249</text:p>
          </table:table-cell>
          <table:table-cell office:value-type="float" office:value="0.801141" calcext:value-type="float">
            <text:p>0,801141</text:p>
          </table:table-cell>
          <table:table-cell office:value-type="float" office:value="0.912625" calcext:value-type="float">
            <text:p>0,912625</text:p>
          </table:table-cell>
          <table:table-cell office:value-type="float" office:value="0.480621" calcext:value-type="float">
            <text:p>0,480621</text:p>
          </table:table-cell>
          <table:table-cell office:value-type="float" office:value="2.884502" calcext:value-type="float">
            <text:p>2,884502</text:p>
          </table:table-cell>
          <table:table-cell table:number-columns-repeated="9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847946558" calcext:value-type="float">
            <text:p>0,847946558</text:p>
          </table:table-cell>
          <table:table-cell office:value-type="float" office:value="0.903098661" calcext:value-type="float">
            <text:p>0,90310</text:p>
          </table:table-cell>
          <table:table-cell office:value-type="float" office:value="0.817977759" calcext:value-type="float">
            <text:p>0,817977759</text:p>
          </table:table-cell>
          <table:table-cell office:value-type="float" office:value="0.847946558" calcext:value-type="float">
            <text:p>0,847946558</text:p>
          </table:table-cell>
          <table:table-cell office:value-type="float" office:value="0.903098661" calcext:value-type="float">
            <text:p>0,903098661</text:p>
          </table:table-cell>
          <table:table-cell office:value-type="float" office:value="0.841743544" calcext:value-type="float">
            <text:p>0,841743544</text:p>
          </table:table-cell>
          <table:table-cell office:value-type="float" office:value="1" calcext:value-type="float">
            <text:p>1</text:p>
          </table:table-cell>
          <table:table-cell office:value-type="float" office:value="0.816271529" calcext:value-type="float">
            <text:p>0,816271529</text:p>
          </table:table-cell>
          <table:table-cell office:value-type="float" office:value="0.764299568" calcext:value-type="float">
            <text:p>0,764299568</text:p>
          </table:table-cell>
          <table:table-cell office:value-type="float" office:value="0.825521767" calcext:value-type="float">
            <text:p>0,825521767</text:p>
          </table:table-cell>
          <table:table-cell office:value-type="float" office:value="0.78160293" calcext:value-type="float">
            <text:p>0,78160293</text:p>
          </table:table-cell>
          <table:table-cell office:value-type="float" office:value="0.785142827" calcext:value-type="float">
            <text:p>0,785142827</text:p>
          </table:table-cell>
          <table:table-cell office:value-type="float" office:value="0.841743544" calcext:value-type="float">
            <text:p>0,841743544</text:p>
          </table:table-cell>
          <table:table-cell office:value-type="float" office:value="0.897636239" calcext:value-type="float">
            <text:p>0,897636239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00" calcext:value-type="float">
            <text:p>500</text:p>
          </table:table-cell>
          <table:table-cell office:value-type="float" office:value="1310" calcext:value-type="float">
            <text:p>1310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0.308465" calcext:value-type="float">
            <text:p>0,308465</text:p>
          </table:table-cell>
          <table:table-cell office:value-type="float" office:value="0.408629" calcext:value-type="float">
            <text:p>0,408629</text:p>
          </table:table-cell>
          <table:table-cell office:value-type="float" office:value="0.325555" calcext:value-type="float">
            <text:p>0,325555</text:p>
          </table:table-cell>
          <table:table-cell office:value-type="float" office:value="0.29362" calcext:value-type="float">
            <text:p>0,29362</text:p>
          </table:table-cell>
          <table:table-cell office:value-type="float" office:value="0.360116" calcext:value-type="float">
            <text:p>0,360116</text:p>
          </table:table-cell>
          <table:table-cell office:value-type="float" office:value="0.311464" calcext:value-type="float">
            <text:p>0,311464</text:p>
          </table:table-cell>
          <table:table-cell office:value-type="float" office:value="0.604472" calcext:value-type="float">
            <text:p>0,604472</text:p>
          </table:table-cell>
          <table:table-cell office:value-type="float" office:value="0.642089" calcext:value-type="float">
            <text:p>0,642089</text:p>
          </table:table-cell>
          <table:table-cell office:value-type="float" office:value="0.51784" calcext:value-type="float">
            <text:p>0,51784</text:p>
          </table:table-cell>
          <table:table-cell office:value-type="float" office:value="0.911252" calcext:value-type="float">
            <text:p>0,911252</text:p>
          </table:table-cell>
          <table:table-cell office:value-type="float" office:value="0.656132" calcext:value-type="float">
            <text:p>0,656132</text:p>
          </table:table-cell>
          <table:table-cell office:value-type="float" office:value="1.104573" calcext:value-type="float">
            <text:p>1,104573</text:p>
          </table:table-cell>
          <table:table-cell office:value-type="float" office:value="0.317854" calcext:value-type="float">
            <text:p>0,317854</text:p>
          </table:table-cell>
          <table:table-cell office:value-type="float" office:value="5.512031" calcext:value-type="float">
            <text:p>5,512031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formula="of:=AVERAGE([.C4:.C33])" office:value-type="float" office:value="0.931735912633333" calcext:value-type="float">
            <text:p>0,931735912633333</text:p>
          </table:table-cell>
          <table:table-cell table:formula="of:=AVERAGE([.D4:.D33])" office:value-type="float" office:value="0.944983256233333" calcext:value-type="float">
            <text:p>0,94498</text:p>
          </table:table-cell>
          <table:table-cell table:formula="of:=AVERAGE([.E4:.E33])" office:value-type="float" office:value="0.9345190741" calcext:value-type="float">
            <text:p>0,9345190741</text:p>
          </table:table-cell>
          <table:table-cell table:formula="of:=AVERAGE([.F4:.F33])" office:value-type="float" office:value="0.931735912633333" calcext:value-type="float">
            <text:p>0,931735912633333</text:p>
          </table:table-cell>
          <table:table-cell table:formula="of:=AVERAGE([.G4:.G33])" office:value-type="float" office:value="0.944983256233333" calcext:value-type="float">
            <text:p>0,944983256233333</text:p>
          </table:table-cell>
          <table:table-cell table:formula="of:=AVERAGE([.H4:.H33])" office:value-type="float" office:value="0.9320322865" calcext:value-type="float">
            <text:p>0,9320322865</text:p>
          </table:table-cell>
          <table:table-cell table:formula="of:=AVERAGE([.I4:.I33])" office:value-type="float" office:value="0.9983385956" calcext:value-type="float">
            <text:p>0,9983385956</text:p>
          </table:table-cell>
          <table:table-cell table:formula="of:=AVERAGE([.J4:.J33])" office:value-type="float" office:value="0.921656400366667" calcext:value-type="float">
            <text:p>0,921656400366667</text:p>
          </table:table-cell>
          <table:table-cell table:formula="of:=AVERAGE([.K4:.K33])" office:value-type="float" office:value="0.9155624978" calcext:value-type="float">
            <text:p>0,9155624978</text:p>
          </table:table-cell>
          <table:table-cell table:formula="of:=AVERAGE([.L4:.L33])" office:value-type="float" office:value="0.9244299214" calcext:value-type="float">
            <text:p>0,9244299214</text:p>
          </table:table-cell>
          <table:table-cell table:formula="of:=AVERAGE([.M4:.M33])" office:value-type="float" office:value="0.913602558133333" calcext:value-type="float">
            <text:p>0,913602558133333</text:p>
          </table:table-cell>
          <table:table-cell table:formula="of:=AVERAGE([.N4:.N33])" office:value-type="float" office:value="0.906521492566667" calcext:value-type="float">
            <text:p>0,906521492566667</text:p>
          </table:table-cell>
          <table:table-cell table:formula="of:=AVERAGE([.O4:.O33])" office:value-type="float" office:value="0.9320322865" calcext:value-type="float">
            <text:p>0,9320322865</text:p>
          </table:table-cell>
          <table:table-cell table:formula="of:=AVERAGE([.P4:.P33])" office:value-type="float" office:value="0.926335004233333" calcext:value-type="float">
            <text:p>0,926335004233333</text:p>
          </table:table-cell>
          <table:table-cell table:formula="of:=AVERAGE([.Q4:.Q33])" office:value-type="float" office:value="504" calcext:value-type="float">
            <text:p>504</text:p>
          </table:table-cell>
          <table:table-cell table:formula="of:=AVERAGE([.R4:.R33])" office:value-type="float" office:value="583.866666666667" calcext:value-type="float">
            <text:p>583,866666666667</text:p>
          </table:table-cell>
          <table:table-cell table:formula="of:=AVERAGE([.S4:.S33])" office:value-type="float" office:value="515.266666666667" calcext:value-type="float">
            <text:p>515,266666666667</text:p>
          </table:table-cell>
          <table:table-cell table:formula="of:=AVERAGE([.T4:.T33])" office:value-type="float" office:value="504" calcext:value-type="float">
            <text:p>504</text:p>
          </table:table-cell>
          <table:table-cell table:formula="of:=AVERAGE([.U4:.U33])" office:value-type="float" office:value="583.866666666667" calcext:value-type="float">
            <text:p>583,866666666667</text:p>
          </table:table-cell>
          <table:table-cell table:formula="of:=AVERAGE([.V4:.V33])" office:value-type="float" office:value="500" calcext:value-type="float">
            <text:p>500</text:p>
          </table:table-cell>
          <table:table-cell table:formula="of:=AVERAGE([.W4:.W33])" office:value-type="float" office:value="904.133333333333" calcext:value-type="float">
            <text:p>904,133333333333</text:p>
          </table:table-cell>
          <table:table-cell table:formula="of:=AVERAGE([.X4:.X33])" office:value-type="float" office:value="500" calcext:value-type="float">
            <text:p>500</text:p>
          </table:table-cell>
          <table:table-cell table:formula="of:=AVERAGE([.Y4:.Y33])" office:value-type="float" office:value="500" calcext:value-type="float">
            <text:p>500</text:p>
          </table:table-cell>
          <table:table-cell table:formula="of:=AVERAGE([.Z4:.Z33])" office:value-type="float" office:value="500" calcext:value-type="float">
            <text:p>500</text:p>
          </table:table-cell>
          <table:table-cell table:formula="of:=AVERAGE([.AA4:.AA33])" office:value-type="float" office:value="500" calcext:value-type="float">
            <text:p>500</text:p>
          </table:table-cell>
          <table:table-cell table:formula="of:=AVERAGE([.AB4:.AB33])" office:value-type="float" office:value="500" calcext:value-type="float">
            <text:p>500</text:p>
          </table:table-cell>
          <table:table-cell table:formula="of:=AVERAGE([.AC4:.AC33])" office:value-type="float" office:value="500" calcext:value-type="float">
            <text:p>500</text:p>
          </table:table-cell>
          <table:table-cell table:formula="of:=AVERAGE([.AD4:.AD33])" office:value-type="float" office:value="500" calcext:value-type="float">
            <text:p>500</text:p>
          </table:table-cell>
          <table:table-cell table:formula="of:=AVERAGE([.AE4:.AE33])" office:value-type="float" office:value="0.2655094" calcext:value-type="float">
            <text:p>0,2655094</text:p>
          </table:table-cell>
          <table:table-cell table:formula="of:=AVERAGE([.AF4:.AF33])" office:value-type="float" office:value="0.290374433333333" calcext:value-type="float">
            <text:p>0,290374433333333</text:p>
          </table:table-cell>
          <table:table-cell table:formula="of:=AVERAGE([.AG4:.AG33])" office:value-type="float" office:value="0.2684548" calcext:value-type="float">
            <text:p>0,2684548</text:p>
          </table:table-cell>
          <table:table-cell table:formula="of:=AVERAGE([.AH4:.AH33])" office:value-type="float" office:value="0.2628392" calcext:value-type="float">
            <text:p>0,2628392</text:p>
          </table:table-cell>
          <table:table-cell table:formula="of:=AVERAGE([.AI4:.AI33])" office:value-type="float" office:value="0.295032766666667" calcext:value-type="float">
            <text:p>0,295032766666667</text:p>
          </table:table-cell>
          <table:table-cell table:formula="of:=AVERAGE([.AJ4:.AJ33])" office:value-type="float" office:value="0.2631781" calcext:value-type="float">
            <text:p>0,2631781</text:p>
          </table:table-cell>
          <table:table-cell table:formula="of:=AVERAGE([.AK4:.AK33])" office:value-type="float" office:value="0.3662881" calcext:value-type="float">
            <text:p>0,3662881</text:p>
          </table:table-cell>
          <table:table-cell table:formula="of:=AVERAGE([.AL4:.AL33])" office:value-type="float" office:value="0.3212193" calcext:value-type="float">
            <text:p>0,3212193</text:p>
          </table:table-cell>
          <table:table-cell table:formula="of:=AVERAGE([.AM4:.AM33])" office:value-type="float" office:value="0.345572833333333" calcext:value-type="float">
            <text:p>0,345572833333333</text:p>
          </table:table-cell>
          <table:table-cell table:formula="of:=AVERAGE([.AN4:.AN33])" office:value-type="float" office:value="0.3575428" calcext:value-type="float">
            <text:p>0,3575428</text:p>
          </table:table-cell>
          <table:table-cell table:formula="of:=AVERAGE([.AO4:.AO33])" office:value-type="float" office:value="0.399201366666667" calcext:value-type="float">
            <text:p>0,399201366666667</text:p>
          </table:table-cell>
          <table:table-cell table:formula="of:=AVERAGE([.AP4:.AP33])" office:value-type="float" office:value="0.481691666666667" calcext:value-type="float">
            <text:p>0,481691666666667</text:p>
          </table:table-cell>
          <table:table-cell table:formula="of:=AVERAGE([.AQ4:.AQ33])" office:value-type="float" office:value="0.2632504" calcext:value-type="float">
            <text:p>0,2632504</text:p>
          </table:table-cell>
          <table:table-cell table:formula="of:=AVERAGE([.AR4:.AR33])" office:value-type="float" office:value="1.28144586666667" calcext:value-type="float">
            <text:p>1,28144586666667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Algoritmo</text:p>
          </table:table-cell>
          <table:table-cell table:style-name="ce13" office:value-type="string" calcext:value-type="string">
            <text:p>Eq. Objetivos</text:p>
          </table:table-cell>
          <table:table-cell table:style-name="ce2" office:value-type="string" calcext:value-type="string">
            <text:p>Tarefas Exec.</text:p>
          </table:table-cell>
          <table:table-cell table:style-name="ce2" office:value-type="string" calcext:value-type="string">
            <text:p>Tempo(s)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TTP(0.8:0.8)</text:p>
          </table:table-cell>
          <table:table-cell table:style-name="ce4" office:value-type="float" office:value="0.906521492566667" calcext:value-type="float">
            <text:p>0,90652</text:p>
          </table:table-cell>
          <table:table-cell table:style-name="ce15" office:value-type="float" office:value="500" calcext:value-type="float">
            <text:p>500,0</text:p>
          </table:table-cell>
          <table:table-cell table:style-name="ce6" office:value-type="float" office:value="0.481691666666667" calcext:value-type="float">
            <text:p>0,481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TTP(0.8:0.3)</text:p>
          </table:table-cell>
          <table:table-cell table:style-name="ce4" office:value-type="float" office:value="0.913602558133333" calcext:value-type="float">
            <text:p>0,91360</text:p>
          </table:table-cell>
          <table:table-cell table:style-name="ce15" office:value-type="float" office:value="500" calcext:value-type="float">
            <text:p>500,0</text:p>
          </table:table-cell>
          <table:table-cell table:style-name="ce6" office:value-type="float" office:value="0.399201366666667" calcext:value-type="float">
            <text:p>0,39920</text:p>
          </table:table-cell>
          <table:table-cell table:number-columns-repeated="8"/>
          <table:table-cell office:value-type="float" office:value="0.931735912633333" calcext:value-type="float">
            <text:p>0,931735912633333</text:p>
          </table:table-cell>
          <table:table-cell office:value-type="float" office:value="0.944983256233333" calcext:value-type="float">
            <text:p>0,944983256233333</text:p>
          </table:table-cell>
          <table:table-cell office:value-type="float" office:value="0.9345190741" calcext:value-type="float">
            <text:p>0,9345190741</text:p>
          </table:table-cell>
          <table:table-cell office:value-type="float" office:value="0.931735912633333" calcext:value-type="float">
            <text:p>0,931735912633333</text:p>
          </table:table-cell>
          <table:table-cell office:value-type="float" office:value="0.944983256233333" calcext:value-type="float">
            <text:p>0,944983256233333</text:p>
          </table:table-cell>
          <table:table-cell office:value-type="float" office:value="0.9320322865" calcext:value-type="float">
            <text:p>0,9320322865</text:p>
          </table:table-cell>
          <table:table-cell office:value-type="float" office:value="0.9983385956" calcext:value-type="float">
            <text:p>0,9983385956</text:p>
          </table:table-cell>
          <table:table-cell office:value-type="float" office:value="0.921656400366667" calcext:value-type="float">
            <text:p>0,921656400366667</text:p>
          </table:table-cell>
          <table:table-cell office:value-type="float" office:value="0.9155624978" calcext:value-type="float">
            <text:p>0,9155624978</text:p>
          </table:table-cell>
          <table:table-cell office:value-type="float" office:value="0.9244299214" calcext:value-type="float">
            <text:p>0,9244299214</text:p>
          </table:table-cell>
          <table:table-cell office:value-type="float" office:value="0.913602558133333" calcext:value-type="float">
            <text:p>0,913602558133333</text:p>
          </table:table-cell>
          <table:table-cell office:value-type="float" office:value="0.906521492566667" calcext:value-type="float">
            <text:p>0,906521492566667</text:p>
          </table:table-cell>
          <table:table-cell office:value-type="float" office:value="0.9320322865" calcext:value-type="float">
            <text:p>0,9320322865</text:p>
          </table:table-cell>
          <table:table-cell office:value-type="float" office:value="0.926335004233333" calcext:value-type="float">
            <text:p>0,926335004233333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3" office:value-type="string" calcext:value-type="string">
            <text:p>TTP(0.3:0.8)</text:p>
          </table:table-cell>
          <table:table-cell table:style-name="ce4" office:value-type="float" office:value="0.9155624978" calcext:value-type="float">
            <text:p>0,91556</text:p>
          </table:table-cell>
          <table:table-cell table:style-name="ce15" office:value-type="float" office:value="500" calcext:value-type="float">
            <text:p>500,0</text:p>
          </table:table-cell>
          <table:table-cell table:style-name="ce6" office:value-type="float" office:value="0.345572833333333" calcext:value-type="float">
            <text:p>0,34557</text:p>
          </table:table-cell>
          <table:table-cell table:number-columns-repeated="8"/>
          <table:table-cell office:value-type="float" office:value="504" calcext:value-type="float">
            <text:p>504</text:p>
          </table:table-cell>
          <table:table-cell office:value-type="float" office:value="583.866666666667" calcext:value-type="float">
            <text:p>583,866666666667</text:p>
          </table:table-cell>
          <table:table-cell office:value-type="float" office:value="515.266666666667" calcext:value-type="float">
            <text:p>515,266666666667</text:p>
          </table:table-cell>
          <table:table-cell office:value-type="float" office:value="504" calcext:value-type="float">
            <text:p>504</text:p>
          </table:table-cell>
          <table:table-cell office:value-type="float" office:value="583.866666666667" calcext:value-type="float">
            <text:p>583,866666666667</text:p>
          </table:table-cell>
          <table:table-cell office:value-type="float" office:value="500" calcext:value-type="float">
            <text:p>500</text:p>
          </table:table-cell>
          <table:table-cell office:value-type="float" office:value="904.133333333333" calcext:value-type="float">
            <text:p>904,133333333333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3" office:value-type="string" calcext:value-type="string">
            <text:p>TTP(0.3:0.3)</text:p>
          </table:table-cell>
          <table:table-cell table:style-name="ce4" office:value-type="float" office:value="0.921656400366667" calcext:value-type="float">
            <text:p>0,92166</text:p>
          </table:table-cell>
          <table:table-cell table:style-name="ce15" office:value-type="float" office:value="500" calcext:value-type="float">
            <text:p>500,0</text:p>
          </table:table-cell>
          <table:table-cell table:style-name="ce6" office:value-type="float" office:value="0.3212193" calcext:value-type="float">
            <text:p>0,32122</text:p>
          </table:table-cell>
          <table:table-cell table:number-columns-repeated="8"/>
          <table:table-cell office:value-type="float" office:value="0.2655094" calcext:value-type="float">
            <text:p>0,2655094</text:p>
          </table:table-cell>
          <table:table-cell office:value-type="float" office:value="0.290374433333333" calcext:value-type="float">
            <text:p>0,290374433333333</text:p>
          </table:table-cell>
          <table:table-cell office:value-type="float" office:value="0.2684548" calcext:value-type="float">
            <text:p>0,2684548</text:p>
          </table:table-cell>
          <table:table-cell office:value-type="float" office:value="0.2628392" calcext:value-type="float">
            <text:p>0,2628392</text:p>
          </table:table-cell>
          <table:table-cell office:value-type="float" office:value="0.295032766666667" calcext:value-type="float">
            <text:p>0,295032766666667</text:p>
          </table:table-cell>
          <table:table-cell office:value-type="float" office:value="0.2631781" calcext:value-type="float">
            <text:p>0,2631781</text:p>
          </table:table-cell>
          <table:table-cell office:value-type="float" office:value="0.3662881" calcext:value-type="float">
            <text:p>0,3662881</text:p>
          </table:table-cell>
          <table:table-cell office:value-type="float" office:value="0.3212193" calcext:value-type="float">
            <text:p>0,3212193</text:p>
          </table:table-cell>
          <table:table-cell office:value-type="float" office:value="0.345572833333333" calcext:value-type="float">
            <text:p>0,345572833333333</text:p>
          </table:table-cell>
          <table:table-cell office:value-type="float" office:value="0.3575428" calcext:value-type="float">
            <text:p>0,3575428</text:p>
          </table:table-cell>
          <table:table-cell office:value-type="float" office:value="0.399201366666667" calcext:value-type="float">
            <text:p>0,399201366666667</text:p>
          </table:table-cell>
          <table:table-cell office:value-type="float" office:value="0.481691666666667" calcext:value-type="float">
            <text:p>0,481691666666667</text:p>
          </table:table-cell>
          <table:table-cell office:value-type="float" office:value="0.2632504" calcext:value-type="float">
            <text:p>0,2632504</text:p>
          </table:table-cell>
          <table:table-cell office:value-type="float" office:value="1.28144586666667" calcext:value-type="float">
            <text:p>1,28144586666667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3" office:value-type="string" calcext:value-type="string">
            <text:p>TTP(0.5:0.5)</text:p>
          </table:table-cell>
          <table:table-cell table:style-name="ce4" office:value-type="float" office:value="0.9244299214" calcext:value-type="float">
            <text:p>0,92443</text:p>
          </table:table-cell>
          <table:table-cell table:style-name="ce15" office:value-type="float" office:value="500" calcext:value-type="float">
            <text:p>500,0</text:p>
          </table:table-cell>
          <table:table-cell table:style-name="ce6" office:value-type="float" office:value="0.3575428" calcext:value-type="float">
            <text:p>0,357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TTP(1:1)</text:p>
          </table:table-cell>
          <table:table-cell table:style-name="ce4" office:value-type="float" office:value="0.926335004233333" calcext:value-type="float">
            <text:p>0,92634</text:p>
          </table:table-cell>
          <table:table-cell table:style-name="ce15" office:value-type="float" office:value="500" calcext:value-type="float">
            <text:p>500,0</text:p>
          </table:table-cell>
          <table:table-cell table:style-name="ce6" office:value-type="float" office:value="1.28144586666667" calcext:value-type="float">
            <text:p>1,281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BTT(0.3:0.3)</text:p>
          </table:table-cell>
          <table:table-cell table:style-name="ce4" office:value-type="float" office:value="0.931735912633333" calcext:value-type="float">
            <text:p>0,93174</text:p>
          </table:table-cell>
          <table:table-cell table:style-name="ce15" office:value-type="float" office:value="504" calcext:value-type="float">
            <text:p>504,0</text:p>
          </table:table-cell>
          <table:table-cell table:style-name="ce6" office:value-type="float" office:value="0.2655094" calcext:value-type="float">
            <text:p>0,265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BTT(0.8:0.3)</text:p>
          </table:table-cell>
          <table:table-cell table:style-name="ce4" office:value-type="float" office:value="0.931735912633333" calcext:value-type="float">
            <text:p>0,93174</text:p>
          </table:table-cell>
          <table:table-cell table:style-name="ce15" office:value-type="float" office:value="504" calcext:value-type="float">
            <text:p>504,0</text:p>
          </table:table-cell>
          <table:table-cell table:style-name="ce6" office:value-type="float" office:value="0.2628392" calcext:value-type="float">
            <text:p>0,262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BTT(0:0)</text:p>
          </table:table-cell>
          <table:table-cell table:style-name="ce4" office:value-type="float" office:value="0.9320322865" calcext:value-type="float">
            <text:p>0,93203</text:p>
          </table:table-cell>
          <table:table-cell table:style-name="ce15" office:value-type="float" office:value="500" calcext:value-type="float">
            <text:p>500,0</text:p>
          </table:table-cell>
          <table:table-cell table:style-name="ce6" office:value-type="float" office:value="0.2631781" calcext:value-type="float">
            <text:p>0,263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TTP(0:0)</text:p>
          </table:table-cell>
          <table:table-cell table:style-name="ce4" office:value-type="float" office:value="0.9320322865" calcext:value-type="float">
            <text:p>0,93203</text:p>
          </table:table-cell>
          <table:table-cell table:style-name="ce15" office:value-type="float" office:value="500" calcext:value-type="float">
            <text:p>500,0</text:p>
          </table:table-cell>
          <table:table-cell table:style-name="ce6" office:value-type="float" office:value="0.2632504" calcext:value-type="float">
            <text:p>0,263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BTT(0.5:0.5)</text:p>
          </table:table-cell>
          <table:table-cell table:style-name="ce4" office:value-type="float" office:value="0.9345190741" calcext:value-type="float">
            <text:p>0,93452</text:p>
          </table:table-cell>
          <table:table-cell table:style-name="ce15" office:value-type="float" office:value="515.266666666667" calcext:value-type="float">
            <text:p>515,3</text:p>
          </table:table-cell>
          <table:table-cell table:style-name="ce6" office:value-type="float" office:value="0.2684548" calcext:value-type="float">
            <text:p>0,268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BTT(0.3:0.8)</text:p>
          </table:table-cell>
          <table:table-cell table:style-name="ce4" office:value-type="float" office:value="0.944983256233333" calcext:value-type="float">
            <text:p>0,94498</text:p>
          </table:table-cell>
          <table:table-cell table:style-name="ce15" office:value-type="float" office:value="583.866666666667" calcext:value-type="float">
            <text:p>583,9</text:p>
          </table:table-cell>
          <table:table-cell table:style-name="ce6" office:value-type="float" office:value="0.290374433333333" calcext:value-type="float">
            <text:p>0,290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BTT(0.8:0.8)</text:p>
          </table:table-cell>
          <table:table-cell table:style-name="ce4" office:value-type="float" office:value="0.944983256233333" calcext:value-type="float">
            <text:p>0,94498</text:p>
          </table:table-cell>
          <table:table-cell table:style-name="ce15" office:value-type="float" office:value="583.866666666667" calcext:value-type="float">
            <text:p>583,9</text:p>
          </table:table-cell>
          <table:table-cell table:style-name="ce6" office:value-type="float" office:value="0.295032766666667" calcext:value-type="float">
            <text:p>0,295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BTT(1:1)</text:p>
          </table:table-cell>
          <table:table-cell table:style-name="ce4" office:value-type="float" office:value="0.9983385956" calcext:value-type="float">
            <text:p>0,99834</text:p>
          </table:table-cell>
          <table:table-cell table:style-name="ce15" office:value-type="float" office:value="904.133333333333" calcext:value-type="float">
            <text:p>904,1</text:p>
          </table:table-cell>
          <table:table-cell table:style-name="ce6" office:value-type="float" office:value="0.3662881" calcext:value-type="float">
            <text:p>0,36629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mall_resumo_norm.D37:small_resumo_norm.D5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mall_resumo_norm.E37:small_resumo_norm.E50">
            <calcext:color-scale>
              <calcext:color-scale-entry calcext:value="0" calcext:type="minimum" calcext:color="#b4c7dc"/>
              <calcext:color-scale-entry calcext:value="50" calcext:type="percentile" calcext:color="#ffff00"/>
              <calcext:color-scale-entry calcext:value="0" calcext:type="maximum" calcext:color="#ffbf00"/>
            </calcext:color-scale>
          </calcext:conditional-format>
          <calcext:conditional-format calcext:target-range-address="small_resumo_norm.F37:small_resumo_norm.F5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</calcext:conditional-formats>
      </table:table>
      <table:table table:name="Planilha2" table:style-name="ta1">
        <table:table-column table:style-name="co9" table:number-columns-repeated="2" table:default-cell-style-name="ce2"/>
        <table:table-column table:style-name="co9" table:number-columns-repeated="14" table:default-cell-style-name="ce20"/>
        <table:table-column table:style-name="co9" table:number-columns-repeated="1007" table:default-cell-style-name="Default"/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ce2" office:value-type="string" calcext:value-type="string">
            <text:p>BTT(0.3:0.3)</text:p>
          </table:table-cell>
          <table:table-cell table:style-name="ce2" office:value-type="string" calcext:value-type="string">
            <text:p>BTT(0.3:0.8)</text:p>
          </table:table-cell>
          <table:table-cell table:style-name="ce2" office:value-type="string" calcext:value-type="string">
            <text:p>BTT(0.5:0.5)</text:p>
          </table:table-cell>
          <table:table-cell table:style-name="ce2" office:value-type="string" calcext:value-type="string">
            <text:p>BTT(0.8:0.3)</text:p>
          </table:table-cell>
          <table:table-cell table:style-name="ce2" office:value-type="string" calcext:value-type="string">
            <text:p>BTT(0.8:0.8)</text:p>
          </table:table-cell>
          <table:table-cell table:style-name="ce2" office:value-type="string" calcext:value-type="string">
            <text:p>BTT(0:0)</text:p>
          </table:table-cell>
          <table:table-cell table:style-name="ce2" office:value-type="string" calcext:value-type="string">
            <text:p>BTT(1:1)</text:p>
          </table:table-cell>
          <table:table-cell table:style-name="ce2" office:value-type="string" calcext:value-type="string">
            <text:p>TTP(0.3:0.3)</text:p>
          </table:table-cell>
          <table:table-cell table:style-name="ce2" office:value-type="string" calcext:value-type="string">
            <text:p>TTP(0.3:0.8)</text:p>
          </table:table-cell>
          <table:table-cell table:style-name="ce2" office:value-type="string" calcext:value-type="string">
            <text:p>TTP(0.5:0.5)</text:p>
          </table:table-cell>
          <table:table-cell table:style-name="ce2" office:value-type="string" calcext:value-type="string">
            <text:p>TTP(0.8:0.3)</text:p>
          </table:table-cell>
          <table:table-cell table:style-name="ce2" office:value-type="string" calcext:value-type="string">
            <text:p>TTP(0.8:0.8)</text:p>
          </table:table-cell>
          <table:table-cell table:style-name="ce2" office:value-type="string" calcext:value-type="string">
            <text:p>TTP(0:0)</text:p>
          </table:table-cell>
          <table:table-cell table:style-name="ce2" office:value-type="string" calcext:value-type="string">
            <text:p>TTP(1:1)</text:p>
          </table:table-cell>
          <table:table-cell table:style-name="ce9" table:number-columns-repeated="1007"/>
        </table:table-row>
        <table:table-row table:style-name="ro1">
          <table:table-cell table:style-name="ce7" office:value-type="float" office:value="0.2" calcext:value-type="float" table:number-columns-spanned="1" table:number-rows-spanned="5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9371716" calcext:value-type="float">
            <text:p>0,99372</text:p>
          </table:table-cell>
          <table:table-cell office:value-type="float" office:value="0.997621439" calcext:value-type="float">
            <text:p>0,99762</text:p>
          </table:table-cell>
          <table:table-cell table:number-columns-repeated="2" office:value-type="float" office:value="0.99371716" calcext:value-type="float">
            <text:p>0,99372</text:p>
          </table:table-cell>
          <table:table-cell office:value-type="float" office:value="0.997621439" calcext:value-type="float">
            <text:p>0,99762</text:p>
          </table:table-cell>
          <table:table-cell office:value-type="float" office:value="0.99371716" calcext:value-type="float">
            <text:p>0,99372</text:p>
          </table:table-cell>
          <table:table-cell office:value-type="float" office:value="1" calcext:value-type="float">
            <text:p>1,00000</text:p>
          </table:table-cell>
          <table:table-cell table:number-columns-repeated="5" office:value-type="float" office:value="0.99489937" calcext:value-type="float">
            <text:p>0,99490</text:p>
          </table:table-cell>
          <table:table-cell office:value-type="float" office:value="0.99371716" calcext:value-type="float">
            <text:p>0,99372</text:p>
          </table:table-cell>
          <table:table-cell office:value-type="float" office:value="0.995695572" calcext:value-type="float">
            <text:p>0,9957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5259307" calcext:value-type="float">
            <text:p>0,99526</text:p>
          </table:table-cell>
          <table:table-cell office:value-type="float" office:value="0.998235294" calcext:value-type="float">
            <text:p>0,99824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5259307" calcext:value-type="float">
            <text:p>0,99526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365013" calcext:value-type="float">
            <text:p>0,99365</text:p>
          </table:table-cell>
          <table:table-cell table:number-columns-repeated="5" office:value-type="float" office:value="0.99940355" calcext:value-type="float">
            <text:p>0,99940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940355" calcext:value-type="float">
            <text:p>0,9994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0447682" calcext:value-type="float">
            <text:p>0,99045</text:p>
          </table:table-cell>
          <table:table-cell office:value-type="float" office:value="0.998002628" calcext:value-type="float">
            <text:p>0,99800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0447682" calcext:value-type="float">
            <text:p>0,99045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6078431" calcext:value-type="float">
            <text:p>0,99608</text:p>
          </table:table-cell>
          <table:table-cell table:number-columns-repeated="7" office:value-type="float" office:value="0.990427971" calcext:value-type="float">
            <text:p>0,9904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7045543" calcext:value-type="float">
            <text:p>0,99705</text:p>
          </table:table-cell>
          <table:table-cell table:number-columns-repeated="2" office:value-type="float" office:value="0.996872762" calcext:value-type="float">
            <text:p>0,99687</text:p>
          </table:table-cell>
          <table:table-cell office:value-type="float" office:value="0.997045543" calcext:value-type="float">
            <text:p>0,99705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9606299" calcext:value-type="float">
            <text:p>0,99961</text:p>
          </table:table-cell>
          <table:table-cell table:number-columns-repeated="5" office:value-type="float" office:value="0.998835211" calcext:value-type="float">
            <text:p>0,99884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8835211" calcext:value-type="float">
            <text:p>0,9988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829474" calcext:value-type="float">
            <text:p>0,99829</text:p>
          </table:table-cell>
          <table:table-cell office:value-type="float" office:value="0.993894233" calcext:value-type="float">
            <text:p>0,99389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829474" calcext:value-type="float">
            <text:p>0,99829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7835498" calcext:value-type="float">
            <text:p>0,99784</text:p>
          </table:table-cell>
          <table:table-cell office:value-type="float" office:value="0.997267652" calcext:value-type="float">
            <text:p>0,99727</text:p>
          </table:table-cell>
          <table:table-cell office:value-type="float" office:value="0.994617238" calcext:value-type="float">
            <text:p>0,99462</text:p>
          </table:table-cell>
          <table:table-cell office:value-type="float" office:value="0.997267652" calcext:value-type="float">
            <text:p>0,99727</text:p>
          </table:table-cell>
          <table:table-cell table:number-columns-repeated="2" office:value-type="float" office:value="0.994617238" calcext:value-type="float">
            <text:p>0,99462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4617238" calcext:value-type="float">
            <text:p>0,99462</text:p>
          </table:table-cell>
          <table:table-cell table:number-columns-repeated="1007"/>
        </table:table-row>
        <table:table-row table:style-name="ro1">
          <table:table-cell table:style-name="ce7" office:value-type="float" office:value="0.5" calcext:value-type="float" table:number-columns-spanned="1" table:number-rows-spanned="5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0.973806423" calcext:value-type="float">
            <text:p>0,97381</text:p>
          </table:table-cell>
          <table:table-cell office:value-type="float" office:value="0.964094459" calcext:value-type="float">
            <text:p>0,96409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0.973806423" calcext:value-type="float">
            <text:p>0,97381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1" calcext:value-type="float">
            <text:p>1,00000</text:p>
          </table:table-cell>
          <table:table-cell office:value-type="float" office:value="0.952796442" calcext:value-type="float">
            <text:p>0,95280</text:p>
          </table:table-cell>
          <table:table-cell office:value-type="float" office:value="0.960493739" calcext:value-type="float">
            <text:p>0,96049</text:p>
          </table:table-cell>
          <table:table-cell office:value-type="float" office:value="0.956856485" calcext:value-type="float">
            <text:p>0,95686</text:p>
          </table:table-cell>
          <table:table-cell office:value-type="float" office:value="0.941694861" calcext:value-type="float">
            <text:p>0,94169</text:p>
          </table:table-cell>
          <table:table-cell office:value-type="float" office:value="0.943904376" calcext:value-type="float">
            <text:p>0,94390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0.959473963" calcext:value-type="float">
            <text:p>0,95947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86150862" calcext:value-type="float">
            <text:p>0,98615</text:p>
          </table:table-cell>
          <table:table-cell office:value-type="float" office:value="0.985371139" calcext:value-type="float">
            <text:p>0,98537</text:p>
          </table:table-cell>
          <table:table-cell office:value-type="float" office:value="0.973249873" calcext:value-type="float">
            <text:p>0,97325</text:p>
          </table:table-cell>
          <table:table-cell office:value-type="float" office:value="0.986150862" calcext:value-type="float">
            <text:p>0,98615</text:p>
          </table:table-cell>
          <table:table-cell office:value-type="float" office:value="0.985371139" calcext:value-type="float">
            <text:p>0,98537</text:p>
          </table:table-cell>
          <table:table-cell office:value-type="float" office:value="0.979145663" calcext:value-type="float">
            <text:p>0,97915</text:p>
          </table:table-cell>
          <table:table-cell office:value-type="float" office:value="0.98102114" calcext:value-type="float">
            <text:p>0,98102</text:p>
          </table:table-cell>
          <table:table-cell office:value-type="float" office:value="0.989370321" calcext:value-type="float">
            <text:p>0,98937</text:p>
          </table:table-cell>
          <table:table-cell office:value-type="float" office:value="0.990269718" calcext:value-type="float">
            <text:p>0,99027</text:p>
          </table:table-cell>
          <table:table-cell office:value-type="float" office:value="0.999795438" calcext:value-type="float">
            <text:p>0,99980</text:p>
          </table:table-cell>
          <table:table-cell office:value-type="float" office:value="0.986687499" calcext:value-type="float">
            <text:p>0,98669</text:p>
          </table:table-cell>
          <table:table-cell office:value-type="float" office:value="0.997112617" calcext:value-type="float">
            <text:p>0,99711</text:p>
          </table:table-cell>
          <table:table-cell office:value-type="float" office:value="0.979145663" calcext:value-type="float">
            <text:p>0,97915</text:p>
          </table:table-cell>
          <table:table-cell office:value-type="float" office:value="0.999084249" calcext:value-type="float">
            <text:p>0,9990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60571617" calcext:value-type="float">
            <text:p>0,96057</text:p>
          </table:table-cell>
          <table:table-cell office:value-type="float" office:value="0.985020596" calcext:value-type="float">
            <text:p>0,98502</text:p>
          </table:table-cell>
          <table:table-cell office:value-type="float" office:value="0.965188626" calcext:value-type="float">
            <text:p>0,96519</text:p>
          </table:table-cell>
          <table:table-cell office:value-type="float" office:value="0.960571617" calcext:value-type="float">
            <text:p>0,96057</text:p>
          </table:table-cell>
          <table:table-cell office:value-type="float" office:value="0.985020596" calcext:value-type="float">
            <text:p>0,98502</text:p>
          </table:table-cell>
          <table:table-cell office:value-type="float" office:value="0.959162806" calcext:value-type="float">
            <text:p>0,95916</text:p>
          </table:table-cell>
          <table:table-cell office:value-type="float" office:value="0.999094203" calcext:value-type="float">
            <text:p>0,99909</text:p>
          </table:table-cell>
          <table:table-cell office:value-type="float" office:value="0.97893341" calcext:value-type="float">
            <text:p>0,97893</text:p>
          </table:table-cell>
          <table:table-cell office:value-type="float" office:value="0.988787932" calcext:value-type="float">
            <text:p>0,98879</text:p>
          </table:table-cell>
          <table:table-cell office:value-type="float" office:value="0.971399121" calcext:value-type="float">
            <text:p>0,97140</text:p>
          </table:table-cell>
          <table:table-cell table:number-columns-repeated="2" office:value-type="float" office:value="0.983659088" calcext:value-type="float">
            <text:p>0,98366</text:p>
          </table:table-cell>
          <table:table-cell office:value-type="float" office:value="0.959162806" calcext:value-type="float">
            <text:p>0,95916</text:p>
          </table:table-cell>
          <table:table-cell office:value-type="float" office:value="0.983659088" calcext:value-type="float">
            <text:p>0,98366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77609574" calcext:value-type="float">
            <text:p>0,97761</text:p>
          </table:table-cell>
          <table:table-cell office:value-type="float" office:value="0.973493728" calcext:value-type="float">
            <text:p>0,97349</text:p>
          </table:table-cell>
          <table:table-cell office:value-type="float" office:value="0.982677089" calcext:value-type="float">
            <text:p>0,98268</text:p>
          </table:table-cell>
          <table:table-cell office:value-type="float" office:value="0.977609574" calcext:value-type="float">
            <text:p>0,97761</text:p>
          </table:table-cell>
          <table:table-cell office:value-type="float" office:value="0.973493728" calcext:value-type="float">
            <text:p>0,97349</text:p>
          </table:table-cell>
          <table:table-cell office:value-type="float" office:value="0.975236221" calcext:value-type="float">
            <text:p>0,97524</text:p>
          </table:table-cell>
          <table:table-cell office:value-type="float" office:value="0.993607306" calcext:value-type="float">
            <text:p>0,99361</text:p>
          </table:table-cell>
          <table:table-cell table:number-columns-repeated="2" office:value-type="float" office:value="0.979393181" calcext:value-type="float">
            <text:p>0,97939</text:p>
          </table:table-cell>
          <table:table-cell office:value-type="float" office:value="0.983714534" calcext:value-type="float">
            <text:p>0,98371</text:p>
          </table:table-cell>
          <table:table-cell table:number-columns-repeated="2" office:value-type="float" office:value="0.973511619" calcext:value-type="float">
            <text:p>0,97351</text:p>
          </table:table-cell>
          <table:table-cell office:value-type="float" office:value="0.975236221" calcext:value-type="float">
            <text:p>0,97524</text:p>
          </table:table-cell>
          <table:table-cell office:value-type="float" office:value="0.965027048" calcext:value-type="float">
            <text:p>0,9650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982342488" calcext:value-type="float">
            <text:p>0,98234</text:p>
          </table:table-cell>
          <table:table-cell office:value-type="float" office:value="0.986063801" calcext:value-type="float">
            <text:p>0,98606</text:p>
          </table:table-cell>
          <table:table-cell office:value-type="float" office:value="0.974853265" calcext:value-type="float">
            <text:p>0,97485</text:p>
          </table:table-cell>
          <table:table-cell office:value-type="float" office:value="0.982342488" calcext:value-type="float">
            <text:p>0,98234</text:p>
          </table:table-cell>
          <table:table-cell office:value-type="float" office:value="0.986063801" calcext:value-type="float">
            <text:p>0,98606</text:p>
          </table:table-cell>
          <table:table-cell office:value-type="float" office:value="0.983131556" calcext:value-type="float">
            <text:p>0,98313</text:p>
          </table:table-cell>
          <table:table-cell office:value-type="float" office:value="0.992180313" calcext:value-type="float">
            <text:p>0,99218</text:p>
          </table:table-cell>
          <table:table-cell office:value-type="float" office:value="0.990803124" calcext:value-type="float">
            <text:p>0,99080</text:p>
          </table:table-cell>
          <table:table-cell office:value-type="float" office:value="0.975919969" calcext:value-type="float">
            <text:p>0,97592</text:p>
          </table:table-cell>
          <table:table-cell office:value-type="float" office:value="0.990803124" calcext:value-type="float">
            <text:p>0,99080</text:p>
          </table:table-cell>
          <table:table-cell table:number-columns-repeated="2" office:value-type="float" office:value="0.975919969" calcext:value-type="float">
            <text:p>0,97592</text:p>
          </table:table-cell>
          <table:table-cell office:value-type="float" office:value="0.983131556" calcext:value-type="float">
            <text:p>0,98313</text:p>
          </table:table-cell>
          <table:table-cell office:value-type="float" office:value="0.976106291" calcext:value-type="float">
            <text:p>0,97611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 table:number-columns-spanned="1" table:number-rows-spanned="5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81770191" calcext:value-type="float">
            <text:p>0,98177</text:p>
          </table:table-cell>
          <table:table-cell office:value-type="float" office:value="0.980455302" calcext:value-type="float">
            <text:p>0,98046</text:p>
          </table:table-cell>
          <table:table-cell office:value-type="float" office:value="0.969217703" calcext:value-type="float">
            <text:p>0,96922</text:p>
          </table:table-cell>
          <table:table-cell office:value-type="float" office:value="0.981770191" calcext:value-type="float">
            <text:p>0,98177</text:p>
          </table:table-cell>
          <table:table-cell office:value-type="float" office:value="0.980455302" calcext:value-type="float">
            <text:p>0,98046</text:p>
          </table:table-cell>
          <table:table-cell office:value-type="float" office:value="0.981852371" calcext:value-type="float">
            <text:p>0,98185</text:p>
          </table:table-cell>
          <table:table-cell office:value-type="float" office:value="1" calcext:value-type="float">
            <text:p>1,00000</text:p>
          </table:table-cell>
          <table:table-cell office:value-type="float" office:value="0.976838723" calcext:value-type="float">
            <text:p>0,97684</text:p>
          </table:table-cell>
          <table:table-cell office:value-type="float" office:value="0.964607489" calcext:value-type="float">
            <text:p>0,96461</text:p>
          </table:table-cell>
          <table:table-cell office:value-type="float" office:value="0.954610701" calcext:value-type="float">
            <text:p>0,95461</text:p>
          </table:table-cell>
          <table:table-cell office:value-type="float" office:value="0.954679185" calcext:value-type="float">
            <text:p>0,95468</text:p>
          </table:table-cell>
          <table:table-cell office:value-type="float" office:value="0.948887937" calcext:value-type="float">
            <text:p>0,94889</text:p>
          </table:table-cell>
          <table:table-cell office:value-type="float" office:value="0.981852371" calcext:value-type="float">
            <text:p>0,98185</text:p>
          </table:table-cell>
          <table:table-cell office:value-type="float" office:value="0.946161043" calcext:value-type="float">
            <text:p>0,94616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43159277" calcext:value-type="float">
            <text:p>0,94316</text:p>
          </table:table-cell>
          <table:table-cell office:value-type="float" office:value="0.951092117" calcext:value-type="float">
            <text:p>0,95109</text:p>
          </table:table-cell>
          <table:table-cell office:value-type="float" office:value="0.976537025" calcext:value-type="float">
            <text:p>0,97654</text:p>
          </table:table-cell>
          <table:table-cell office:value-type="float" office:value="0.943159277" calcext:value-type="float">
            <text:p>0,94316</text:p>
          </table:table-cell>
          <table:table-cell office:value-type="float" office:value="0.951092117" calcext:value-type="float">
            <text:p>0,95109</text:p>
          </table:table-cell>
          <table:table-cell office:value-type="float" office:value="0.966332258" calcext:value-type="float">
            <text:p>0,96633</text:p>
          </table:table-cell>
          <table:table-cell office:value-type="float" office:value="1" calcext:value-type="float">
            <text:p>1,00000</text:p>
          </table:table-cell>
          <table:table-cell office:value-type="float" office:value="0.952117247" calcext:value-type="float">
            <text:p>0,95212</text:p>
          </table:table-cell>
          <table:table-cell office:value-type="float" office:value="0.909518028" calcext:value-type="float">
            <text:p>0,90952</text:p>
          </table:table-cell>
          <table:table-cell office:value-type="float" office:value="0.94706571" calcext:value-type="float">
            <text:p>0,94707</text:p>
          </table:table-cell>
          <table:table-cell office:value-type="float" office:value="0.891288799" calcext:value-type="float">
            <text:p>0,89129</text:p>
          </table:table-cell>
          <table:table-cell office:value-type="float" office:value="0.907041117" calcext:value-type="float">
            <text:p>0,90704</text:p>
          </table:table-cell>
          <table:table-cell office:value-type="float" office:value="0.966332258" calcext:value-type="float">
            <text:p>0,96633</text:p>
          </table:table-cell>
          <table:table-cell office:value-type="float" office:value="0.904628557" calcext:value-type="float">
            <text:p>0,9046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31281978" calcext:value-type="float">
            <text:p>0,83128</text:p>
          </table:table-cell>
          <table:table-cell office:value-type="float" office:value="0.846091312" calcext:value-type="float">
            <text:p>0,84609</text:p>
          </table:table-cell>
          <table:table-cell office:value-type="float" office:value="0.836063171" calcext:value-type="float">
            <text:p>0,83606</text:p>
          </table:table-cell>
          <table:table-cell office:value-type="float" office:value="0.831281978" calcext:value-type="float">
            <text:p>0,83128</text:p>
          </table:table-cell>
          <table:table-cell office:value-type="float" office:value="0.846091312" calcext:value-type="float">
            <text:p>0,84609</text:p>
          </table:table-cell>
          <table:table-cell office:value-type="float" office:value="0.827956027" calcext:value-type="float">
            <text:p>0,82796</text:p>
          </table:table-cell>
          <table:table-cell office:value-type="float" office:value="1" calcext:value-type="float">
            <text:p>1,00000</text:p>
          </table:table-cell>
          <table:table-cell office:value-type="float" office:value="0.83971539" calcext:value-type="float">
            <text:p>0,83972</text:p>
          </table:table-cell>
          <table:table-cell office:value-type="float" office:value="0.840844364" calcext:value-type="float">
            <text:p>0,84084</text:p>
          </table:table-cell>
          <table:table-cell office:value-type="float" office:value="0.835512913" calcext:value-type="float">
            <text:p>0,83551</text:p>
          </table:table-cell>
          <table:table-cell office:value-type="float" office:value="0.859495461" calcext:value-type="float">
            <text:p>0,85950</text:p>
          </table:table-cell>
          <table:table-cell office:value-type="float" office:value="0.833633639" calcext:value-type="float">
            <text:p>0,83363</text:p>
          </table:table-cell>
          <table:table-cell office:value-type="float" office:value="0.827956027" calcext:value-type="float">
            <text:p>0,82796</text:p>
          </table:table-cell>
          <table:table-cell office:value-type="float" office:value="0.840619085" calcext:value-type="float">
            <text:p>0,8406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07595374" calcext:value-type="float">
            <text:p>0,90760</text:p>
          </table:table-cell>
          <table:table-cell office:value-type="float" office:value="0.955865195" calcext:value-type="float">
            <text:p>0,95587</text:p>
          </table:table-cell>
          <table:table-cell office:value-type="float" office:value="0.903955847" calcext:value-type="float">
            <text:p>0,90396</text:p>
          </table:table-cell>
          <table:table-cell office:value-type="float" office:value="0.907595374" calcext:value-type="float">
            <text:p>0,90760</text:p>
          </table:table-cell>
          <table:table-cell office:value-type="float" office:value="0.955865195" calcext:value-type="float">
            <text:p>0,95587</text:p>
          </table:table-cell>
          <table:table-cell office:value-type="float" office:value="0.906618713" calcext:value-type="float">
            <text:p>0,90662</text:p>
          </table:table-cell>
          <table:table-cell office:value-type="float" office:value="1" calcext:value-type="float">
            <text:p>1,00000</text:p>
          </table:table-cell>
          <table:table-cell office:value-type="float" office:value="0.900553366" calcext:value-type="float">
            <text:p>0,90055</text:p>
          </table:table-cell>
          <table:table-cell office:value-type="float" office:value="0.90230138" calcext:value-type="float">
            <text:p>0,90230</text:p>
          </table:table-cell>
          <table:table-cell office:value-type="float" office:value="0.921858445" calcext:value-type="float">
            <text:p>0,92186</text:p>
          </table:table-cell>
          <table:table-cell office:value-type="float" office:value="0.924738629" calcext:value-type="float">
            <text:p>0,92474</text:p>
          </table:table-cell>
          <table:table-cell office:value-type="float" office:value="0.92501672" calcext:value-type="float">
            <text:p>0,92502</text:p>
          </table:table-cell>
          <table:table-cell office:value-type="float" office:value="0.906618713" calcext:value-type="float">
            <text:p>0,90662</text:p>
          </table:table-cell>
          <table:table-cell office:value-type="float" office:value="0.910195797" calcext:value-type="float">
            <text:p>0,9102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872117707" calcext:value-type="float">
            <text:p>0,87212</text:p>
          </table:table-cell>
          <table:table-cell office:value-type="float" office:value="0.909293547" calcext:value-type="float">
            <text:p>0,90929</text:p>
          </table:table-cell>
          <table:table-cell office:value-type="float" office:value="0.88212028" calcext:value-type="float">
            <text:p>0,88212</text:p>
          </table:table-cell>
          <table:table-cell office:value-type="float" office:value="0.872117707" calcext:value-type="float">
            <text:p>0,87212</text:p>
          </table:table-cell>
          <table:table-cell office:value-type="float" office:value="0.909293547" calcext:value-type="float">
            <text:p>0,90929</text:p>
          </table:table-cell>
          <table:table-cell office:value-type="float" office:value="0.879446859" calcext:value-type="float">
            <text:p>0,87945</text:p>
          </table:table-cell>
          <table:table-cell office:value-type="float" office:value="1" calcext:value-type="float">
            <text:p>1,00000</text:p>
          </table:table-cell>
          <table:table-cell office:value-type="float" office:value="0.882156819" calcext:value-type="float">
            <text:p>0,88216</text:p>
          </table:table-cell>
          <table:table-cell office:value-type="float" office:value="0.87405758" calcext:value-type="float">
            <text:p>0,87406</text:p>
          </table:table-cell>
          <table:table-cell office:value-type="float" office:value="0.876676193" calcext:value-type="float">
            <text:p>0,87668</text:p>
          </table:table-cell>
          <table:table-cell table:number-columns-repeated="2" office:value-type="float" office:value="0.882031434" calcext:value-type="float">
            <text:p>0,88203</text:p>
          </table:table-cell>
          <table:table-cell office:value-type="float" office:value="0.879446859" calcext:value-type="float">
            <text:p>0,87945</text:p>
          </table:table-cell>
          <table:table-cell office:value-type="float" office:value="0.874650869" calcext:value-type="float">
            <text:p>0,87465</text:p>
          </table:table-cell>
          <table:table-cell table:number-columns-repeated="1007"/>
        </table:table-row>
        <table:table-row table:style-name="ro1"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71727232" calcext:value-type="float">
            <text:p>0,97173</text:p>
          </table:table-cell>
          <table:table-cell office:value-type="float" office:value="0.970387963" calcext:value-type="float">
            <text:p>0,97039</text:p>
          </table:table-cell>
          <table:table-cell office:value-type="float" office:value="0.967379045" calcext:value-type="float">
            <text:p>0,96738</text:p>
          </table:table-cell>
          <table:table-cell office:value-type="float" office:value="0.971727232" calcext:value-type="float">
            <text:p>0,97173</text:p>
          </table:table-cell>
          <table:table-cell office:value-type="float" office:value="0.970387963" calcext:value-type="float">
            <text:p>0,97039</text:p>
          </table:table-cell>
          <table:table-cell office:value-type="float" office:value="0.973405919" calcext:value-type="float">
            <text:p>0,97341</text:p>
          </table:table-cell>
          <table:table-cell office:value-type="float" office:value="1" calcext:value-type="float">
            <text:p>1,00000</text:p>
          </table:table-cell>
          <table:table-cell office:value-type="float" office:value="0.954281502" calcext:value-type="float">
            <text:p>0,95428</text:p>
          </table:table-cell>
          <table:table-cell office:value-type="float" office:value="0.951869086" calcext:value-type="float">
            <text:p>0,95187</text:p>
          </table:table-cell>
          <table:table-cell office:value-type="float" office:value="0.950956091" calcext:value-type="float">
            <text:p>0,95096</text:p>
          </table:table-cell>
          <table:table-cell office:value-type="float" office:value="0.947383672" calcext:value-type="float">
            <text:p>0,94738</text:p>
          </table:table-cell>
          <table:table-cell office:value-type="float" office:value="0.953379453" calcext:value-type="float">
            <text:p>0,95338</text:p>
          </table:table-cell>
          <table:table-cell office:value-type="float" office:value="0.973405919" calcext:value-type="float">
            <text:p>0,97341</text:p>
          </table:table-cell>
          <table:table-cell office:value-type="float" office:value="0.942830516" calcext:value-type="float">
            <text:p>0,9428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86823719" calcext:value-type="float">
            <text:p>0,98682</text:p>
          </table:table-cell>
          <table:table-cell office:value-type="float" office:value="0.999091316" calcext:value-type="float">
            <text:p>0,99909</text:p>
          </table:table-cell>
          <table:table-cell office:value-type="float" office:value="0.989353191" calcext:value-type="float">
            <text:p>0,98935</text:p>
          </table:table-cell>
          <table:table-cell office:value-type="float" office:value="0.986823719" calcext:value-type="float">
            <text:p>0,98682</text:p>
          </table:table-cell>
          <table:table-cell office:value-type="float" office:value="0.999091316" calcext:value-type="float">
            <text:p>0,99909</text:p>
          </table:table-cell>
          <table:table-cell office:value-type="float" office:value="0.977041536" calcext:value-type="float">
            <text:p>0,97704</text:p>
          </table:table-cell>
          <table:table-cell office:value-type="float" office:value="0.997084548" calcext:value-type="float">
            <text:p>0,99708</text:p>
          </table:table-cell>
          <table:table-cell office:value-type="float" office:value="0.962377601" calcext:value-type="float">
            <text:p>0,96238</text:p>
          </table:table-cell>
          <table:table-cell office:value-type="float" office:value="0.974048508" calcext:value-type="float">
            <text:p>0,97405</text:p>
          </table:table-cell>
          <table:table-cell office:value-type="float" office:value="0.958434941" calcext:value-type="float">
            <text:p>0,95843</text:p>
          </table:table-cell>
          <table:table-cell office:value-type="float" office:value="0.963339442" calcext:value-type="float">
            <text:p>0,96334</text:p>
          </table:table-cell>
          <table:table-cell office:value-type="float" office:value="0.981969746" calcext:value-type="float">
            <text:p>0,98197</text:p>
          </table:table-cell>
          <table:table-cell office:value-type="float" office:value="0.977041536" calcext:value-type="float">
            <text:p>0,97704</text:p>
          </table:table-cell>
          <table:table-cell office:value-type="float" office:value="0.951846686" calcext:value-type="float">
            <text:p>0,95185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08416087" calcext:value-type="float">
            <text:p>0,90842</text:p>
          </table:table-cell>
          <table:table-cell office:value-type="float" office:value="0.946498912" calcext:value-type="float">
            <text:p>0,94650</text:p>
          </table:table-cell>
          <table:table-cell office:value-type="float" office:value="0.891857364" calcext:value-type="float">
            <text:p>0,89186</text:p>
          </table:table-cell>
          <table:table-cell office:value-type="float" office:value="0.908416087" calcext:value-type="float">
            <text:p>0,90842</text:p>
          </table:table-cell>
          <table:table-cell office:value-type="float" office:value="0.946498912" calcext:value-type="float">
            <text:p>0,94650</text:p>
          </table:table-cell>
          <table:table-cell office:value-type="float" office:value="0.911048722" calcext:value-type="float">
            <text:p>0,91105</text:p>
          </table:table-cell>
          <table:table-cell office:value-type="float" office:value="1" calcext:value-type="float">
            <text:p>1,00000</text:p>
          </table:table-cell>
          <table:table-cell office:value-type="float" office:value="0.855285648" calcext:value-type="float">
            <text:p>0,85529</text:p>
          </table:table-cell>
          <table:table-cell office:value-type="float" office:value="0.854608056" calcext:value-type="float">
            <text:p>0,85461</text:p>
          </table:table-cell>
          <table:table-cell office:value-type="float" office:value="0.947920482" calcext:value-type="float">
            <text:p>0,94792</text:p>
          </table:table-cell>
          <table:table-cell office:value-type="float" office:value="0.82904393" calcext:value-type="float">
            <text:p>0,82904</text:p>
          </table:table-cell>
          <table:table-cell office:value-type="float" office:value="0.822272228" calcext:value-type="float">
            <text:p>0,82227</text:p>
          </table:table-cell>
          <table:table-cell office:value-type="float" office:value="0.911048722" calcext:value-type="float">
            <text:p>0,91105</text:p>
          </table:table-cell>
          <table:table-cell office:value-type="float" office:value="0.869077198" calcext:value-type="float">
            <text:p>0,8690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09034888" calcext:value-type="float">
            <text:p>0,90903</text:p>
          </table:table-cell>
          <table:table-cell office:value-type="float" office:value="0.964736796" calcext:value-type="float">
            <text:p>0,96474</text:p>
          </table:table-cell>
          <table:table-cell office:value-type="float" office:value="0.897072952" calcext:value-type="float">
            <text:p>0,89707</text:p>
          </table:table-cell>
          <table:table-cell office:value-type="float" office:value="0.909034888" calcext:value-type="float">
            <text:p>0,90903</text:p>
          </table:table-cell>
          <table:table-cell office:value-type="float" office:value="0.964736796" calcext:value-type="float">
            <text:p>0,96474</text:p>
          </table:table-cell>
          <table:table-cell office:value-type="float" office:value="0.879452178" calcext:value-type="float">
            <text:p>0,87945</text:p>
          </table:table-cell>
          <table:table-cell office:value-type="float" office:value="1" calcext:value-type="float">
            <text:p>1,00000</text:p>
          </table:table-cell>
          <table:table-cell office:value-type="float" office:value="0.873049584" calcext:value-type="float">
            <text:p>0,87305</text:p>
          </table:table-cell>
          <table:table-cell office:value-type="float" office:value="0.883073858" calcext:value-type="float">
            <text:p>0,88307</text:p>
          </table:table-cell>
          <table:table-cell office:value-type="float" office:value="0.813349213" calcext:value-type="float">
            <text:p>0,81335</text:p>
          </table:table-cell>
          <table:table-cell office:value-type="float" office:value="0.841505113" calcext:value-type="float">
            <text:p>0,84151</text:p>
          </table:table-cell>
          <table:table-cell office:value-type="float" office:value="0.827240779" calcext:value-type="float">
            <text:p>0,82724</text:p>
          </table:table-cell>
          <table:table-cell office:value-type="float" office:value="0.879452178" calcext:value-type="float">
            <text:p>0,87945</text:p>
          </table:table-cell>
          <table:table-cell office:value-type="float" office:value="0.926868484" calcext:value-type="float">
            <text:p>0,92687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81832424" calcext:value-type="float">
            <text:p>0,81832</text:p>
          </table:table-cell>
          <table:table-cell office:value-type="float" office:value="0.835264766" calcext:value-type="float">
            <text:p>0,83526</text:p>
          </table:table-cell>
          <table:table-cell office:value-type="float" office:value="0.868620929" calcext:value-type="float">
            <text:p>0,86862</text:p>
          </table:table-cell>
          <table:table-cell office:value-type="float" office:value="0.81832424" calcext:value-type="float">
            <text:p>0,81832</text:p>
          </table:table-cell>
          <table:table-cell office:value-type="float" office:value="0.835264766" calcext:value-type="float">
            <text:p>0,83526</text:p>
          </table:table-cell>
          <table:table-cell office:value-type="float" office:value="0.822136089" calcext:value-type="float">
            <text:p>0,82214</text:p>
          </table:table-cell>
          <table:table-cell office:value-type="float" office:value="1" calcext:value-type="float">
            <text:p>1,00000</text:p>
          </table:table-cell>
          <table:table-cell office:value-type="float" office:value="0.799040853" calcext:value-type="float">
            <text:p>0,79904</text:p>
          </table:table-cell>
          <table:table-cell office:value-type="float" office:value="0.794682537" calcext:value-type="float">
            <text:p>0,79468</text:p>
          </table:table-cell>
          <table:table-cell office:value-type="float" office:value="0.808019758" calcext:value-type="float">
            <text:p>0,80802</text:p>
          </table:table-cell>
          <table:table-cell office:value-type="float" office:value="0.780358947" calcext:value-type="float">
            <text:p>0,78036</text:p>
          </table:table-cell>
          <table:table-cell office:value-type="float" office:value="0.795319969" calcext:value-type="float">
            <text:p>0,79532</text:p>
          </table:table-cell>
          <table:table-cell office:value-type="float" office:value="0.822136089" calcext:value-type="float">
            <text:p>0,82214</text:p>
          </table:table-cell>
          <table:table-cell office:value-type="float" office:value="0.853751265" calcext:value-type="float">
            <text:p>0,85375</text:p>
          </table:table-cell>
          <table:table-cell table:number-columns-repeated="1007"/>
        </table:table-row>
        <table:table-row table:style-name="ro1">
          <table:table-cell table:style-name="ce7" office:value-type="float" office:value="5" calcext:value-type="float" table:number-columns-spanned="1" table:number-rows-spanned="5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75736495" calcext:value-type="float">
            <text:p>0,97574</text:p>
          </table:table-cell>
          <table:table-cell office:value-type="float" office:value="0.963762064" calcext:value-type="float">
            <text:p>0,96376</text:p>
          </table:table-cell>
          <table:table-cell office:value-type="float" office:value="0.979899945" calcext:value-type="float">
            <text:p>0,97990</text:p>
          </table:table-cell>
          <table:table-cell office:value-type="float" office:value="0.975736495" calcext:value-type="float">
            <text:p>0,97574</text:p>
          </table:table-cell>
          <table:table-cell office:value-type="float" office:value="0.963762064" calcext:value-type="float">
            <text:p>0,96376</text:p>
          </table:table-cell>
          <table:table-cell office:value-type="float" office:value="0.954852365" calcext:value-type="float">
            <text:p>0,95485</text:p>
          </table:table-cell>
          <table:table-cell office:value-type="float" office:value="1" calcext:value-type="float">
            <text:p>1,00000</text:p>
          </table:table-cell>
          <table:table-cell office:value-type="float" office:value="0.956771893" calcext:value-type="float">
            <text:p>0,95677</text:p>
          </table:table-cell>
          <table:table-cell office:value-type="float" office:value="0.963599677" calcext:value-type="float">
            <text:p>0,96360</text:p>
          </table:table-cell>
          <table:table-cell office:value-type="float" office:value="0.960338736" calcext:value-type="float">
            <text:p>0,96034</text:p>
          </table:table-cell>
          <table:table-cell office:value-type="float" office:value="0.958850514" calcext:value-type="float">
            <text:p>0,95885</text:p>
          </table:table-cell>
          <table:table-cell office:value-type="float" office:value="0.950920717" calcext:value-type="float">
            <text:p>0,95092</text:p>
          </table:table-cell>
          <table:table-cell office:value-type="float" office:value="0.954852365" calcext:value-type="float">
            <text:p>0,95485</text:p>
          </table:table-cell>
          <table:table-cell office:value-type="float" office:value="0.94041196" calcext:value-type="float">
            <text:p>0,94041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46241428" calcext:value-type="float">
            <text:p>0,94624</text:p>
          </table:table-cell>
          <table:table-cell office:value-type="float" office:value="0.969232998" calcext:value-type="float">
            <text:p>0,96923</text:p>
          </table:table-cell>
          <table:table-cell office:value-type="float" office:value="0.979940259" calcext:value-type="float">
            <text:p>0,97994</text:p>
          </table:table-cell>
          <table:table-cell office:value-type="float" office:value="0.946241428" calcext:value-type="float">
            <text:p>0,94624</text:p>
          </table:table-cell>
          <table:table-cell office:value-type="float" office:value="0.969232998" calcext:value-type="float">
            <text:p>0,96923</text:p>
          </table:table-cell>
          <table:table-cell office:value-type="float" office:value="0.938600039" calcext:value-type="float">
            <text:p>0,93860</text:p>
          </table:table-cell>
          <table:table-cell office:value-type="float" office:value="1" calcext:value-type="float">
            <text:p>1,00000</text:p>
          </table:table-cell>
          <table:table-cell office:value-type="float" office:value="0.935969174" calcext:value-type="float">
            <text:p>0,93597</text:p>
          </table:table-cell>
          <table:table-cell office:value-type="float" office:value="0.940204106" calcext:value-type="float">
            <text:p>0,94020</text:p>
          </table:table-cell>
          <table:table-cell office:value-type="float" office:value="0.945708821" calcext:value-type="float">
            <text:p>0,94571</text:p>
          </table:table-cell>
          <table:table-cell office:value-type="float" office:value="0.920133021" calcext:value-type="float">
            <text:p>0,92013</text:p>
          </table:table-cell>
          <table:table-cell office:value-type="float" office:value="0.901609174" calcext:value-type="float">
            <text:p>0,90161</text:p>
          </table:table-cell>
          <table:table-cell office:value-type="float" office:value="0.938600039" calcext:value-type="float">
            <text:p>0,93860</text:p>
          </table:table-cell>
          <table:table-cell office:value-type="float" office:value="0.924844114" calcext:value-type="float">
            <text:p>0,9248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90118387" calcext:value-type="float">
            <text:p>0,89012</text:p>
          </table:table-cell>
          <table:table-cell office:value-type="float" office:value="0.933383873" calcext:value-type="float">
            <text:p>0,93338</text:p>
          </table:table-cell>
          <table:table-cell office:value-type="float" office:value="0.94085575" calcext:value-type="float">
            <text:p>0,94086</text:p>
          </table:table-cell>
          <table:table-cell office:value-type="float" office:value="0.890118387" calcext:value-type="float">
            <text:p>0,89012</text:p>
          </table:table-cell>
          <table:table-cell office:value-type="float" office:value="0.933383873" calcext:value-type="float">
            <text:p>0,93338</text:p>
          </table:table-cell>
          <table:table-cell office:value-type="float" office:value="0.900751156" calcext:value-type="float">
            <text:p>0,90075</text:p>
          </table:table-cell>
          <table:table-cell office:value-type="float" office:value="1" calcext:value-type="float">
            <text:p>1,00000</text:p>
          </table:table-cell>
          <table:table-cell office:value-type="float" office:value="0.913880813" calcext:value-type="float">
            <text:p>0,91388</text:p>
          </table:table-cell>
          <table:table-cell office:value-type="float" office:value="0.901406959" calcext:value-type="float">
            <text:p>0,90141</text:p>
          </table:table-cell>
          <table:table-cell office:value-type="float" office:value="0.941149436" calcext:value-type="float">
            <text:p>0,94115</text:p>
          </table:table-cell>
          <table:table-cell office:value-type="float" office:value="0.903429884" calcext:value-type="float">
            <text:p>0,90343</text:p>
          </table:table-cell>
          <table:table-cell office:value-type="float" office:value="0.846479839" calcext:value-type="float">
            <text:p>0,84648</text:p>
          </table:table-cell>
          <table:table-cell office:value-type="float" office:value="0.900751156" calcext:value-type="float">
            <text:p>0,90075</text:p>
          </table:table-cell>
          <table:table-cell office:value-type="float" office:value="0.912422964" calcext:value-type="float">
            <text:p>0,9124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857985674" calcext:value-type="float">
            <text:p>0,85799</text:p>
          </table:table-cell>
          <table:table-cell office:value-type="float" office:value="0.880823948" calcext:value-type="float">
            <text:p>0,88082</text:p>
          </table:table-cell>
          <table:table-cell office:value-type="float" office:value="0.862189721" calcext:value-type="float">
            <text:p>0,86219</text:p>
          </table:table-cell>
          <table:table-cell office:value-type="float" office:value="0.857985674" calcext:value-type="float">
            <text:p>0,85799</text:p>
          </table:table-cell>
          <table:table-cell office:value-type="float" office:value="0.880823948" calcext:value-type="float">
            <text:p>0,88082</text:p>
          </table:table-cell>
          <table:table-cell office:value-type="float" office:value="0.920522894" calcext:value-type="float">
            <text:p>0,92052</text:p>
          </table:table-cell>
          <table:table-cell office:value-type="float" office:value="1" calcext:value-type="float">
            <text:p>1,00000</text:p>
          </table:table-cell>
          <table:table-cell office:value-type="float" office:value="0.884657153" calcext:value-type="float">
            <text:p>0,88466</text:p>
          </table:table-cell>
          <table:table-cell office:value-type="float" office:value="0.812150742" calcext:value-type="float">
            <text:p>0,81215</text:p>
          </table:table-cell>
          <table:table-cell office:value-type="float" office:value="0.872453328" calcext:value-type="float">
            <text:p>0,87245</text:p>
          </table:table-cell>
          <table:table-cell office:value-type="float" office:value="0.82949197" calcext:value-type="float">
            <text:p>0,82949</text:p>
          </table:table-cell>
          <table:table-cell office:value-type="float" office:value="0.802424596" calcext:value-type="float">
            <text:p>0,80242</text:p>
          </table:table-cell>
          <table:table-cell office:value-type="float" office:value="0.920522894" calcext:value-type="float">
            <text:p>0,92052</text:p>
          </table:table-cell>
          <table:table-cell office:value-type="float" office:value="0.867939528" calcext:value-type="float">
            <text:p>0,8679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710540003" calcext:value-type="float">
            <text:p>0,71054</text:p>
          </table:table-cell>
          <table:table-cell office:value-type="float" office:value="0.787344834" calcext:value-type="float">
            <text:p>0,78734</text:p>
          </table:table-cell>
          <table:table-cell office:value-type="float" office:value="0.738047579" calcext:value-type="float">
            <text:p>0,73805</text:p>
          </table:table-cell>
          <table:table-cell office:value-type="float" office:value="0.710540003" calcext:value-type="float">
            <text:p>0,71054</text:p>
          </table:table-cell>
          <table:table-cell office:value-type="float" office:value="0.787344834" calcext:value-type="float">
            <text:p>0,78734</text:p>
          </table:table-cell>
          <table:table-cell office:value-type="float" office:value="0.778734824" calcext:value-type="float">
            <text:p>0,77873</text:p>
          </table:table-cell>
          <table:table-cell office:value-type="float" office:value="1" calcext:value-type="float">
            <text:p>1,00000</text:p>
          </table:table-cell>
          <table:table-cell office:value-type="float" office:value="0.675540264" calcext:value-type="float">
            <text:p>0,67554</text:p>
          </table:table-cell>
          <table:table-cell office:value-type="float" office:value="0.716276546" calcext:value-type="float">
            <text:p>0,71628</text:p>
          </table:table-cell>
          <table:table-cell office:value-type="float" office:value="0.720630733" calcext:value-type="float">
            <text:p>0,72063</text:p>
          </table:table-cell>
          <table:table-cell office:value-type="float" office:value="0.716080495" calcext:value-type="float">
            <text:p>0,71608</text:p>
          </table:table-cell>
          <table:table-cell office:value-type="float" office:value="0.682835891" calcext:value-type="float">
            <text:p>0,68284</text:p>
          </table:table-cell>
          <table:table-cell office:value-type="float" office:value="0.778734824" calcext:value-type="float">
            <text:p>0,77873</text:p>
          </table:table-cell>
          <table:table-cell office:value-type="float" office:value="0.814557898" calcext:value-type="float">
            <text:p>0,81456</text:p>
          </table:table-cell>
          <table:table-cell table:number-columns-repeated="1007"/>
        </table:table-row>
        <table:table-row table:style-name="ro1">
          <table:table-cell table:style-name="ce7" office:value-type="float" office:value="10" calcext:value-type="float" table:number-columns-spanned="1" table:number-rows-spanned="5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.9757245" calcext:value-type="float">
            <text:p>0,97572</text:p>
          </table:table-cell>
          <table:table-cell office:value-type="float" office:value="0.967105165" calcext:value-type="float">
            <text:p>0,96711</text:p>
          </table:table-cell>
          <table:table-cell office:value-type="float" office:value="0.972533923" calcext:value-type="float">
            <text:p>0,97253</text:p>
          </table:table-cell>
          <table:table-cell office:value-type="float" office:value="0.9757245" calcext:value-type="float">
            <text:p>0,97572</text:p>
          </table:table-cell>
          <table:table-cell office:value-type="float" office:value="0.967105165" calcext:value-type="float">
            <text:p>0,96711</text:p>
          </table:table-cell>
          <table:table-cell office:value-type="float" office:value="0.968137721" calcext:value-type="float">
            <text:p>0,96814</text:p>
          </table:table-cell>
          <table:table-cell office:value-type="float" office:value="1" calcext:value-type="float">
            <text:p>1,00000</text:p>
          </table:table-cell>
          <table:table-cell office:value-type="float" office:value="0.970861958" calcext:value-type="float">
            <text:p>0,97086</text:p>
          </table:table-cell>
          <table:table-cell office:value-type="float" office:value="0.960093904" calcext:value-type="float">
            <text:p>0,96009</text:p>
          </table:table-cell>
          <table:table-cell office:value-type="float" office:value="0.967389135" calcext:value-type="float">
            <text:p>0,96739</text:p>
          </table:table-cell>
          <table:table-cell office:value-type="float" office:value="0.954075335" calcext:value-type="float">
            <text:p>0,95408</text:p>
          </table:table-cell>
          <table:table-cell office:value-type="float" office:value="0.95174597" calcext:value-type="float">
            <text:p>0,95175</text:p>
          </table:table-cell>
          <table:table-cell office:value-type="float" office:value="0.968137721" calcext:value-type="float">
            <text:p>0,96814</text:p>
          </table:table-cell>
          <table:table-cell office:value-type="float" office:value="0.940181458" calcext:value-type="float">
            <text:p>0,9401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32193321" calcext:value-type="float">
            <text:p>0,93219</text:p>
          </table:table-cell>
          <table:table-cell office:value-type="float" office:value="0.946047293" calcext:value-type="float">
            <text:p>0,94605</text:p>
          </table:table-cell>
          <table:table-cell office:value-type="float" office:value="0.914261661" calcext:value-type="float">
            <text:p>0,91426</text:p>
          </table:table-cell>
          <table:table-cell office:value-type="float" office:value="0.932193321" calcext:value-type="float">
            <text:p>0,93219</text:p>
          </table:table-cell>
          <table:table-cell office:value-type="float" office:value="0.946047293" calcext:value-type="float">
            <text:p>0,94605</text:p>
          </table:table-cell>
          <table:table-cell office:value-type="float" office:value="0.913968624" calcext:value-type="float">
            <text:p>0,91397</text:p>
          </table:table-cell>
          <table:table-cell office:value-type="float" office:value="1" calcext:value-type="float">
            <text:p>1,00000</text:p>
          </table:table-cell>
          <table:table-cell office:value-type="float" office:value="0.902882084" calcext:value-type="float">
            <text:p>0,90288</text:p>
          </table:table-cell>
          <table:table-cell office:value-type="float" office:value="0.905677538" calcext:value-type="float">
            <text:p>0,90568</text:p>
          </table:table-cell>
          <table:table-cell office:value-type="float" office:value="0.892833581" calcext:value-type="float">
            <text:p>0,89283</text:p>
          </table:table-cell>
          <table:table-cell office:value-type="float" office:value="0.916750868" calcext:value-type="float">
            <text:p>0,91675</text:p>
          </table:table-cell>
          <table:table-cell office:value-type="float" office:value="0.877303057" calcext:value-type="float">
            <text:p>0,87730</text:p>
          </table:table-cell>
          <table:table-cell office:value-type="float" office:value="0.913968624" calcext:value-type="float">
            <text:p>0,91397</text:p>
          </table:table-cell>
          <table:table-cell office:value-type="float" office:value="0.866923087" calcext:value-type="float">
            <text:p>0,8669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94636587" calcext:value-type="float">
            <text:p>0,89464</text:p>
          </table:table-cell>
          <table:table-cell office:value-type="float" office:value="0.896564064" calcext:value-type="float">
            <text:p>0,89656</text:p>
          </table:table-cell>
          <table:table-cell office:value-type="float" office:value="0.927214215" calcext:value-type="float">
            <text:p>0,92721</text:p>
          </table:table-cell>
          <table:table-cell office:value-type="float" office:value="0.894636587" calcext:value-type="float">
            <text:p>0,89464</text:p>
          </table:table-cell>
          <table:table-cell office:value-type="float" office:value="0.896564064" calcext:value-type="float">
            <text:p>0,89656</text:p>
          </table:table-cell>
          <table:table-cell office:value-type="float" office:value="0.901045005" calcext:value-type="float">
            <text:p>0,90105</text:p>
          </table:table-cell>
          <table:table-cell office:value-type="float" office:value="1" calcext:value-type="float">
            <text:p>1,00000</text:p>
          </table:table-cell>
          <table:table-cell office:value-type="float" office:value="0.911389094" calcext:value-type="float">
            <text:p>0,91139</text:p>
          </table:table-cell>
          <table:table-cell office:value-type="float" office:value="0.865485042" calcext:value-type="float">
            <text:p>0,86549</text:p>
          </table:table-cell>
          <table:table-cell office:value-type="float" office:value="0.865954365" calcext:value-type="float">
            <text:p>0,86595</text:p>
          </table:table-cell>
          <table:table-cell office:value-type="float" office:value="0.907585183" calcext:value-type="float">
            <text:p>0,90759</text:p>
          </table:table-cell>
          <table:table-cell office:value-type="float" office:value="0.836932007" calcext:value-type="float">
            <text:p>0,83693</text:p>
          </table:table-cell>
          <table:table-cell office:value-type="float" office:value="0.901045005" calcext:value-type="float">
            <text:p>0,90105</text:p>
          </table:table-cell>
          <table:table-cell office:value-type="float" office:value="0.849720507" calcext:value-type="float">
            <text:p>0,8497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46212853" calcext:value-type="float">
            <text:p>0,94621</text:p>
          </table:table-cell>
          <table:table-cell office:value-type="float" office:value="0.860933163" calcext:value-type="float">
            <text:p>0,86093</text:p>
          </table:table-cell>
          <table:table-cell office:value-type="float" office:value="0.879688515" calcext:value-type="float">
            <text:p>0,87969</text:p>
          </table:table-cell>
          <table:table-cell office:value-type="float" office:value="0.946212853" calcext:value-type="float">
            <text:p>0,94621</text:p>
          </table:table-cell>
          <table:table-cell office:value-type="float" office:value="0.860933163" calcext:value-type="float">
            <text:p>0,86093</text:p>
          </table:table-cell>
          <table:table-cell office:value-type="float" office:value="0.882829166" calcext:value-type="float">
            <text:p>0,88283</text:p>
          </table:table-cell>
          <table:table-cell office:value-type="float" office:value="1" calcext:value-type="float">
            <text:p>1,00000</text:p>
          </table:table-cell>
          <table:table-cell office:value-type="float" office:value="0.813921084" calcext:value-type="float">
            <text:p>0,81392</text:p>
          </table:table-cell>
          <table:table-cell office:value-type="float" office:value="0.815022087" calcext:value-type="float">
            <text:p>0,81502</text:p>
          </table:table-cell>
          <table:table-cell office:value-type="float" office:value="0.843110837" calcext:value-type="float">
            <text:p>0,84311</text:p>
          </table:table-cell>
          <table:table-cell office:value-type="float" office:value="0.806555556" calcext:value-type="float">
            <text:p>0,80656</text:p>
          </table:table-cell>
          <table:table-cell office:value-type="float" office:value="0.831166668" calcext:value-type="float">
            <text:p>0,83117</text:p>
          </table:table-cell>
          <table:table-cell office:value-type="float" office:value="0.882829166" calcext:value-type="float">
            <text:p>0,88283</text:p>
          </table:table-cell>
          <table:table-cell office:value-type="float" office:value="0.892452691" calcext:value-type="float">
            <text:p>0,89245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847946558" calcext:value-type="float">
            <text:p>0,84795</text:p>
          </table:table-cell>
          <table:table-cell office:value-type="float" office:value="0.903098661" calcext:value-type="float">
            <text:p>0,90310</text:p>
          </table:table-cell>
          <table:table-cell office:value-type="float" office:value="0.817977759" calcext:value-type="float">
            <text:p>0,81798</text:p>
          </table:table-cell>
          <table:table-cell office:value-type="float" office:value="0.847946558" calcext:value-type="float">
            <text:p>0,84795</text:p>
          </table:table-cell>
          <table:table-cell office:value-type="float" office:value="0.903098661" calcext:value-type="float">
            <text:p>0,90310</text:p>
          </table:table-cell>
          <table:table-cell office:value-type="float" office:value="0.841743544" calcext:value-type="float">
            <text:p>0,84174</text:p>
          </table:table-cell>
          <table:table-cell office:value-type="float" office:value="1" calcext:value-type="float">
            <text:p>1,00000</text:p>
          </table:table-cell>
          <table:table-cell office:value-type="float" office:value="0.816271529" calcext:value-type="float">
            <text:p>0,81627</text:p>
          </table:table-cell>
          <table:table-cell office:value-type="float" office:value="0.764299568" calcext:value-type="float">
            <text:p>0,76430</text:p>
          </table:table-cell>
          <table:table-cell office:value-type="float" office:value="0.825521767" calcext:value-type="float">
            <text:p>0,82552</text:p>
          </table:table-cell>
          <table:table-cell office:value-type="float" office:value="0.78160293" calcext:value-type="float">
            <text:p>0,78160</text:p>
          </table:table-cell>
          <table:table-cell office:value-type="float" office:value="0.785142827" calcext:value-type="float">
            <text:p>0,78514</text:p>
          </table:table-cell>
          <table:table-cell office:value-type="float" office:value="0.841743544" calcext:value-type="float">
            <text:p>0,84174</text:p>
          </table:table-cell>
          <table:table-cell office:value-type="float" office:value="0.897636239" calcext:value-type="float">
            <text:p>0,8976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formula="of:=AVERAGE([.C2:.C31])" office:value-type="float" office:value="0.931735912633333" calcext:value-type="float">
            <text:p>0,93174</text:p>
          </table:table-cell>
          <table:table-cell table:formula="of:=AVERAGE([.D2:.D31])" office:value-type="float" office:value="0.944983256233333" calcext:value-type="float">
            <text:p>0,94498</text:p>
          </table:table-cell>
          <table:table-cell table:formula="of:=AVERAGE([.E2:.E31])" office:value-type="float" office:value="0.9345190741" calcext:value-type="float">
            <text:p>0,93452</text:p>
          </table:table-cell>
          <table:table-cell table:formula="of:=AVERAGE([.F2:.F31])" office:value-type="float" office:value="0.931735912633333" calcext:value-type="float">
            <text:p>0,93174</text:p>
          </table:table-cell>
          <table:table-cell table:formula="of:=AVERAGE([.G2:.G31])" office:value-type="float" office:value="0.944983256233333" calcext:value-type="float">
            <text:p>0,94498</text:p>
          </table:table-cell>
          <table:table-cell table:formula="of:=AVERAGE([.H2:.H31])" office:value-type="float" office:value="0.9320322865" calcext:value-type="float">
            <text:p>0,93203</text:p>
          </table:table-cell>
          <table:table-cell table:formula="of:=AVERAGE([.I2:.I31])" office:value-type="float" office:value="0.9983385956" calcext:value-type="float">
            <text:p>0,99834</text:p>
          </table:table-cell>
          <table:table-cell table:formula="of:=AVERAGE([.J2:.J31])" office:value-type="float" office:value="0.921656400366667" calcext:value-type="float">
            <text:p>0,92166</text:p>
          </table:table-cell>
          <table:table-cell table:formula="of:=AVERAGE([.K2:.K31])" office:value-type="float" office:value="0.9155624978" calcext:value-type="float">
            <text:p>0,91556</text:p>
          </table:table-cell>
          <table:table-cell table:formula="of:=AVERAGE([.L2:.L31])" office:value-type="float" office:value="0.9244299214" calcext:value-type="float">
            <text:p>0,92443</text:p>
          </table:table-cell>
          <table:table-cell table:formula="of:=AVERAGE([.M2:.M31])" office:value-type="float" office:value="0.913602558133333" calcext:value-type="float">
            <text:p>0,91360</text:p>
          </table:table-cell>
          <table:table-cell table:formula="of:=AVERAGE([.N2:.N31])" office:value-type="float" office:value="0.906521492566667" calcext:value-type="float">
            <text:p>0,90652</text:p>
          </table:table-cell>
          <table:table-cell table:formula="of:=AVERAGE([.O2:.O31])" office:value-type="float" office:value="0.9320322865" calcext:value-type="float">
            <text:p>0,93203</text:p>
          </table:table-cell>
          <table:table-cell table:formula="of:=AVERAGE([.P2:.P31])" office:value-type="float" office:value="0.926335004233333" calcext:value-type="float">
            <text:p>0,92634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style-name="Default" table:number-columns-repeated="14"/>
          <table:table-cell table:number-columns-repeated="1007"/>
        </table:table-row>
        <calcext:conditional-formats>
          <calcext:conditional-format calcext:target-range-address="Planilha2.C2:Planilha2.P32">
            <calcext:condition calcext:apply-style-name="Good" calcext:value="formula-is([.C2] = MIN([.$C2:.$P2]))" calcext:base-cell-address="Planilha2.C2"/>
            <calcext:condition calcext:apply-style-name="Bad" calcext:value="formula-is([.C2] = MAX([.$C2:.$P2]))" calcext:base-cell-address="Planilha2.C2"/>
          </calcext:conditional-format>
        </calcext:conditional-formats>
      </table:table>
      <table:table table:name="Planilha3" table:style-name="ta1">
        <table:table-column table:style-name="co9" table:number-columns-repeated="2" table:default-cell-style-name="ce2"/>
        <table:table-column table:style-name="co9" table:number-columns-repeated="14" table:default-cell-style-name="ce22"/>
        <table:table-column table:style-name="co9" table:number-columns-repeated="1007" table:default-cell-style-name="Default"/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ce2" office:value-type="string" calcext:value-type="string">
            <text:p>BTT(0.3:0.3)</text:p>
          </table:table-cell>
          <table:table-cell table:style-name="ce2" office:value-type="string" calcext:value-type="string">
            <text:p>BTT(0.3:0.8)</text:p>
          </table:table-cell>
          <table:table-cell table:style-name="ce2" office:value-type="string" calcext:value-type="string">
            <text:p>BTT(0.5:0.5)</text:p>
          </table:table-cell>
          <table:table-cell table:style-name="ce2" office:value-type="string" calcext:value-type="string">
            <text:p>BTT(0.8:0.3)</text:p>
          </table:table-cell>
          <table:table-cell table:style-name="ce2" office:value-type="string" calcext:value-type="string">
            <text:p>BTT(0.8:0.8)</text:p>
          </table:table-cell>
          <table:table-cell table:style-name="ce2" office:value-type="string" calcext:value-type="string">
            <text:p>BTT(0:0)</text:p>
          </table:table-cell>
          <table:table-cell table:style-name="ce2" office:value-type="string" calcext:value-type="string">
            <text:p>BTT(1:1)</text:p>
          </table:table-cell>
          <table:table-cell table:style-name="ce2" office:value-type="string" calcext:value-type="string">
            <text:p>TTP(0.3:0.3)</text:p>
          </table:table-cell>
          <table:table-cell table:style-name="ce2" office:value-type="string" calcext:value-type="string">
            <text:p>TTP(0.3:0.8)</text:p>
          </table:table-cell>
          <table:table-cell table:style-name="ce2" office:value-type="string" calcext:value-type="string">
            <text:p>TTP(0.5:0.5)</text:p>
          </table:table-cell>
          <table:table-cell table:style-name="ce2" office:value-type="string" calcext:value-type="string">
            <text:p>TTP(0.8:0.3)</text:p>
          </table:table-cell>
          <table:table-cell table:style-name="ce2" office:value-type="string" calcext:value-type="string">
            <text:p>TTP(0.8:0.8)</text:p>
          </table:table-cell>
          <table:table-cell table:style-name="ce2" office:value-type="string" calcext:value-type="string">
            <text:p>TTP(0:0)</text:p>
          </table:table-cell>
          <table:table-cell table:style-name="ce2" office:value-type="string" calcext:value-type="string">
            <text:p>TTP(1:1)</text:p>
          </table:table-cell>
          <table:table-cell table:style-name="ce9" table:number-columns-repeated="1007"/>
        </table:table-row>
        <table:table-row table:style-name="ro1">
          <table:table-cell table:style-name="ce7" office:value-type="float" office:value="0.2" calcext:value-type="float" table:number-columns-spanned="1" table:number-rows-spanned="5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9371716" calcext:value-type="float">
            <text:p>0,99372</text:p>
          </table:table-cell>
          <table:table-cell office:value-type="float" office:value="0.997621439" calcext:value-type="float">
            <text:p>0,99762</text:p>
          </table:table-cell>
          <table:table-cell table:number-columns-repeated="2" office:value-type="float" office:value="0.99371716" calcext:value-type="float">
            <text:p>0,99372</text:p>
          </table:table-cell>
          <table:table-cell office:value-type="float" office:value="0.997621439" calcext:value-type="float">
            <text:p>0,99762</text:p>
          </table:table-cell>
          <table:table-cell office:value-type="float" office:value="0.99371716" calcext:value-type="float">
            <text:p>0,99372</text:p>
          </table:table-cell>
          <table:table-cell office:value-type="float" office:value="1" calcext:value-type="float">
            <text:p>1,00000</text:p>
          </table:table-cell>
          <table:table-cell table:number-columns-repeated="5" office:value-type="float" office:value="0.99489937" calcext:value-type="float">
            <text:p>0,99490</text:p>
          </table:table-cell>
          <table:table-cell office:value-type="float" office:value="0.99371716" calcext:value-type="float">
            <text:p>0,99372</text:p>
          </table:table-cell>
          <table:table-cell office:value-type="float" office:value="0.995695572" calcext:value-type="float">
            <text:p>0,9957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5259307" calcext:value-type="float">
            <text:p>0,99526</text:p>
          </table:table-cell>
          <table:table-cell office:value-type="float" office:value="0.998235294" calcext:value-type="float">
            <text:p>0,99824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5259307" calcext:value-type="float">
            <text:p>0,99526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365013" calcext:value-type="float">
            <text:p>0,99365</text:p>
          </table:table-cell>
          <table:table-cell table:number-columns-repeated="5" office:value-type="float" office:value="0.99940355" calcext:value-type="float">
            <text:p>0,99940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940355" calcext:value-type="float">
            <text:p>0,9994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0447682" calcext:value-type="float">
            <text:p>0,99045</text:p>
          </table:table-cell>
          <table:table-cell office:value-type="float" office:value="0.998002628" calcext:value-type="float">
            <text:p>0,99800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0447682" calcext:value-type="float">
            <text:p>0,99045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6078431" calcext:value-type="float">
            <text:p>0,99608</text:p>
          </table:table-cell>
          <table:table-cell table:number-columns-repeated="7" office:value-type="float" office:value="0.990427971" calcext:value-type="float">
            <text:p>0,9904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7045543" calcext:value-type="float">
            <text:p>0,99705</text:p>
          </table:table-cell>
          <table:table-cell table:number-columns-repeated="2" office:value-type="float" office:value="0.996872762" calcext:value-type="float">
            <text:p>0,99687</text:p>
          </table:table-cell>
          <table:table-cell office:value-type="float" office:value="0.997045543" calcext:value-type="float">
            <text:p>0,99705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9606299" calcext:value-type="float">
            <text:p>0,99961</text:p>
          </table:table-cell>
          <table:table-cell table:number-columns-repeated="5" office:value-type="float" office:value="0.998835211" calcext:value-type="float">
            <text:p>0,99884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8835211" calcext:value-type="float">
            <text:p>0,9988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829474" calcext:value-type="float">
            <text:p>0,99829</text:p>
          </table:table-cell>
          <table:table-cell office:value-type="float" office:value="0.993894233" calcext:value-type="float">
            <text:p>0,99389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829474" calcext:value-type="float">
            <text:p>0,99829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7835498" calcext:value-type="float">
            <text:p>0,99784</text:p>
          </table:table-cell>
          <table:table-cell office:value-type="float" office:value="0.997267652" calcext:value-type="float">
            <text:p>0,99727</text:p>
          </table:table-cell>
          <table:table-cell office:value-type="float" office:value="0.994617238" calcext:value-type="float">
            <text:p>0,99462</text:p>
          </table:table-cell>
          <table:table-cell office:value-type="float" office:value="0.997267652" calcext:value-type="float">
            <text:p>0,99727</text:p>
          </table:table-cell>
          <table:table-cell table:number-columns-repeated="2" office:value-type="float" office:value="0.994617238" calcext:value-type="float">
            <text:p>0,99462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4617238" calcext:value-type="float">
            <text:p>0,99462</text:p>
          </table:table-cell>
          <table:table-cell table:number-columns-repeated="1007"/>
        </table:table-row>
        <table:table-row table:style-name="ro1">
          <table:table-cell table:style-name="ce7" office:value-type="float" office:value="0.5" calcext:value-type="float" table:number-columns-spanned="1" table:number-rows-spanned="5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0.973806423" calcext:value-type="float">
            <text:p>0,97381</text:p>
          </table:table-cell>
          <table:table-cell office:value-type="float" office:value="0.964094459" calcext:value-type="float">
            <text:p>0,96409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0.973806423" calcext:value-type="float">
            <text:p>0,97381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1" calcext:value-type="float">
            <text:p>1,00000</text:p>
          </table:table-cell>
          <table:table-cell office:value-type="float" office:value="0.952796442" calcext:value-type="float">
            <text:p>0,95280</text:p>
          </table:table-cell>
          <table:table-cell office:value-type="float" office:value="0.960493739" calcext:value-type="float">
            <text:p>0,96049</text:p>
          </table:table-cell>
          <table:table-cell office:value-type="float" office:value="0.956856485" calcext:value-type="float">
            <text:p>0,95686</text:p>
          </table:table-cell>
          <table:table-cell office:value-type="float" office:value="0.941694861" calcext:value-type="float">
            <text:p>0,94169</text:p>
          </table:table-cell>
          <table:table-cell office:value-type="float" office:value="0.943904376" calcext:value-type="float">
            <text:p>0,94390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0.959473963" calcext:value-type="float">
            <text:p>0,95947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86150862" calcext:value-type="float">
            <text:p>0,98615</text:p>
          </table:table-cell>
          <table:table-cell office:value-type="float" office:value="0.985371139" calcext:value-type="float">
            <text:p>0,98537</text:p>
          </table:table-cell>
          <table:table-cell office:value-type="float" office:value="0.973249873" calcext:value-type="float">
            <text:p>0,97325</text:p>
          </table:table-cell>
          <table:table-cell office:value-type="float" office:value="0.986150862" calcext:value-type="float">
            <text:p>0,98615</text:p>
          </table:table-cell>
          <table:table-cell office:value-type="float" office:value="0.985371139" calcext:value-type="float">
            <text:p>0,98537</text:p>
          </table:table-cell>
          <table:table-cell office:value-type="float" office:value="0.979145663" calcext:value-type="float">
            <text:p>0,97915</text:p>
          </table:table-cell>
          <table:table-cell office:value-type="float" office:value="0.98102114" calcext:value-type="float">
            <text:p>0,98102</text:p>
          </table:table-cell>
          <table:table-cell office:value-type="float" office:value="0.989370321" calcext:value-type="float">
            <text:p>0,98937</text:p>
          </table:table-cell>
          <table:table-cell office:value-type="float" office:value="0.990269718" calcext:value-type="float">
            <text:p>0,99027</text:p>
          </table:table-cell>
          <table:table-cell office:value-type="float" office:value="0.999795438" calcext:value-type="float">
            <text:p>0,99980</text:p>
          </table:table-cell>
          <table:table-cell office:value-type="float" office:value="0.986687499" calcext:value-type="float">
            <text:p>0,98669</text:p>
          </table:table-cell>
          <table:table-cell office:value-type="float" office:value="0.997112617" calcext:value-type="float">
            <text:p>0,99711</text:p>
          </table:table-cell>
          <table:table-cell office:value-type="float" office:value="0.979145663" calcext:value-type="float">
            <text:p>0,97915</text:p>
          </table:table-cell>
          <table:table-cell office:value-type="float" office:value="0.999084249" calcext:value-type="float">
            <text:p>0,9990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60571617" calcext:value-type="float">
            <text:p>0,96057</text:p>
          </table:table-cell>
          <table:table-cell office:value-type="float" office:value="0.985020596" calcext:value-type="float">
            <text:p>0,98502</text:p>
          </table:table-cell>
          <table:table-cell office:value-type="float" office:value="0.965188626" calcext:value-type="float">
            <text:p>0,96519</text:p>
          </table:table-cell>
          <table:table-cell office:value-type="float" office:value="0.960571617" calcext:value-type="float">
            <text:p>0,96057</text:p>
          </table:table-cell>
          <table:table-cell office:value-type="float" office:value="0.985020596" calcext:value-type="float">
            <text:p>0,98502</text:p>
          </table:table-cell>
          <table:table-cell office:value-type="float" office:value="0.959162806" calcext:value-type="float">
            <text:p>0,95916</text:p>
          </table:table-cell>
          <table:table-cell office:value-type="float" office:value="0.999094203" calcext:value-type="float">
            <text:p>0,99909</text:p>
          </table:table-cell>
          <table:table-cell office:value-type="float" office:value="0.97893341" calcext:value-type="float">
            <text:p>0,97893</text:p>
          </table:table-cell>
          <table:table-cell office:value-type="float" office:value="0.988787932" calcext:value-type="float">
            <text:p>0,98879</text:p>
          </table:table-cell>
          <table:table-cell office:value-type="float" office:value="0.971399121" calcext:value-type="float">
            <text:p>0,97140</text:p>
          </table:table-cell>
          <table:table-cell table:number-columns-repeated="2" office:value-type="float" office:value="0.983659088" calcext:value-type="float">
            <text:p>0,98366</text:p>
          </table:table-cell>
          <table:table-cell office:value-type="float" office:value="0.959162806" calcext:value-type="float">
            <text:p>0,95916</text:p>
          </table:table-cell>
          <table:table-cell office:value-type="float" office:value="0.983659088" calcext:value-type="float">
            <text:p>0,98366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77609574" calcext:value-type="float">
            <text:p>0,97761</text:p>
          </table:table-cell>
          <table:table-cell office:value-type="float" office:value="0.973493728" calcext:value-type="float">
            <text:p>0,97349</text:p>
          </table:table-cell>
          <table:table-cell office:value-type="float" office:value="0.982677089" calcext:value-type="float">
            <text:p>0,98268</text:p>
          </table:table-cell>
          <table:table-cell office:value-type="float" office:value="0.977609574" calcext:value-type="float">
            <text:p>0,97761</text:p>
          </table:table-cell>
          <table:table-cell office:value-type="float" office:value="0.973493728" calcext:value-type="float">
            <text:p>0,97349</text:p>
          </table:table-cell>
          <table:table-cell office:value-type="float" office:value="0.975236221" calcext:value-type="float">
            <text:p>0,97524</text:p>
          </table:table-cell>
          <table:table-cell office:value-type="float" office:value="0.993607306" calcext:value-type="float">
            <text:p>0,99361</text:p>
          </table:table-cell>
          <table:table-cell table:number-columns-repeated="2" office:value-type="float" office:value="0.979393181" calcext:value-type="float">
            <text:p>0,97939</text:p>
          </table:table-cell>
          <table:table-cell office:value-type="float" office:value="0.983714534" calcext:value-type="float">
            <text:p>0,98371</text:p>
          </table:table-cell>
          <table:table-cell table:number-columns-repeated="2" office:value-type="float" office:value="0.973511619" calcext:value-type="float">
            <text:p>0,97351</text:p>
          </table:table-cell>
          <table:table-cell office:value-type="float" office:value="0.975236221" calcext:value-type="float">
            <text:p>0,97524</text:p>
          </table:table-cell>
          <table:table-cell office:value-type="float" office:value="0.965027048" calcext:value-type="float">
            <text:p>0,9650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982342488" calcext:value-type="float">
            <text:p>0,98234</text:p>
          </table:table-cell>
          <table:table-cell office:value-type="float" office:value="0.986063801" calcext:value-type="float">
            <text:p>0,98606</text:p>
          </table:table-cell>
          <table:table-cell office:value-type="float" office:value="0.974853265" calcext:value-type="float">
            <text:p>0,97485</text:p>
          </table:table-cell>
          <table:table-cell office:value-type="float" office:value="0.982342488" calcext:value-type="float">
            <text:p>0,98234</text:p>
          </table:table-cell>
          <table:table-cell office:value-type="float" office:value="0.986063801" calcext:value-type="float">
            <text:p>0,98606</text:p>
          </table:table-cell>
          <table:table-cell office:value-type="float" office:value="0.983131556" calcext:value-type="float">
            <text:p>0,98313</text:p>
          </table:table-cell>
          <table:table-cell office:value-type="float" office:value="0.992180313" calcext:value-type="float">
            <text:p>0,99218</text:p>
          </table:table-cell>
          <table:table-cell office:value-type="float" office:value="0.990803124" calcext:value-type="float">
            <text:p>0,99080</text:p>
          </table:table-cell>
          <table:table-cell office:value-type="float" office:value="0.975919969" calcext:value-type="float">
            <text:p>0,97592</text:p>
          </table:table-cell>
          <table:table-cell office:value-type="float" office:value="0.990803124" calcext:value-type="float">
            <text:p>0,99080</text:p>
          </table:table-cell>
          <table:table-cell table:number-columns-repeated="2" office:value-type="float" office:value="0.975919969" calcext:value-type="float">
            <text:p>0,97592</text:p>
          </table:table-cell>
          <table:table-cell office:value-type="float" office:value="0.983131556" calcext:value-type="float">
            <text:p>0,98313</text:p>
          </table:table-cell>
          <table:table-cell office:value-type="float" office:value="0.976106291" calcext:value-type="float">
            <text:p>0,97611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 table:number-columns-spanned="1" table:number-rows-spanned="5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81770191" calcext:value-type="float">
            <text:p>0,98177</text:p>
          </table:table-cell>
          <table:table-cell office:value-type="float" office:value="0.980455302" calcext:value-type="float">
            <text:p>0,98046</text:p>
          </table:table-cell>
          <table:table-cell office:value-type="float" office:value="0.969217703" calcext:value-type="float">
            <text:p>0,96922</text:p>
          </table:table-cell>
          <table:table-cell office:value-type="float" office:value="0.981770191" calcext:value-type="float">
            <text:p>0,98177</text:p>
          </table:table-cell>
          <table:table-cell office:value-type="float" office:value="0.980455302" calcext:value-type="float">
            <text:p>0,98046</text:p>
          </table:table-cell>
          <table:table-cell office:value-type="float" office:value="0.981852371" calcext:value-type="float">
            <text:p>0,98185</text:p>
          </table:table-cell>
          <table:table-cell office:value-type="float" office:value="1" calcext:value-type="float">
            <text:p>1,00000</text:p>
          </table:table-cell>
          <table:table-cell office:value-type="float" office:value="0.976838723" calcext:value-type="float">
            <text:p>0,97684</text:p>
          </table:table-cell>
          <table:table-cell office:value-type="float" office:value="0.964607489" calcext:value-type="float">
            <text:p>0,96461</text:p>
          </table:table-cell>
          <table:table-cell office:value-type="float" office:value="0.954610701" calcext:value-type="float">
            <text:p>0,95461</text:p>
          </table:table-cell>
          <table:table-cell office:value-type="float" office:value="0.954679185" calcext:value-type="float">
            <text:p>0,95468</text:p>
          </table:table-cell>
          <table:table-cell office:value-type="float" office:value="0.948887937" calcext:value-type="float">
            <text:p>0,94889</text:p>
          </table:table-cell>
          <table:table-cell office:value-type="float" office:value="0.981852371" calcext:value-type="float">
            <text:p>0,98185</text:p>
          </table:table-cell>
          <table:table-cell office:value-type="float" office:value="0.946161043" calcext:value-type="float">
            <text:p>0,94616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43159277" calcext:value-type="float">
            <text:p>0,94316</text:p>
          </table:table-cell>
          <table:table-cell office:value-type="float" office:value="0.951092117" calcext:value-type="float">
            <text:p>0,95109</text:p>
          </table:table-cell>
          <table:table-cell office:value-type="float" office:value="0.976537025" calcext:value-type="float">
            <text:p>0,97654</text:p>
          </table:table-cell>
          <table:table-cell office:value-type="float" office:value="0.943159277" calcext:value-type="float">
            <text:p>0,94316</text:p>
          </table:table-cell>
          <table:table-cell office:value-type="float" office:value="0.951092117" calcext:value-type="float">
            <text:p>0,95109</text:p>
          </table:table-cell>
          <table:table-cell office:value-type="float" office:value="0.966332258" calcext:value-type="float">
            <text:p>0,96633</text:p>
          </table:table-cell>
          <table:table-cell office:value-type="float" office:value="1" calcext:value-type="float">
            <text:p>1,00000</text:p>
          </table:table-cell>
          <table:table-cell office:value-type="float" office:value="0.952117247" calcext:value-type="float">
            <text:p>0,95212</text:p>
          </table:table-cell>
          <table:table-cell office:value-type="float" office:value="0.909518028" calcext:value-type="float">
            <text:p>0,90952</text:p>
          </table:table-cell>
          <table:table-cell office:value-type="float" office:value="0.94706571" calcext:value-type="float">
            <text:p>0,94707</text:p>
          </table:table-cell>
          <table:table-cell office:value-type="float" office:value="0.891288799" calcext:value-type="float">
            <text:p>0,89129</text:p>
          </table:table-cell>
          <table:table-cell office:value-type="float" office:value="0.907041117" calcext:value-type="float">
            <text:p>0,90704</text:p>
          </table:table-cell>
          <table:table-cell office:value-type="float" office:value="0.966332258" calcext:value-type="float">
            <text:p>0,96633</text:p>
          </table:table-cell>
          <table:table-cell office:value-type="float" office:value="0.904628557" calcext:value-type="float">
            <text:p>0,9046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31281978" calcext:value-type="float">
            <text:p>0,83128</text:p>
          </table:table-cell>
          <table:table-cell office:value-type="float" office:value="0.846091312" calcext:value-type="float">
            <text:p>0,84609</text:p>
          </table:table-cell>
          <table:table-cell office:value-type="float" office:value="0.836063171" calcext:value-type="float">
            <text:p>0,83606</text:p>
          </table:table-cell>
          <table:table-cell office:value-type="float" office:value="0.831281978" calcext:value-type="float">
            <text:p>0,83128</text:p>
          </table:table-cell>
          <table:table-cell office:value-type="float" office:value="0.846091312" calcext:value-type="float">
            <text:p>0,84609</text:p>
          </table:table-cell>
          <table:table-cell office:value-type="float" office:value="0.827956027" calcext:value-type="float">
            <text:p>0,82796</text:p>
          </table:table-cell>
          <table:table-cell office:value-type="float" office:value="1" calcext:value-type="float">
            <text:p>1,00000</text:p>
          </table:table-cell>
          <table:table-cell office:value-type="float" office:value="0.83971539" calcext:value-type="float">
            <text:p>0,83972</text:p>
          </table:table-cell>
          <table:table-cell office:value-type="float" office:value="0.840844364" calcext:value-type="float">
            <text:p>0,84084</text:p>
          </table:table-cell>
          <table:table-cell office:value-type="float" office:value="0.835512913" calcext:value-type="float">
            <text:p>0,83551</text:p>
          </table:table-cell>
          <table:table-cell office:value-type="float" office:value="0.859495461" calcext:value-type="float">
            <text:p>0,85950</text:p>
          </table:table-cell>
          <table:table-cell office:value-type="float" office:value="0.833633639" calcext:value-type="float">
            <text:p>0,83363</text:p>
          </table:table-cell>
          <table:table-cell office:value-type="float" office:value="0.827956027" calcext:value-type="float">
            <text:p>0,82796</text:p>
          </table:table-cell>
          <table:table-cell office:value-type="float" office:value="0.840619085" calcext:value-type="float">
            <text:p>0,8406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07595374" calcext:value-type="float">
            <text:p>0,90760</text:p>
          </table:table-cell>
          <table:table-cell office:value-type="float" office:value="0.955865195" calcext:value-type="float">
            <text:p>0,95587</text:p>
          </table:table-cell>
          <table:table-cell office:value-type="float" office:value="0.903955847" calcext:value-type="float">
            <text:p>0,90396</text:p>
          </table:table-cell>
          <table:table-cell office:value-type="float" office:value="0.907595374" calcext:value-type="float">
            <text:p>0,90760</text:p>
          </table:table-cell>
          <table:table-cell office:value-type="float" office:value="0.955865195" calcext:value-type="float">
            <text:p>0,95587</text:p>
          </table:table-cell>
          <table:table-cell office:value-type="float" office:value="0.906618713" calcext:value-type="float">
            <text:p>0,90662</text:p>
          </table:table-cell>
          <table:table-cell office:value-type="float" office:value="1" calcext:value-type="float">
            <text:p>1,00000</text:p>
          </table:table-cell>
          <table:table-cell office:value-type="float" office:value="0.900553366" calcext:value-type="float">
            <text:p>0,90055</text:p>
          </table:table-cell>
          <table:table-cell office:value-type="float" office:value="0.90230138" calcext:value-type="float">
            <text:p>0,90230</text:p>
          </table:table-cell>
          <table:table-cell office:value-type="float" office:value="0.921858445" calcext:value-type="float">
            <text:p>0,92186</text:p>
          </table:table-cell>
          <table:table-cell office:value-type="float" office:value="0.924738629" calcext:value-type="float">
            <text:p>0,92474</text:p>
          </table:table-cell>
          <table:table-cell office:value-type="float" office:value="0.92501672" calcext:value-type="float">
            <text:p>0,92502</text:p>
          </table:table-cell>
          <table:table-cell office:value-type="float" office:value="0.906618713" calcext:value-type="float">
            <text:p>0,90662</text:p>
          </table:table-cell>
          <table:table-cell office:value-type="float" office:value="0.910195797" calcext:value-type="float">
            <text:p>0,9102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872117707" calcext:value-type="float">
            <text:p>0,87212</text:p>
          </table:table-cell>
          <table:table-cell office:value-type="float" office:value="0.909293547" calcext:value-type="float">
            <text:p>0,90929</text:p>
          </table:table-cell>
          <table:table-cell office:value-type="float" office:value="0.88212028" calcext:value-type="float">
            <text:p>0,88212</text:p>
          </table:table-cell>
          <table:table-cell office:value-type="float" office:value="0.872117707" calcext:value-type="float">
            <text:p>0,87212</text:p>
          </table:table-cell>
          <table:table-cell office:value-type="float" office:value="0.909293547" calcext:value-type="float">
            <text:p>0,90929</text:p>
          </table:table-cell>
          <table:table-cell office:value-type="float" office:value="0.879446859" calcext:value-type="float">
            <text:p>0,87945</text:p>
          </table:table-cell>
          <table:table-cell office:value-type="float" office:value="1" calcext:value-type="float">
            <text:p>1,00000</text:p>
          </table:table-cell>
          <table:table-cell office:value-type="float" office:value="0.882156819" calcext:value-type="float">
            <text:p>0,88216</text:p>
          </table:table-cell>
          <table:table-cell office:value-type="float" office:value="0.87405758" calcext:value-type="float">
            <text:p>0,87406</text:p>
          </table:table-cell>
          <table:table-cell office:value-type="float" office:value="0.876676193" calcext:value-type="float">
            <text:p>0,87668</text:p>
          </table:table-cell>
          <table:table-cell table:number-columns-repeated="2" office:value-type="float" office:value="0.882031434" calcext:value-type="float">
            <text:p>0,88203</text:p>
          </table:table-cell>
          <table:table-cell office:value-type="float" office:value="0.879446859" calcext:value-type="float">
            <text:p>0,87945</text:p>
          </table:table-cell>
          <table:table-cell office:value-type="float" office:value="0.874650869" calcext:value-type="float">
            <text:p>0,87465</text:p>
          </table:table-cell>
          <table:table-cell table:number-columns-repeated="1007"/>
        </table:table-row>
        <table:table-row table:style-name="ro1"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71727232" calcext:value-type="float">
            <text:p>0,97173</text:p>
          </table:table-cell>
          <table:table-cell office:value-type="float" office:value="0.970387963" calcext:value-type="float">
            <text:p>0,97039</text:p>
          </table:table-cell>
          <table:table-cell office:value-type="float" office:value="0.967379045" calcext:value-type="float">
            <text:p>0,96738</text:p>
          </table:table-cell>
          <table:table-cell office:value-type="float" office:value="0.971727232" calcext:value-type="float">
            <text:p>0,97173</text:p>
          </table:table-cell>
          <table:table-cell office:value-type="float" office:value="0.970387963" calcext:value-type="float">
            <text:p>0,97039</text:p>
          </table:table-cell>
          <table:table-cell office:value-type="float" office:value="0.973405919" calcext:value-type="float">
            <text:p>0,97341</text:p>
          </table:table-cell>
          <table:table-cell office:value-type="float" office:value="1" calcext:value-type="float">
            <text:p>1,00000</text:p>
          </table:table-cell>
          <table:table-cell office:value-type="float" office:value="0.954281502" calcext:value-type="float">
            <text:p>0,95428</text:p>
          </table:table-cell>
          <table:table-cell office:value-type="float" office:value="0.951869086" calcext:value-type="float">
            <text:p>0,95187</text:p>
          </table:table-cell>
          <table:table-cell office:value-type="float" office:value="0.950956091" calcext:value-type="float">
            <text:p>0,95096</text:p>
          </table:table-cell>
          <table:table-cell office:value-type="float" office:value="0.947383672" calcext:value-type="float">
            <text:p>0,94738</text:p>
          </table:table-cell>
          <table:table-cell office:value-type="float" office:value="0.953379453" calcext:value-type="float">
            <text:p>0,95338</text:p>
          </table:table-cell>
          <table:table-cell office:value-type="float" office:value="0.973405919" calcext:value-type="float">
            <text:p>0,97341</text:p>
          </table:table-cell>
          <table:table-cell office:value-type="float" office:value="0.942830516" calcext:value-type="float">
            <text:p>0,9428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86823719" calcext:value-type="float">
            <text:p>0,98682</text:p>
          </table:table-cell>
          <table:table-cell office:value-type="float" office:value="0.999091316" calcext:value-type="float">
            <text:p>0,99909</text:p>
          </table:table-cell>
          <table:table-cell office:value-type="float" office:value="0.989353191" calcext:value-type="float">
            <text:p>0,98935</text:p>
          </table:table-cell>
          <table:table-cell office:value-type="float" office:value="0.986823719" calcext:value-type="float">
            <text:p>0,98682</text:p>
          </table:table-cell>
          <table:table-cell office:value-type="float" office:value="0.999091316" calcext:value-type="float">
            <text:p>0,99909</text:p>
          </table:table-cell>
          <table:table-cell office:value-type="float" office:value="0.977041536" calcext:value-type="float">
            <text:p>0,97704</text:p>
          </table:table-cell>
          <table:table-cell office:value-type="float" office:value="0.997084548" calcext:value-type="float">
            <text:p>0,99708</text:p>
          </table:table-cell>
          <table:table-cell office:value-type="float" office:value="0.962377601" calcext:value-type="float">
            <text:p>0,96238</text:p>
          </table:table-cell>
          <table:table-cell office:value-type="float" office:value="0.974048508" calcext:value-type="float">
            <text:p>0,97405</text:p>
          </table:table-cell>
          <table:table-cell office:value-type="float" office:value="0.958434941" calcext:value-type="float">
            <text:p>0,95843</text:p>
          </table:table-cell>
          <table:table-cell office:value-type="float" office:value="0.963339442" calcext:value-type="float">
            <text:p>0,96334</text:p>
          </table:table-cell>
          <table:table-cell office:value-type="float" office:value="0.981969746" calcext:value-type="float">
            <text:p>0,98197</text:p>
          </table:table-cell>
          <table:table-cell office:value-type="float" office:value="0.977041536" calcext:value-type="float">
            <text:p>0,97704</text:p>
          </table:table-cell>
          <table:table-cell office:value-type="float" office:value="0.951846686" calcext:value-type="float">
            <text:p>0,95185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08416087" calcext:value-type="float">
            <text:p>0,90842</text:p>
          </table:table-cell>
          <table:table-cell office:value-type="float" office:value="0.946498912" calcext:value-type="float">
            <text:p>0,94650</text:p>
          </table:table-cell>
          <table:table-cell office:value-type="float" office:value="0.891857364" calcext:value-type="float">
            <text:p>0,89186</text:p>
          </table:table-cell>
          <table:table-cell office:value-type="float" office:value="0.908416087" calcext:value-type="float">
            <text:p>0,90842</text:p>
          </table:table-cell>
          <table:table-cell office:value-type="float" office:value="0.946498912" calcext:value-type="float">
            <text:p>0,94650</text:p>
          </table:table-cell>
          <table:table-cell office:value-type="float" office:value="0.911048722" calcext:value-type="float">
            <text:p>0,91105</text:p>
          </table:table-cell>
          <table:table-cell office:value-type="float" office:value="1" calcext:value-type="float">
            <text:p>1,00000</text:p>
          </table:table-cell>
          <table:table-cell office:value-type="float" office:value="0.855285648" calcext:value-type="float">
            <text:p>0,85529</text:p>
          </table:table-cell>
          <table:table-cell office:value-type="float" office:value="0.854608056" calcext:value-type="float">
            <text:p>0,85461</text:p>
          </table:table-cell>
          <table:table-cell office:value-type="float" office:value="0.947920482" calcext:value-type="float">
            <text:p>0,94792</text:p>
          </table:table-cell>
          <table:table-cell office:value-type="float" office:value="0.82904393" calcext:value-type="float">
            <text:p>0,82904</text:p>
          </table:table-cell>
          <table:table-cell office:value-type="float" office:value="0.822272228" calcext:value-type="float">
            <text:p>0,82227</text:p>
          </table:table-cell>
          <table:table-cell office:value-type="float" office:value="0.911048722" calcext:value-type="float">
            <text:p>0,91105</text:p>
          </table:table-cell>
          <table:table-cell office:value-type="float" office:value="0.869077198" calcext:value-type="float">
            <text:p>0,8690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09034888" calcext:value-type="float">
            <text:p>0,90903</text:p>
          </table:table-cell>
          <table:table-cell office:value-type="float" office:value="0.964736796" calcext:value-type="float">
            <text:p>0,96474</text:p>
          </table:table-cell>
          <table:table-cell office:value-type="float" office:value="0.897072952" calcext:value-type="float">
            <text:p>0,89707</text:p>
          </table:table-cell>
          <table:table-cell office:value-type="float" office:value="0.909034888" calcext:value-type="float">
            <text:p>0,90903</text:p>
          </table:table-cell>
          <table:table-cell office:value-type="float" office:value="0.964736796" calcext:value-type="float">
            <text:p>0,96474</text:p>
          </table:table-cell>
          <table:table-cell office:value-type="float" office:value="0.879452178" calcext:value-type="float">
            <text:p>0,87945</text:p>
          </table:table-cell>
          <table:table-cell office:value-type="float" office:value="1" calcext:value-type="float">
            <text:p>1,00000</text:p>
          </table:table-cell>
          <table:table-cell office:value-type="float" office:value="0.873049584" calcext:value-type="float">
            <text:p>0,87305</text:p>
          </table:table-cell>
          <table:table-cell office:value-type="float" office:value="0.883073858" calcext:value-type="float">
            <text:p>0,88307</text:p>
          </table:table-cell>
          <table:table-cell office:value-type="float" office:value="0.813349213" calcext:value-type="float">
            <text:p>0,81335</text:p>
          </table:table-cell>
          <table:table-cell office:value-type="float" office:value="0.841505113" calcext:value-type="float">
            <text:p>0,84151</text:p>
          </table:table-cell>
          <table:table-cell office:value-type="float" office:value="0.827240779" calcext:value-type="float">
            <text:p>0,82724</text:p>
          </table:table-cell>
          <table:table-cell office:value-type="float" office:value="0.879452178" calcext:value-type="float">
            <text:p>0,87945</text:p>
          </table:table-cell>
          <table:table-cell office:value-type="float" office:value="0.926868484" calcext:value-type="float">
            <text:p>0,92687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81832424" calcext:value-type="float">
            <text:p>0,81832</text:p>
          </table:table-cell>
          <table:table-cell office:value-type="float" office:value="0.835264766" calcext:value-type="float">
            <text:p>0,83526</text:p>
          </table:table-cell>
          <table:table-cell office:value-type="float" office:value="0.868620929" calcext:value-type="float">
            <text:p>0,86862</text:p>
          </table:table-cell>
          <table:table-cell office:value-type="float" office:value="0.81832424" calcext:value-type="float">
            <text:p>0,81832</text:p>
          </table:table-cell>
          <table:table-cell office:value-type="float" office:value="0.835264766" calcext:value-type="float">
            <text:p>0,83526</text:p>
          </table:table-cell>
          <table:table-cell office:value-type="float" office:value="0.822136089" calcext:value-type="float">
            <text:p>0,82214</text:p>
          </table:table-cell>
          <table:table-cell office:value-type="float" office:value="1" calcext:value-type="float">
            <text:p>1,00000</text:p>
          </table:table-cell>
          <table:table-cell office:value-type="float" office:value="0.799040853" calcext:value-type="float">
            <text:p>0,79904</text:p>
          </table:table-cell>
          <table:table-cell office:value-type="float" office:value="0.794682537" calcext:value-type="float">
            <text:p>0,79468</text:p>
          </table:table-cell>
          <table:table-cell office:value-type="float" office:value="0.808019758" calcext:value-type="float">
            <text:p>0,80802</text:p>
          </table:table-cell>
          <table:table-cell office:value-type="float" office:value="0.780358947" calcext:value-type="float">
            <text:p>0,78036</text:p>
          </table:table-cell>
          <table:table-cell office:value-type="float" office:value="0.795319969" calcext:value-type="float">
            <text:p>0,79532</text:p>
          </table:table-cell>
          <table:table-cell office:value-type="float" office:value="0.822136089" calcext:value-type="float">
            <text:p>0,82214</text:p>
          </table:table-cell>
          <table:table-cell office:value-type="float" office:value="0.853751265" calcext:value-type="float">
            <text:p>0,85375</text:p>
          </table:table-cell>
          <table:table-cell table:number-columns-repeated="1007"/>
        </table:table-row>
        <table:table-row table:style-name="ro1">
          <table:table-cell table:style-name="ce7" office:value-type="float" office:value="5" calcext:value-type="float" table:number-columns-spanned="1" table:number-rows-spanned="5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75736495" calcext:value-type="float">
            <text:p>0,97574</text:p>
          </table:table-cell>
          <table:table-cell office:value-type="float" office:value="0.963762064" calcext:value-type="float">
            <text:p>0,96376</text:p>
          </table:table-cell>
          <table:table-cell office:value-type="float" office:value="0.979899945" calcext:value-type="float">
            <text:p>0,97990</text:p>
          </table:table-cell>
          <table:table-cell office:value-type="float" office:value="0.975736495" calcext:value-type="float">
            <text:p>0,97574</text:p>
          </table:table-cell>
          <table:table-cell office:value-type="float" office:value="0.963762064" calcext:value-type="float">
            <text:p>0,96376</text:p>
          </table:table-cell>
          <table:table-cell office:value-type="float" office:value="0.954852365" calcext:value-type="float">
            <text:p>0,95485</text:p>
          </table:table-cell>
          <table:table-cell office:value-type="float" office:value="1" calcext:value-type="float">
            <text:p>1,00000</text:p>
          </table:table-cell>
          <table:table-cell office:value-type="float" office:value="0.956771893" calcext:value-type="float">
            <text:p>0,95677</text:p>
          </table:table-cell>
          <table:table-cell office:value-type="float" office:value="0.963599677" calcext:value-type="float">
            <text:p>0,96360</text:p>
          </table:table-cell>
          <table:table-cell office:value-type="float" office:value="0.960338736" calcext:value-type="float">
            <text:p>0,96034</text:p>
          </table:table-cell>
          <table:table-cell office:value-type="float" office:value="0.958850514" calcext:value-type="float">
            <text:p>0,95885</text:p>
          </table:table-cell>
          <table:table-cell office:value-type="float" office:value="0.950920717" calcext:value-type="float">
            <text:p>0,95092</text:p>
          </table:table-cell>
          <table:table-cell office:value-type="float" office:value="0.954852365" calcext:value-type="float">
            <text:p>0,95485</text:p>
          </table:table-cell>
          <table:table-cell office:value-type="float" office:value="0.94041196" calcext:value-type="float">
            <text:p>0,94041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46241428" calcext:value-type="float">
            <text:p>0,94624</text:p>
          </table:table-cell>
          <table:table-cell office:value-type="float" office:value="0.969232998" calcext:value-type="float">
            <text:p>0,96923</text:p>
          </table:table-cell>
          <table:table-cell office:value-type="float" office:value="0.979940259" calcext:value-type="float">
            <text:p>0,97994</text:p>
          </table:table-cell>
          <table:table-cell office:value-type="float" office:value="0.946241428" calcext:value-type="float">
            <text:p>0,94624</text:p>
          </table:table-cell>
          <table:table-cell office:value-type="float" office:value="0.969232998" calcext:value-type="float">
            <text:p>0,96923</text:p>
          </table:table-cell>
          <table:table-cell office:value-type="float" office:value="0.938600039" calcext:value-type="float">
            <text:p>0,93860</text:p>
          </table:table-cell>
          <table:table-cell office:value-type="float" office:value="1" calcext:value-type="float">
            <text:p>1,00000</text:p>
          </table:table-cell>
          <table:table-cell office:value-type="float" office:value="0.935969174" calcext:value-type="float">
            <text:p>0,93597</text:p>
          </table:table-cell>
          <table:table-cell office:value-type="float" office:value="0.940204106" calcext:value-type="float">
            <text:p>0,94020</text:p>
          </table:table-cell>
          <table:table-cell office:value-type="float" office:value="0.945708821" calcext:value-type="float">
            <text:p>0,94571</text:p>
          </table:table-cell>
          <table:table-cell office:value-type="float" office:value="0.920133021" calcext:value-type="float">
            <text:p>0,92013</text:p>
          </table:table-cell>
          <table:table-cell office:value-type="float" office:value="0.901609174" calcext:value-type="float">
            <text:p>0,90161</text:p>
          </table:table-cell>
          <table:table-cell office:value-type="float" office:value="0.938600039" calcext:value-type="float">
            <text:p>0,93860</text:p>
          </table:table-cell>
          <table:table-cell office:value-type="float" office:value="0.924844114" calcext:value-type="float">
            <text:p>0,9248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90118387" calcext:value-type="float">
            <text:p>0,89012</text:p>
          </table:table-cell>
          <table:table-cell office:value-type="float" office:value="0.933383873" calcext:value-type="float">
            <text:p>0,93338</text:p>
          </table:table-cell>
          <table:table-cell office:value-type="float" office:value="0.94085575" calcext:value-type="float">
            <text:p>0,94086</text:p>
          </table:table-cell>
          <table:table-cell office:value-type="float" office:value="0.890118387" calcext:value-type="float">
            <text:p>0,89012</text:p>
          </table:table-cell>
          <table:table-cell office:value-type="float" office:value="0.933383873" calcext:value-type="float">
            <text:p>0,93338</text:p>
          </table:table-cell>
          <table:table-cell office:value-type="float" office:value="0.900751156" calcext:value-type="float">
            <text:p>0,90075</text:p>
          </table:table-cell>
          <table:table-cell office:value-type="float" office:value="1" calcext:value-type="float">
            <text:p>1,00000</text:p>
          </table:table-cell>
          <table:table-cell office:value-type="float" office:value="0.913880813" calcext:value-type="float">
            <text:p>0,91388</text:p>
          </table:table-cell>
          <table:table-cell office:value-type="float" office:value="0.901406959" calcext:value-type="float">
            <text:p>0,90141</text:p>
          </table:table-cell>
          <table:table-cell office:value-type="float" office:value="0.941149436" calcext:value-type="float">
            <text:p>0,94115</text:p>
          </table:table-cell>
          <table:table-cell office:value-type="float" office:value="0.903429884" calcext:value-type="float">
            <text:p>0,90343</text:p>
          </table:table-cell>
          <table:table-cell office:value-type="float" office:value="0.846479839" calcext:value-type="float">
            <text:p>0,84648</text:p>
          </table:table-cell>
          <table:table-cell office:value-type="float" office:value="0.900751156" calcext:value-type="float">
            <text:p>0,90075</text:p>
          </table:table-cell>
          <table:table-cell office:value-type="float" office:value="0.912422964" calcext:value-type="float">
            <text:p>0,9124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857985674" calcext:value-type="float">
            <text:p>0,85799</text:p>
          </table:table-cell>
          <table:table-cell office:value-type="float" office:value="0.880823948" calcext:value-type="float">
            <text:p>0,88082</text:p>
          </table:table-cell>
          <table:table-cell office:value-type="float" office:value="0.862189721" calcext:value-type="float">
            <text:p>0,86219</text:p>
          </table:table-cell>
          <table:table-cell office:value-type="float" office:value="0.857985674" calcext:value-type="float">
            <text:p>0,85799</text:p>
          </table:table-cell>
          <table:table-cell office:value-type="float" office:value="0.880823948" calcext:value-type="float">
            <text:p>0,88082</text:p>
          </table:table-cell>
          <table:table-cell office:value-type="float" office:value="0.920522894" calcext:value-type="float">
            <text:p>0,92052</text:p>
          </table:table-cell>
          <table:table-cell office:value-type="float" office:value="1" calcext:value-type="float">
            <text:p>1,00000</text:p>
          </table:table-cell>
          <table:table-cell office:value-type="float" office:value="0.884657153" calcext:value-type="float">
            <text:p>0,88466</text:p>
          </table:table-cell>
          <table:table-cell office:value-type="float" office:value="0.812150742" calcext:value-type="float">
            <text:p>0,81215</text:p>
          </table:table-cell>
          <table:table-cell office:value-type="float" office:value="0.872453328" calcext:value-type="float">
            <text:p>0,87245</text:p>
          </table:table-cell>
          <table:table-cell office:value-type="float" office:value="0.82949197" calcext:value-type="float">
            <text:p>0,82949</text:p>
          </table:table-cell>
          <table:table-cell office:value-type="float" office:value="0.802424596" calcext:value-type="float">
            <text:p>0,80242</text:p>
          </table:table-cell>
          <table:table-cell office:value-type="float" office:value="0.920522894" calcext:value-type="float">
            <text:p>0,92052</text:p>
          </table:table-cell>
          <table:table-cell office:value-type="float" office:value="0.867939528" calcext:value-type="float">
            <text:p>0,8679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710540003" calcext:value-type="float">
            <text:p>0,71054</text:p>
          </table:table-cell>
          <table:table-cell office:value-type="float" office:value="0.787344834" calcext:value-type="float">
            <text:p>0,78734</text:p>
          </table:table-cell>
          <table:table-cell office:value-type="float" office:value="0.738047579" calcext:value-type="float">
            <text:p>0,73805</text:p>
          </table:table-cell>
          <table:table-cell office:value-type="float" office:value="0.710540003" calcext:value-type="float">
            <text:p>0,71054</text:p>
          </table:table-cell>
          <table:table-cell office:value-type="float" office:value="0.787344834" calcext:value-type="float">
            <text:p>0,78734</text:p>
          </table:table-cell>
          <table:table-cell office:value-type="float" office:value="0.778734824" calcext:value-type="float">
            <text:p>0,77873</text:p>
          </table:table-cell>
          <table:table-cell office:value-type="float" office:value="1" calcext:value-type="float">
            <text:p>1,00000</text:p>
          </table:table-cell>
          <table:table-cell office:value-type="float" office:value="0.675540264" calcext:value-type="float">
            <text:p>0,67554</text:p>
          </table:table-cell>
          <table:table-cell office:value-type="float" office:value="0.716276546" calcext:value-type="float">
            <text:p>0,71628</text:p>
          </table:table-cell>
          <table:table-cell office:value-type="float" office:value="0.720630733" calcext:value-type="float">
            <text:p>0,72063</text:p>
          </table:table-cell>
          <table:table-cell office:value-type="float" office:value="0.716080495" calcext:value-type="float">
            <text:p>0,71608</text:p>
          </table:table-cell>
          <table:table-cell office:value-type="float" office:value="0.682835891" calcext:value-type="float">
            <text:p>0,68284</text:p>
          </table:table-cell>
          <table:table-cell office:value-type="float" office:value="0.778734824" calcext:value-type="float">
            <text:p>0,77873</text:p>
          </table:table-cell>
          <table:table-cell office:value-type="float" office:value="0.814557898" calcext:value-type="float">
            <text:p>0,81456</text:p>
          </table:table-cell>
          <table:table-cell table:number-columns-repeated="1007"/>
        </table:table-row>
        <table:table-row table:style-name="ro1">
          <table:table-cell table:style-name="ce7" office:value-type="float" office:value="10" calcext:value-type="float" table:number-columns-spanned="1" table:number-rows-spanned="5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.9757245" calcext:value-type="float">
            <text:p>0,97572</text:p>
          </table:table-cell>
          <table:table-cell office:value-type="float" office:value="0.967105165" calcext:value-type="float">
            <text:p>0,96711</text:p>
          </table:table-cell>
          <table:table-cell office:value-type="float" office:value="0.972533923" calcext:value-type="float">
            <text:p>0,97253</text:p>
          </table:table-cell>
          <table:table-cell office:value-type="float" office:value="0.9757245" calcext:value-type="float">
            <text:p>0,97572</text:p>
          </table:table-cell>
          <table:table-cell office:value-type="float" office:value="0.967105165" calcext:value-type="float">
            <text:p>0,96711</text:p>
          </table:table-cell>
          <table:table-cell office:value-type="float" office:value="0.968137721" calcext:value-type="float">
            <text:p>0,96814</text:p>
          </table:table-cell>
          <table:table-cell office:value-type="float" office:value="1" calcext:value-type="float">
            <text:p>1,00000</text:p>
          </table:table-cell>
          <table:table-cell office:value-type="float" office:value="0.970861958" calcext:value-type="float">
            <text:p>0,97086</text:p>
          </table:table-cell>
          <table:table-cell office:value-type="float" office:value="0.960093904" calcext:value-type="float">
            <text:p>0,96009</text:p>
          </table:table-cell>
          <table:table-cell office:value-type="float" office:value="0.967389135" calcext:value-type="float">
            <text:p>0,96739</text:p>
          </table:table-cell>
          <table:table-cell office:value-type="float" office:value="0.954075335" calcext:value-type="float">
            <text:p>0,95408</text:p>
          </table:table-cell>
          <table:table-cell office:value-type="float" office:value="0.95174597" calcext:value-type="float">
            <text:p>0,95175</text:p>
          </table:table-cell>
          <table:table-cell office:value-type="float" office:value="0.968137721" calcext:value-type="float">
            <text:p>0,96814</text:p>
          </table:table-cell>
          <table:table-cell office:value-type="float" office:value="0.940181458" calcext:value-type="float">
            <text:p>0,9401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32193321" calcext:value-type="float">
            <text:p>0,93219</text:p>
          </table:table-cell>
          <table:table-cell office:value-type="float" office:value="0.946047293" calcext:value-type="float">
            <text:p>0,94605</text:p>
          </table:table-cell>
          <table:table-cell office:value-type="float" office:value="0.914261661" calcext:value-type="float">
            <text:p>0,91426</text:p>
          </table:table-cell>
          <table:table-cell office:value-type="float" office:value="0.932193321" calcext:value-type="float">
            <text:p>0,93219</text:p>
          </table:table-cell>
          <table:table-cell office:value-type="float" office:value="0.946047293" calcext:value-type="float">
            <text:p>0,94605</text:p>
          </table:table-cell>
          <table:table-cell office:value-type="float" office:value="0.913968624" calcext:value-type="float">
            <text:p>0,91397</text:p>
          </table:table-cell>
          <table:table-cell office:value-type="float" office:value="1" calcext:value-type="float">
            <text:p>1,00000</text:p>
          </table:table-cell>
          <table:table-cell office:value-type="float" office:value="0.902882084" calcext:value-type="float">
            <text:p>0,90288</text:p>
          </table:table-cell>
          <table:table-cell office:value-type="float" office:value="0.905677538" calcext:value-type="float">
            <text:p>0,90568</text:p>
          </table:table-cell>
          <table:table-cell office:value-type="float" office:value="0.892833581" calcext:value-type="float">
            <text:p>0,89283</text:p>
          </table:table-cell>
          <table:table-cell office:value-type="float" office:value="0.916750868" calcext:value-type="float">
            <text:p>0,91675</text:p>
          </table:table-cell>
          <table:table-cell office:value-type="float" office:value="0.877303057" calcext:value-type="float">
            <text:p>0,87730</text:p>
          </table:table-cell>
          <table:table-cell office:value-type="float" office:value="0.913968624" calcext:value-type="float">
            <text:p>0,91397</text:p>
          </table:table-cell>
          <table:table-cell office:value-type="float" office:value="0.866923087" calcext:value-type="float">
            <text:p>0,8669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94636587" calcext:value-type="float">
            <text:p>0,89464</text:p>
          </table:table-cell>
          <table:table-cell office:value-type="float" office:value="0.896564064" calcext:value-type="float">
            <text:p>0,89656</text:p>
          </table:table-cell>
          <table:table-cell office:value-type="float" office:value="0.927214215" calcext:value-type="float">
            <text:p>0,92721</text:p>
          </table:table-cell>
          <table:table-cell office:value-type="float" office:value="0.894636587" calcext:value-type="float">
            <text:p>0,89464</text:p>
          </table:table-cell>
          <table:table-cell office:value-type="float" office:value="0.896564064" calcext:value-type="float">
            <text:p>0,89656</text:p>
          </table:table-cell>
          <table:table-cell office:value-type="float" office:value="0.901045005" calcext:value-type="float">
            <text:p>0,90105</text:p>
          </table:table-cell>
          <table:table-cell office:value-type="float" office:value="1" calcext:value-type="float">
            <text:p>1,00000</text:p>
          </table:table-cell>
          <table:table-cell office:value-type="float" office:value="0.911389094" calcext:value-type="float">
            <text:p>0,91139</text:p>
          </table:table-cell>
          <table:table-cell office:value-type="float" office:value="0.865485042" calcext:value-type="float">
            <text:p>0,86549</text:p>
          </table:table-cell>
          <table:table-cell office:value-type="float" office:value="0.865954365" calcext:value-type="float">
            <text:p>0,86595</text:p>
          </table:table-cell>
          <table:table-cell office:value-type="float" office:value="0.907585183" calcext:value-type="float">
            <text:p>0,90759</text:p>
          </table:table-cell>
          <table:table-cell office:value-type="float" office:value="0.836932007" calcext:value-type="float">
            <text:p>0,83693</text:p>
          </table:table-cell>
          <table:table-cell office:value-type="float" office:value="0.901045005" calcext:value-type="float">
            <text:p>0,90105</text:p>
          </table:table-cell>
          <table:table-cell office:value-type="float" office:value="0.849720507" calcext:value-type="float">
            <text:p>0,8497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46212853" calcext:value-type="float">
            <text:p>0,94621</text:p>
          </table:table-cell>
          <table:table-cell office:value-type="float" office:value="0.860933163" calcext:value-type="float">
            <text:p>0,86093</text:p>
          </table:table-cell>
          <table:table-cell office:value-type="float" office:value="0.879688515" calcext:value-type="float">
            <text:p>0,87969</text:p>
          </table:table-cell>
          <table:table-cell office:value-type="float" office:value="0.946212853" calcext:value-type="float">
            <text:p>0,94621</text:p>
          </table:table-cell>
          <table:table-cell office:value-type="float" office:value="0.860933163" calcext:value-type="float">
            <text:p>0,86093</text:p>
          </table:table-cell>
          <table:table-cell office:value-type="float" office:value="0.882829166" calcext:value-type="float">
            <text:p>0,88283</text:p>
          </table:table-cell>
          <table:table-cell office:value-type="float" office:value="1" calcext:value-type="float">
            <text:p>1,00000</text:p>
          </table:table-cell>
          <table:table-cell office:value-type="float" office:value="0.813921084" calcext:value-type="float">
            <text:p>0,81392</text:p>
          </table:table-cell>
          <table:table-cell office:value-type="float" office:value="0.815022087" calcext:value-type="float">
            <text:p>0,81502</text:p>
          </table:table-cell>
          <table:table-cell office:value-type="float" office:value="0.843110837" calcext:value-type="float">
            <text:p>0,84311</text:p>
          </table:table-cell>
          <table:table-cell office:value-type="float" office:value="0.806555556" calcext:value-type="float">
            <text:p>0,80656</text:p>
          </table:table-cell>
          <table:table-cell office:value-type="float" office:value="0.831166668" calcext:value-type="float">
            <text:p>0,83117</text:p>
          </table:table-cell>
          <table:table-cell office:value-type="float" office:value="0.882829166" calcext:value-type="float">
            <text:p>0,88283</text:p>
          </table:table-cell>
          <table:table-cell office:value-type="float" office:value="0.892452691" calcext:value-type="float">
            <text:p>0,89245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847946558" calcext:value-type="float">
            <text:p>0,84795</text:p>
          </table:table-cell>
          <table:table-cell office:value-type="float" office:value="0.903098661" calcext:value-type="float">
            <text:p>0,90310</text:p>
          </table:table-cell>
          <table:table-cell office:value-type="float" office:value="0.817977759" calcext:value-type="float">
            <text:p>0,81798</text:p>
          </table:table-cell>
          <table:table-cell office:value-type="float" office:value="0.847946558" calcext:value-type="float">
            <text:p>0,84795</text:p>
          </table:table-cell>
          <table:table-cell office:value-type="float" office:value="0.903098661" calcext:value-type="float">
            <text:p>0,90310</text:p>
          </table:table-cell>
          <table:table-cell office:value-type="float" office:value="0.841743544" calcext:value-type="float">
            <text:p>0,84174</text:p>
          </table:table-cell>
          <table:table-cell office:value-type="float" office:value="1" calcext:value-type="float">
            <text:p>1,00000</text:p>
          </table:table-cell>
          <table:table-cell office:value-type="float" office:value="0.816271529" calcext:value-type="float">
            <text:p>0,81627</text:p>
          </table:table-cell>
          <table:table-cell office:value-type="float" office:value="0.764299568" calcext:value-type="float">
            <text:p>0,76430</text:p>
          </table:table-cell>
          <table:table-cell office:value-type="float" office:value="0.825521767" calcext:value-type="float">
            <text:p>0,82552</text:p>
          </table:table-cell>
          <table:table-cell office:value-type="float" office:value="0.78160293" calcext:value-type="float">
            <text:p>0,78160</text:p>
          </table:table-cell>
          <table:table-cell office:value-type="float" office:value="0.785142827" calcext:value-type="float">
            <text:p>0,78514</text:p>
          </table:table-cell>
          <table:table-cell office:value-type="float" office:value="0.841743544" calcext:value-type="float">
            <text:p>0,84174</text:p>
          </table:table-cell>
          <table:table-cell office:value-type="float" office:value="0.897636239" calcext:value-type="float">
            <text:p>0,89764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style-name="Default" table:number-columns-repeated="14"/>
          <table:table-cell table:number-columns-repeated="1007"/>
        </table:table-row>
        <calcext:conditional-formats>
          <calcext:conditional-format calcext:target-range-address="Planilha3.C2:Planilha3.P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lanilha4" table:style-name="ta1">
        <table:table-column table:style-name="co9" table:number-columns-repeated="2" table:default-cell-style-name="ce2"/>
        <table:table-column table:style-name="co9" table:default-cell-style-name="ce24"/>
        <table:table-column table:style-name="co9" table:number-columns-repeated="12" table:default-cell-style-name="ce42"/>
        <table:table-column table:style-name="co9" table:default-cell-style-name="ce60"/>
        <table:table-column table:style-name="co9" table:number-columns-repeated="1007" table:default-cell-style-name="Default"/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ce2" office:value-type="string" calcext:value-type="string">
            <text:p>BTT(0.3:0.3)</text:p>
          </table:table-cell>
          <table:table-cell table:style-name="ce2" office:value-type="string" calcext:value-type="string">
            <text:p>BTT(0.3:0.8)</text:p>
          </table:table-cell>
          <table:table-cell table:style-name="ce2" office:value-type="string" calcext:value-type="string">
            <text:p>BTT(0.5:0.5)</text:p>
          </table:table-cell>
          <table:table-cell table:style-name="ce2" office:value-type="string" calcext:value-type="string">
            <text:p>BTT(0.8:0.3)</text:p>
          </table:table-cell>
          <table:table-cell table:style-name="ce2" office:value-type="string" calcext:value-type="string">
            <text:p>BTT(0.8:0.8)</text:p>
          </table:table-cell>
          <table:table-cell table:style-name="ce2" office:value-type="string" calcext:value-type="string">
            <text:p>BTT(0:0)</text:p>
          </table:table-cell>
          <table:table-cell table:style-name="ce2" office:value-type="string" calcext:value-type="string">
            <text:p>BTT(1:1)</text:p>
          </table:table-cell>
          <table:table-cell table:style-name="ce2" office:value-type="string" calcext:value-type="string">
            <text:p>TTP(0.3:0.3)</text:p>
          </table:table-cell>
          <table:table-cell table:style-name="ce2" office:value-type="string" calcext:value-type="string">
            <text:p>TTP(0.3:0.8)</text:p>
          </table:table-cell>
          <table:table-cell table:style-name="ce2" office:value-type="string" calcext:value-type="string">
            <text:p>TTP(0.5:0.5)</text:p>
          </table:table-cell>
          <table:table-cell table:style-name="ce2" office:value-type="string" calcext:value-type="string">
            <text:p>TTP(0.8:0.3)</text:p>
          </table:table-cell>
          <table:table-cell table:style-name="ce2" office:value-type="string" calcext:value-type="string">
            <text:p>TTP(0.8:0.8)</text:p>
          </table:table-cell>
          <table:table-cell table:style-name="ce2" office:value-type="string" calcext:value-type="string">
            <text:p>TTP(0:0)</text:p>
          </table:table-cell>
          <table:table-cell table:style-name="ce2" office:value-type="string" calcext:value-type="string">
            <text:p>TTP(1:1)</text:p>
          </table:table-cell>
          <table:table-cell table:style-name="ce9" table:number-columns-repeated="1007"/>
        </table:table-row>
        <table:table-row table:style-name="ro1">
          <table:table-cell table:style-name="ce7" office:value-type="float" office:value="0.2" calcext:value-type="float" table:number-columns-spanned="1" table:number-rows-spanned="5">
            <text:p>0,2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0.99371716" calcext:value-type="float">
            <text:p>0,99372</text:p>
          </table:table-cell>
          <table:table-cell table:style-name="ce41" office:value-type="float" office:value="0.997621439" calcext:value-type="float">
            <text:p>0,99762</text:p>
          </table:table-cell>
          <table:table-cell table:number-columns-repeated="2" table:style-name="ce41" office:value-type="float" office:value="0.99371716" calcext:value-type="float">
            <text:p>0,99372</text:p>
          </table:table-cell>
          <table:table-cell table:style-name="ce41" office:value-type="float" office:value="0.997621439" calcext:value-type="float">
            <text:p>0,99762</text:p>
          </table:table-cell>
          <table:table-cell table:style-name="ce41" office:value-type="float" office:value="0.99371716" calcext:value-type="float">
            <text:p>0,99372</text:p>
          </table:table-cell>
          <table:table-cell table:style-name="ce41" office:value-type="float" office:value="1" calcext:value-type="float">
            <text:p>1,00000</text:p>
          </table:table-cell>
          <table:table-cell table:number-columns-repeated="5" table:style-name="ce41" office:value-type="float" office:value="0.99489937" calcext:value-type="float">
            <text:p>0,99490</text:p>
          </table:table-cell>
          <table:table-cell table:style-name="ce41" office:value-type="float" office:value="0.99371716" calcext:value-type="float">
            <text:p>0,99372</text:p>
          </table:table-cell>
          <table:table-cell table:style-name="ce59" office:value-type="float" office:value="0.995695572" calcext:value-type="float">
            <text:p>0,9957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5259307" calcext:value-type="float">
            <text:p>0,99526</text:p>
          </table:table-cell>
          <table:table-cell office:value-type="float" office:value="0.998235294" calcext:value-type="float">
            <text:p>0,99824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5259307" calcext:value-type="float">
            <text:p>0,99526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365013" calcext:value-type="float">
            <text:p>0,99365</text:p>
          </table:table-cell>
          <table:table-cell table:number-columns-repeated="5" office:value-type="float" office:value="0.99940355" calcext:value-type="float">
            <text:p>0,99940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940355" calcext:value-type="float">
            <text:p>0,9994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0447682" calcext:value-type="float">
            <text:p>0,99045</text:p>
          </table:table-cell>
          <table:table-cell office:value-type="float" office:value="0.998002628" calcext:value-type="float">
            <text:p>0,99800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0447682" calcext:value-type="float">
            <text:p>0,99045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6078431" calcext:value-type="float">
            <text:p>0,99608</text:p>
          </table:table-cell>
          <table:table-cell table:number-columns-repeated="7" office:value-type="float" office:value="0.990427971" calcext:value-type="float">
            <text:p>0,9904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7045543" calcext:value-type="float">
            <text:p>0,99705</text:p>
          </table:table-cell>
          <table:table-cell table:number-columns-repeated="2" office:value-type="float" office:value="0.996872762" calcext:value-type="float">
            <text:p>0,99687</text:p>
          </table:table-cell>
          <table:table-cell office:value-type="float" office:value="0.997045543" calcext:value-type="float">
            <text:p>0,99705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9606299" calcext:value-type="float">
            <text:p>0,99961</text:p>
          </table:table-cell>
          <table:table-cell table:number-columns-repeated="5" office:value-type="float" office:value="0.998835211" calcext:value-type="float">
            <text:p>0,99884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8835211" calcext:value-type="float">
            <text:p>0,9988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table:style-name="ce25" office:value-type="float" office:value="0.993972862" calcext:value-type="float">
            <text:p>0,99397</text:p>
          </table:table-cell>
          <table:table-cell table:style-name="ce43" office:value-type="float" office:value="0.99829474" calcext:value-type="float">
            <text:p>0,99829</text:p>
          </table:table-cell>
          <table:table-cell table:style-name="ce43" office:value-type="float" office:value="0.993894233" calcext:value-type="float">
            <text:p>0,99389</text:p>
          </table:table-cell>
          <table:table-cell table:style-name="ce43" office:value-type="float" office:value="0.993972862" calcext:value-type="float">
            <text:p>0,99397</text:p>
          </table:table-cell>
          <table:table-cell table:style-name="ce43" office:value-type="float" office:value="0.99829474" calcext:value-type="float">
            <text:p>0,99829</text:p>
          </table:table-cell>
          <table:table-cell table:style-name="ce43" office:value-type="float" office:value="0.993972862" calcext:value-type="float">
            <text:p>0,99397</text:p>
          </table:table-cell>
          <table:table-cell table:style-name="ce43" office:value-type="float" office:value="0.997835498" calcext:value-type="float">
            <text:p>0,99784</text:p>
          </table:table-cell>
          <table:table-cell table:style-name="ce43" office:value-type="float" office:value="0.997267652" calcext:value-type="float">
            <text:p>0,99727</text:p>
          </table:table-cell>
          <table:table-cell table:style-name="ce43" office:value-type="float" office:value="0.994617238" calcext:value-type="float">
            <text:p>0,99462</text:p>
          </table:table-cell>
          <table:table-cell table:style-name="ce43" office:value-type="float" office:value="0.997267652" calcext:value-type="float">
            <text:p>0,99727</text:p>
          </table:table-cell>
          <table:table-cell table:number-columns-repeated="2" table:style-name="ce43" office:value-type="float" office:value="0.994617238" calcext:value-type="float">
            <text:p>0,99462</text:p>
          </table:table-cell>
          <table:table-cell table:style-name="ce43" office:value-type="float" office:value="0.993972862" calcext:value-type="float">
            <text:p>0,99397</text:p>
          </table:table-cell>
          <table:table-cell table:style-name="ce61" office:value-type="float" office:value="0.994617238" calcext:value-type="float">
            <text:p>0,99462</text:p>
          </table:table-cell>
          <table:table-cell table:number-columns-repeated="1007"/>
        </table:table-row>
        <table:table-row table:style-name="ro1">
          <table:table-cell table:style-name="ce7" office:value-type="float" office:value="0.5" calcext:value-type="float" table:number-columns-spanned="1" table:number-rows-spanned="5">
            <text:p>0,5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96855267" calcext:value-type="float">
            <text:p>0,96855</text:p>
          </table:table-cell>
          <table:table-cell table:style-name="ce44" office:value-type="float" office:value="0.973806423" calcext:value-type="float">
            <text:p>0,97381</text:p>
          </table:table-cell>
          <table:table-cell table:style-name="ce44" office:value-type="float" office:value="0.964094459" calcext:value-type="float">
            <text:p>0,96409</text:p>
          </table:table-cell>
          <table:table-cell table:style-name="ce44" office:value-type="float" office:value="0.96855267" calcext:value-type="float">
            <text:p>0,96855</text:p>
          </table:table-cell>
          <table:table-cell table:style-name="ce44" office:value-type="float" office:value="0.973806423" calcext:value-type="float">
            <text:p>0,97381</text:p>
          </table:table-cell>
          <table:table-cell table:style-name="ce44" office:value-type="float" office:value="0.96855267" calcext:value-type="float">
            <text:p>0,96855</text:p>
          </table:table-cell>
          <table:table-cell table:style-name="ce44" office:value-type="float" office:value="1" calcext:value-type="float">
            <text:p>1,00000</text:p>
          </table:table-cell>
          <table:table-cell table:style-name="ce44" office:value-type="float" office:value="0.952796442" calcext:value-type="float">
            <text:p>0,95280</text:p>
          </table:table-cell>
          <table:table-cell table:style-name="ce44" office:value-type="float" office:value="0.960493739" calcext:value-type="float">
            <text:p>0,96049</text:p>
          </table:table-cell>
          <table:table-cell table:style-name="ce44" office:value-type="float" office:value="0.956856485" calcext:value-type="float">
            <text:p>0,95686</text:p>
          </table:table-cell>
          <table:table-cell table:style-name="ce44" office:value-type="float" office:value="0.941694861" calcext:value-type="float">
            <text:p>0,94169</text:p>
          </table:table-cell>
          <table:table-cell table:style-name="ce44" office:value-type="float" office:value="0.943904376" calcext:value-type="float">
            <text:p>0,94390</text:p>
          </table:table-cell>
          <table:table-cell table:style-name="ce44" office:value-type="float" office:value="0.96855267" calcext:value-type="float">
            <text:p>0,96855</text:p>
          </table:table-cell>
          <table:table-cell table:style-name="ce62" office:value-type="float" office:value="0.959473963" calcext:value-type="float">
            <text:p>0,95947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office:value-type="float" office:value="0.986150862" calcext:value-type="float">
            <text:p>0,98615</text:p>
          </table:table-cell>
          <table:table-cell table:style-name="ce45" office:value-type="float" office:value="0.985371139" calcext:value-type="float">
            <text:p>0,98537</text:p>
          </table:table-cell>
          <table:table-cell table:style-name="ce45" office:value-type="float" office:value="0.973249873" calcext:value-type="float">
            <text:p>0,97325</text:p>
          </table:table-cell>
          <table:table-cell table:style-name="ce45" office:value-type="float" office:value="0.986150862" calcext:value-type="float">
            <text:p>0,98615</text:p>
          </table:table-cell>
          <table:table-cell table:style-name="ce45" office:value-type="float" office:value="0.985371139" calcext:value-type="float">
            <text:p>0,98537</text:p>
          </table:table-cell>
          <table:table-cell table:style-name="ce45" office:value-type="float" office:value="0.979145663" calcext:value-type="float">
            <text:p>0,97915</text:p>
          </table:table-cell>
          <table:table-cell table:style-name="ce45" office:value-type="float" office:value="0.98102114" calcext:value-type="float">
            <text:p>0,98102</text:p>
          </table:table-cell>
          <table:table-cell table:style-name="ce45" office:value-type="float" office:value="0.989370321" calcext:value-type="float">
            <text:p>0,98937</text:p>
          </table:table-cell>
          <table:table-cell table:style-name="ce45" office:value-type="float" office:value="0.990269718" calcext:value-type="float">
            <text:p>0,99027</text:p>
          </table:table-cell>
          <table:table-cell table:style-name="ce45" office:value-type="float" office:value="0.999795438" calcext:value-type="float">
            <text:p>0,99980</text:p>
          </table:table-cell>
          <table:table-cell table:style-name="ce45" office:value-type="float" office:value="0.986687499" calcext:value-type="float">
            <text:p>0,98669</text:p>
          </table:table-cell>
          <table:table-cell table:style-name="ce45" office:value-type="float" office:value="0.997112617" calcext:value-type="float">
            <text:p>0,99711</text:p>
          </table:table-cell>
          <table:table-cell table:style-name="ce45" office:value-type="float" office:value="0.979145663" calcext:value-type="float">
            <text:p>0,97915</text:p>
          </table:table-cell>
          <table:table-cell table:style-name="ce63" office:value-type="float" office:value="0.999084249" calcext:value-type="float">
            <text:p>0,9990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style-name="ce27" office:value-type="float" office:value="0.960571617" calcext:value-type="float">
            <text:p>0,96057</text:p>
          </table:table-cell>
          <table:table-cell table:style-name="ce45" office:value-type="float" office:value="0.985020596" calcext:value-type="float">
            <text:p>0,98502</text:p>
          </table:table-cell>
          <table:table-cell table:style-name="ce45" office:value-type="float" office:value="0.965188626" calcext:value-type="float">
            <text:p>0,96519</text:p>
          </table:table-cell>
          <table:table-cell table:style-name="ce45" office:value-type="float" office:value="0.960571617" calcext:value-type="float">
            <text:p>0,96057</text:p>
          </table:table-cell>
          <table:table-cell table:style-name="ce45" office:value-type="float" office:value="0.985020596" calcext:value-type="float">
            <text:p>0,98502</text:p>
          </table:table-cell>
          <table:table-cell table:style-name="ce45" office:value-type="float" office:value="0.959162806" calcext:value-type="float">
            <text:p>0,95916</text:p>
          </table:table-cell>
          <table:table-cell table:style-name="ce45" office:value-type="float" office:value="0.999094203" calcext:value-type="float">
            <text:p>0,99909</text:p>
          </table:table-cell>
          <table:table-cell table:style-name="ce45" office:value-type="float" office:value="0.97893341" calcext:value-type="float">
            <text:p>0,97893</text:p>
          </table:table-cell>
          <table:table-cell table:style-name="ce45" office:value-type="float" office:value="0.988787932" calcext:value-type="float">
            <text:p>0,98879</text:p>
          </table:table-cell>
          <table:table-cell table:style-name="ce45" office:value-type="float" office:value="0.971399121" calcext:value-type="float">
            <text:p>0,97140</text:p>
          </table:table-cell>
          <table:table-cell table:number-columns-repeated="2" table:style-name="ce45" office:value-type="float" office:value="0.983659088" calcext:value-type="float">
            <text:p>0,98366</text:p>
          </table:table-cell>
          <table:table-cell table:style-name="ce45" office:value-type="float" office:value="0.959162806" calcext:value-type="float">
            <text:p>0,95916</text:p>
          </table:table-cell>
          <table:table-cell table:style-name="ce63" office:value-type="float" office:value="0.983659088" calcext:value-type="float">
            <text:p>0,98366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style-name="ce27" office:value-type="float" office:value="0.977609574" calcext:value-type="float">
            <text:p>0,97761</text:p>
          </table:table-cell>
          <table:table-cell table:style-name="ce45" office:value-type="float" office:value="0.973493728" calcext:value-type="float">
            <text:p>0,97349</text:p>
          </table:table-cell>
          <table:table-cell table:style-name="ce45" office:value-type="float" office:value="0.982677089" calcext:value-type="float">
            <text:p>0,98268</text:p>
          </table:table-cell>
          <table:table-cell table:style-name="ce45" office:value-type="float" office:value="0.977609574" calcext:value-type="float">
            <text:p>0,97761</text:p>
          </table:table-cell>
          <table:table-cell table:style-name="ce45" office:value-type="float" office:value="0.973493728" calcext:value-type="float">
            <text:p>0,97349</text:p>
          </table:table-cell>
          <table:table-cell table:style-name="ce45" office:value-type="float" office:value="0.975236221" calcext:value-type="float">
            <text:p>0,97524</text:p>
          </table:table-cell>
          <table:table-cell table:style-name="ce45" office:value-type="float" office:value="0.993607306" calcext:value-type="float">
            <text:p>0,99361</text:p>
          </table:table-cell>
          <table:table-cell table:number-columns-repeated="2" table:style-name="ce45" office:value-type="float" office:value="0.979393181" calcext:value-type="float">
            <text:p>0,97939</text:p>
          </table:table-cell>
          <table:table-cell table:style-name="ce45" office:value-type="float" office:value="0.983714534" calcext:value-type="float">
            <text:p>0,98371</text:p>
          </table:table-cell>
          <table:table-cell table:number-columns-repeated="2" table:style-name="ce45" office:value-type="float" office:value="0.973511619" calcext:value-type="float">
            <text:p>0,97351</text:p>
          </table:table-cell>
          <table:table-cell table:style-name="ce45" office:value-type="float" office:value="0.975236221" calcext:value-type="float">
            <text:p>0,97524</text:p>
          </table:table-cell>
          <table:table-cell table:style-name="ce63" office:value-type="float" office:value="0.965027048" calcext:value-type="float">
            <text:p>0,9650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table:style-name="ce28" office:value-type="float" office:value="0.982342488" calcext:value-type="float">
            <text:p>0,98234</text:p>
          </table:table-cell>
          <table:table-cell table:style-name="ce46" office:value-type="float" office:value="0.986063801" calcext:value-type="float">
            <text:p>0,98606</text:p>
          </table:table-cell>
          <table:table-cell table:style-name="ce46" office:value-type="float" office:value="0.974853265" calcext:value-type="float">
            <text:p>0,97485</text:p>
          </table:table-cell>
          <table:table-cell table:style-name="ce46" office:value-type="float" office:value="0.982342488" calcext:value-type="float">
            <text:p>0,98234</text:p>
          </table:table-cell>
          <table:table-cell table:style-name="ce46" office:value-type="float" office:value="0.986063801" calcext:value-type="float">
            <text:p>0,98606</text:p>
          </table:table-cell>
          <table:table-cell table:style-name="ce46" office:value-type="float" office:value="0.983131556" calcext:value-type="float">
            <text:p>0,98313</text:p>
          </table:table-cell>
          <table:table-cell table:style-name="ce46" office:value-type="float" office:value="0.992180313" calcext:value-type="float">
            <text:p>0,99218</text:p>
          </table:table-cell>
          <table:table-cell table:style-name="ce46" office:value-type="float" office:value="0.990803124" calcext:value-type="float">
            <text:p>0,99080</text:p>
          </table:table-cell>
          <table:table-cell table:style-name="ce46" office:value-type="float" office:value="0.975919969" calcext:value-type="float">
            <text:p>0,97592</text:p>
          </table:table-cell>
          <table:table-cell table:style-name="ce46" office:value-type="float" office:value="0.990803124" calcext:value-type="float">
            <text:p>0,99080</text:p>
          </table:table-cell>
          <table:table-cell table:number-columns-repeated="2" table:style-name="ce46" office:value-type="float" office:value="0.975919969" calcext:value-type="float">
            <text:p>0,97592</text:p>
          </table:table-cell>
          <table:table-cell table:style-name="ce46" office:value-type="float" office:value="0.983131556" calcext:value-type="float">
            <text:p>0,98313</text:p>
          </table:table-cell>
          <table:table-cell table:style-name="ce64" office:value-type="float" office:value="0.976106291" calcext:value-type="float">
            <text:p>0,97611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 table:number-columns-spanned="1" table:number-rows-spanned="5">
            <text:p>1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0.981770191" calcext:value-type="float">
            <text:p>0,98177</text:p>
          </table:table-cell>
          <table:table-cell table:style-name="ce47" office:value-type="float" office:value="0.980455302" calcext:value-type="float">
            <text:p>0,98046</text:p>
          </table:table-cell>
          <table:table-cell table:style-name="ce47" office:value-type="float" office:value="0.969217703" calcext:value-type="float">
            <text:p>0,96922</text:p>
          </table:table-cell>
          <table:table-cell table:style-name="ce47" office:value-type="float" office:value="0.981770191" calcext:value-type="float">
            <text:p>0,98177</text:p>
          </table:table-cell>
          <table:table-cell table:style-name="ce47" office:value-type="float" office:value="0.980455302" calcext:value-type="float">
            <text:p>0,98046</text:p>
          </table:table-cell>
          <table:table-cell table:style-name="ce47" office:value-type="float" office:value="0.981852371" calcext:value-type="float">
            <text:p>0,98185</text:p>
          </table:table-cell>
          <table:table-cell table:style-name="ce47" office:value-type="float" office:value="1" calcext:value-type="float">
            <text:p>1,00000</text:p>
          </table:table-cell>
          <table:table-cell table:style-name="ce47" office:value-type="float" office:value="0.976838723" calcext:value-type="float">
            <text:p>0,97684</text:p>
          </table:table-cell>
          <table:table-cell table:style-name="ce47" office:value-type="float" office:value="0.964607489" calcext:value-type="float">
            <text:p>0,96461</text:p>
          </table:table-cell>
          <table:table-cell table:style-name="ce47" office:value-type="float" office:value="0.954610701" calcext:value-type="float">
            <text:p>0,95461</text:p>
          </table:table-cell>
          <table:table-cell table:style-name="ce47" office:value-type="float" office:value="0.954679185" calcext:value-type="float">
            <text:p>0,95468</text:p>
          </table:table-cell>
          <table:table-cell table:style-name="ce47" office:value-type="float" office:value="0.948887937" calcext:value-type="float">
            <text:p>0,94889</text:p>
          </table:table-cell>
          <table:table-cell table:style-name="ce47" office:value-type="float" office:value="0.981852371" calcext:value-type="float">
            <text:p>0,98185</text:p>
          </table:table-cell>
          <table:table-cell table:style-name="ce65" office:value-type="float" office:value="0.946161043" calcext:value-type="float">
            <text:p>0,94616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30" office:value-type="float" office:value="0.943159277" calcext:value-type="float">
            <text:p>0,94316</text:p>
          </table:table-cell>
          <table:table-cell table:style-name="ce48" office:value-type="float" office:value="0.951092117" calcext:value-type="float">
            <text:p>0,95109</text:p>
          </table:table-cell>
          <table:table-cell table:style-name="ce48" office:value-type="float" office:value="0.976537025" calcext:value-type="float">
            <text:p>0,97654</text:p>
          </table:table-cell>
          <table:table-cell table:style-name="ce48" office:value-type="float" office:value="0.943159277" calcext:value-type="float">
            <text:p>0,94316</text:p>
          </table:table-cell>
          <table:table-cell table:style-name="ce48" office:value-type="float" office:value="0.951092117" calcext:value-type="float">
            <text:p>0,95109</text:p>
          </table:table-cell>
          <table:table-cell table:style-name="ce48" office:value-type="float" office:value="0.966332258" calcext:value-type="float">
            <text:p>0,96633</text:p>
          </table:table-cell>
          <table:table-cell table:style-name="ce48" office:value-type="float" office:value="1" calcext:value-type="float">
            <text:p>1,00000</text:p>
          </table:table-cell>
          <table:table-cell table:style-name="ce48" office:value-type="float" office:value="0.952117247" calcext:value-type="float">
            <text:p>0,95212</text:p>
          </table:table-cell>
          <table:table-cell table:style-name="ce48" office:value-type="float" office:value="0.909518028" calcext:value-type="float">
            <text:p>0,90952</text:p>
          </table:table-cell>
          <table:table-cell table:style-name="ce48" office:value-type="float" office:value="0.94706571" calcext:value-type="float">
            <text:p>0,94707</text:p>
          </table:table-cell>
          <table:table-cell table:style-name="ce48" office:value-type="float" office:value="0.891288799" calcext:value-type="float">
            <text:p>0,89129</text:p>
          </table:table-cell>
          <table:table-cell table:style-name="ce48" office:value-type="float" office:value="0.907041117" calcext:value-type="float">
            <text:p>0,90704</text:p>
          </table:table-cell>
          <table:table-cell table:style-name="ce48" office:value-type="float" office:value="0.966332258" calcext:value-type="float">
            <text:p>0,96633</text:p>
          </table:table-cell>
          <table:table-cell table:style-name="ce66" office:value-type="float" office:value="0.904628557" calcext:value-type="float">
            <text:p>0,9046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style-name="ce30" office:value-type="float" office:value="0.831281978" calcext:value-type="float">
            <text:p>0,83128</text:p>
          </table:table-cell>
          <table:table-cell table:style-name="ce48" office:value-type="float" office:value="0.846091312" calcext:value-type="float">
            <text:p>0,84609</text:p>
          </table:table-cell>
          <table:table-cell table:style-name="ce48" office:value-type="float" office:value="0.836063171" calcext:value-type="float">
            <text:p>0,83606</text:p>
          </table:table-cell>
          <table:table-cell table:style-name="ce48" office:value-type="float" office:value="0.831281978" calcext:value-type="float">
            <text:p>0,83128</text:p>
          </table:table-cell>
          <table:table-cell table:style-name="ce48" office:value-type="float" office:value="0.846091312" calcext:value-type="float">
            <text:p>0,84609</text:p>
          </table:table-cell>
          <table:table-cell table:style-name="ce48" office:value-type="float" office:value="0.827956027" calcext:value-type="float">
            <text:p>0,82796</text:p>
          </table:table-cell>
          <table:table-cell table:style-name="ce48" office:value-type="float" office:value="1" calcext:value-type="float">
            <text:p>1,00000</text:p>
          </table:table-cell>
          <table:table-cell table:style-name="ce48" office:value-type="float" office:value="0.83971539" calcext:value-type="float">
            <text:p>0,83972</text:p>
          </table:table-cell>
          <table:table-cell table:style-name="ce48" office:value-type="float" office:value="0.840844364" calcext:value-type="float">
            <text:p>0,84084</text:p>
          </table:table-cell>
          <table:table-cell table:style-name="ce48" office:value-type="float" office:value="0.835512913" calcext:value-type="float">
            <text:p>0,83551</text:p>
          </table:table-cell>
          <table:table-cell table:style-name="ce48" office:value-type="float" office:value="0.859495461" calcext:value-type="float">
            <text:p>0,85950</text:p>
          </table:table-cell>
          <table:table-cell table:style-name="ce48" office:value-type="float" office:value="0.833633639" calcext:value-type="float">
            <text:p>0,83363</text:p>
          </table:table-cell>
          <table:table-cell table:style-name="ce48" office:value-type="float" office:value="0.827956027" calcext:value-type="float">
            <text:p>0,82796</text:p>
          </table:table-cell>
          <table:table-cell table:style-name="ce66" office:value-type="float" office:value="0.840619085" calcext:value-type="float">
            <text:p>0,8406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style-name="ce30" office:value-type="float" office:value="0.907595374" calcext:value-type="float">
            <text:p>0,90760</text:p>
          </table:table-cell>
          <table:table-cell table:style-name="ce48" office:value-type="float" office:value="0.955865195" calcext:value-type="float">
            <text:p>0,95587</text:p>
          </table:table-cell>
          <table:table-cell table:style-name="ce48" office:value-type="float" office:value="0.903955847" calcext:value-type="float">
            <text:p>0,90396</text:p>
          </table:table-cell>
          <table:table-cell table:style-name="ce48" office:value-type="float" office:value="0.907595374" calcext:value-type="float">
            <text:p>0,90760</text:p>
          </table:table-cell>
          <table:table-cell table:style-name="ce48" office:value-type="float" office:value="0.955865195" calcext:value-type="float">
            <text:p>0,95587</text:p>
          </table:table-cell>
          <table:table-cell table:style-name="ce48" office:value-type="float" office:value="0.906618713" calcext:value-type="float">
            <text:p>0,90662</text:p>
          </table:table-cell>
          <table:table-cell table:style-name="ce48" office:value-type="float" office:value="1" calcext:value-type="float">
            <text:p>1,00000</text:p>
          </table:table-cell>
          <table:table-cell table:style-name="ce48" office:value-type="float" office:value="0.900553366" calcext:value-type="float">
            <text:p>0,90055</text:p>
          </table:table-cell>
          <table:table-cell table:style-name="ce48" office:value-type="float" office:value="0.90230138" calcext:value-type="float">
            <text:p>0,90230</text:p>
          </table:table-cell>
          <table:table-cell table:style-name="ce48" office:value-type="float" office:value="0.921858445" calcext:value-type="float">
            <text:p>0,92186</text:p>
          </table:table-cell>
          <table:table-cell table:style-name="ce48" office:value-type="float" office:value="0.924738629" calcext:value-type="float">
            <text:p>0,92474</text:p>
          </table:table-cell>
          <table:table-cell table:style-name="ce48" office:value-type="float" office:value="0.92501672" calcext:value-type="float">
            <text:p>0,92502</text:p>
          </table:table-cell>
          <table:table-cell table:style-name="ce48" office:value-type="float" office:value="0.906618713" calcext:value-type="float">
            <text:p>0,90662</text:p>
          </table:table-cell>
          <table:table-cell table:style-name="ce66" office:value-type="float" office:value="0.910195797" calcext:value-type="float">
            <text:p>0,9102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table:style-name="ce31" office:value-type="float" office:value="0.872117707" calcext:value-type="float">
            <text:p>0,87212</text:p>
          </table:table-cell>
          <table:table-cell table:style-name="ce49" office:value-type="float" office:value="0.909293547" calcext:value-type="float">
            <text:p>0,90929</text:p>
          </table:table-cell>
          <table:table-cell table:style-name="ce49" office:value-type="float" office:value="0.88212028" calcext:value-type="float">
            <text:p>0,88212</text:p>
          </table:table-cell>
          <table:table-cell table:style-name="ce49" office:value-type="float" office:value="0.872117707" calcext:value-type="float">
            <text:p>0,87212</text:p>
          </table:table-cell>
          <table:table-cell table:style-name="ce49" office:value-type="float" office:value="0.909293547" calcext:value-type="float">
            <text:p>0,90929</text:p>
          </table:table-cell>
          <table:table-cell table:style-name="ce49" office:value-type="float" office:value="0.879446859" calcext:value-type="float">
            <text:p>0,87945</text:p>
          </table:table-cell>
          <table:table-cell table:style-name="ce49" office:value-type="float" office:value="1" calcext:value-type="float">
            <text:p>1,00000</text:p>
          </table:table-cell>
          <table:table-cell table:style-name="ce49" office:value-type="float" office:value="0.882156819" calcext:value-type="float">
            <text:p>0,88216</text:p>
          </table:table-cell>
          <table:table-cell table:style-name="ce49" office:value-type="float" office:value="0.87405758" calcext:value-type="float">
            <text:p>0,87406</text:p>
          </table:table-cell>
          <table:table-cell table:style-name="ce49" office:value-type="float" office:value="0.876676193" calcext:value-type="float">
            <text:p>0,87668</text:p>
          </table:table-cell>
          <table:table-cell table:number-columns-repeated="2" table:style-name="ce49" office:value-type="float" office:value="0.882031434" calcext:value-type="float">
            <text:p>0,88203</text:p>
          </table:table-cell>
          <table:table-cell table:style-name="ce49" office:value-type="float" office:value="0.879446859" calcext:value-type="float">
            <text:p>0,87945</text:p>
          </table:table-cell>
          <table:table-cell table:style-name="ce67" office:value-type="float" office:value="0.874650869" calcext:value-type="float">
            <text:p>0,87465</text:p>
          </table:table-cell>
          <table:table-cell table:number-columns-repeated="1007"/>
        </table:table-row>
        <table:table-row table:style-name="ro1"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0.971727232" calcext:value-type="float">
            <text:p>0,97173</text:p>
          </table:table-cell>
          <table:table-cell table:style-name="ce50" office:value-type="float" office:value="0.970387963" calcext:value-type="float">
            <text:p>0,97039</text:p>
          </table:table-cell>
          <table:table-cell table:style-name="ce50" office:value-type="float" office:value="0.967379045" calcext:value-type="float">
            <text:p>0,96738</text:p>
          </table:table-cell>
          <table:table-cell table:style-name="ce50" office:value-type="float" office:value="0.971727232" calcext:value-type="float">
            <text:p>0,97173</text:p>
          </table:table-cell>
          <table:table-cell table:style-name="ce50" office:value-type="float" office:value="0.970387963" calcext:value-type="float">
            <text:p>0,97039</text:p>
          </table:table-cell>
          <table:table-cell table:style-name="ce50" office:value-type="float" office:value="0.973405919" calcext:value-type="float">
            <text:p>0,97341</text:p>
          </table:table-cell>
          <table:table-cell table:style-name="ce50" office:value-type="float" office:value="1" calcext:value-type="float">
            <text:p>1,00000</text:p>
          </table:table-cell>
          <table:table-cell table:style-name="ce50" office:value-type="float" office:value="0.954281502" calcext:value-type="float">
            <text:p>0,95428</text:p>
          </table:table-cell>
          <table:table-cell table:style-name="ce50" office:value-type="float" office:value="0.951869086" calcext:value-type="float">
            <text:p>0,95187</text:p>
          </table:table-cell>
          <table:table-cell table:style-name="ce50" office:value-type="float" office:value="0.950956091" calcext:value-type="float">
            <text:p>0,95096</text:p>
          </table:table-cell>
          <table:table-cell table:style-name="ce50" office:value-type="float" office:value="0.947383672" calcext:value-type="float">
            <text:p>0,94738</text:p>
          </table:table-cell>
          <table:table-cell table:style-name="ce50" office:value-type="float" office:value="0.953379453" calcext:value-type="float">
            <text:p>0,95338</text:p>
          </table:table-cell>
          <table:table-cell table:style-name="ce50" office:value-type="float" office:value="0.973405919" calcext:value-type="float">
            <text:p>0,97341</text:p>
          </table:table-cell>
          <table:table-cell table:style-name="ce68" office:value-type="float" office:value="0.942830516" calcext:value-type="float">
            <text:p>0,9428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33" office:value-type="float" office:value="0.986823719" calcext:value-type="float">
            <text:p>0,98682</text:p>
          </table:table-cell>
          <table:table-cell table:style-name="ce51" office:value-type="float" office:value="0.999091316" calcext:value-type="float">
            <text:p>0,99909</text:p>
          </table:table-cell>
          <table:table-cell table:style-name="ce51" office:value-type="float" office:value="0.989353191" calcext:value-type="float">
            <text:p>0,98935</text:p>
          </table:table-cell>
          <table:table-cell table:style-name="ce51" office:value-type="float" office:value="0.986823719" calcext:value-type="float">
            <text:p>0,98682</text:p>
          </table:table-cell>
          <table:table-cell table:style-name="ce51" office:value-type="float" office:value="0.999091316" calcext:value-type="float">
            <text:p>0,99909</text:p>
          </table:table-cell>
          <table:table-cell table:style-name="ce51" office:value-type="float" office:value="0.977041536" calcext:value-type="float">
            <text:p>0,97704</text:p>
          </table:table-cell>
          <table:table-cell table:style-name="ce51" office:value-type="float" office:value="0.997084548" calcext:value-type="float">
            <text:p>0,99708</text:p>
          </table:table-cell>
          <table:table-cell table:style-name="ce51" office:value-type="float" office:value="0.962377601" calcext:value-type="float">
            <text:p>0,96238</text:p>
          </table:table-cell>
          <table:table-cell table:style-name="ce51" office:value-type="float" office:value="0.974048508" calcext:value-type="float">
            <text:p>0,97405</text:p>
          </table:table-cell>
          <table:table-cell table:style-name="ce51" office:value-type="float" office:value="0.958434941" calcext:value-type="float">
            <text:p>0,95843</text:p>
          </table:table-cell>
          <table:table-cell table:style-name="ce51" office:value-type="float" office:value="0.963339442" calcext:value-type="float">
            <text:p>0,96334</text:p>
          </table:table-cell>
          <table:table-cell table:style-name="ce51" office:value-type="float" office:value="0.981969746" calcext:value-type="float">
            <text:p>0,98197</text:p>
          </table:table-cell>
          <table:table-cell table:style-name="ce51" office:value-type="float" office:value="0.977041536" calcext:value-type="float">
            <text:p>0,97704</text:p>
          </table:table-cell>
          <table:table-cell table:style-name="ce69" office:value-type="float" office:value="0.951846686" calcext:value-type="float">
            <text:p>0,95185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style-name="ce33" office:value-type="float" office:value="0.908416087" calcext:value-type="float">
            <text:p>0,90842</text:p>
          </table:table-cell>
          <table:table-cell table:style-name="ce51" office:value-type="float" office:value="0.946498912" calcext:value-type="float">
            <text:p>0,94650</text:p>
          </table:table-cell>
          <table:table-cell table:style-name="ce51" office:value-type="float" office:value="0.891857364" calcext:value-type="float">
            <text:p>0,89186</text:p>
          </table:table-cell>
          <table:table-cell table:style-name="ce51" office:value-type="float" office:value="0.908416087" calcext:value-type="float">
            <text:p>0,90842</text:p>
          </table:table-cell>
          <table:table-cell table:style-name="ce51" office:value-type="float" office:value="0.946498912" calcext:value-type="float">
            <text:p>0,94650</text:p>
          </table:table-cell>
          <table:table-cell table:style-name="ce51" office:value-type="float" office:value="0.911048722" calcext:value-type="float">
            <text:p>0,91105</text:p>
          </table:table-cell>
          <table:table-cell table:style-name="ce51" office:value-type="float" office:value="1" calcext:value-type="float">
            <text:p>1,00000</text:p>
          </table:table-cell>
          <table:table-cell table:style-name="ce51" office:value-type="float" office:value="0.855285648" calcext:value-type="float">
            <text:p>0,85529</text:p>
          </table:table-cell>
          <table:table-cell table:style-name="ce51" office:value-type="float" office:value="0.854608056" calcext:value-type="float">
            <text:p>0,85461</text:p>
          </table:table-cell>
          <table:table-cell table:style-name="ce51" office:value-type="float" office:value="0.947920482" calcext:value-type="float">
            <text:p>0,94792</text:p>
          </table:table-cell>
          <table:table-cell table:style-name="ce51" office:value-type="float" office:value="0.82904393" calcext:value-type="float">
            <text:p>0,82904</text:p>
          </table:table-cell>
          <table:table-cell table:style-name="ce51" office:value-type="float" office:value="0.822272228" calcext:value-type="float">
            <text:p>0,82227</text:p>
          </table:table-cell>
          <table:table-cell table:style-name="ce51" office:value-type="float" office:value="0.911048722" calcext:value-type="float">
            <text:p>0,91105</text:p>
          </table:table-cell>
          <table:table-cell table:style-name="ce69" office:value-type="float" office:value="0.869077198" calcext:value-type="float">
            <text:p>0,8690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style-name="ce33" office:value-type="float" office:value="0.909034888" calcext:value-type="float">
            <text:p>0,90903</text:p>
          </table:table-cell>
          <table:table-cell table:style-name="ce51" office:value-type="float" office:value="0.964736796" calcext:value-type="float">
            <text:p>0,96474</text:p>
          </table:table-cell>
          <table:table-cell table:style-name="ce51" office:value-type="float" office:value="0.897072952" calcext:value-type="float">
            <text:p>0,89707</text:p>
          </table:table-cell>
          <table:table-cell table:style-name="ce51" office:value-type="float" office:value="0.909034888" calcext:value-type="float">
            <text:p>0,90903</text:p>
          </table:table-cell>
          <table:table-cell table:style-name="ce51" office:value-type="float" office:value="0.964736796" calcext:value-type="float">
            <text:p>0,96474</text:p>
          </table:table-cell>
          <table:table-cell table:style-name="ce51" office:value-type="float" office:value="0.879452178" calcext:value-type="float">
            <text:p>0,87945</text:p>
          </table:table-cell>
          <table:table-cell table:style-name="ce51" office:value-type="float" office:value="1" calcext:value-type="float">
            <text:p>1,00000</text:p>
          </table:table-cell>
          <table:table-cell table:style-name="ce51" office:value-type="float" office:value="0.873049584" calcext:value-type="float">
            <text:p>0,87305</text:p>
          </table:table-cell>
          <table:table-cell table:style-name="ce51" office:value-type="float" office:value="0.883073858" calcext:value-type="float">
            <text:p>0,88307</text:p>
          </table:table-cell>
          <table:table-cell table:style-name="ce51" office:value-type="float" office:value="0.813349213" calcext:value-type="float">
            <text:p>0,81335</text:p>
          </table:table-cell>
          <table:table-cell table:style-name="ce51" office:value-type="float" office:value="0.841505113" calcext:value-type="float">
            <text:p>0,84151</text:p>
          </table:table-cell>
          <table:table-cell table:style-name="ce51" office:value-type="float" office:value="0.827240779" calcext:value-type="float">
            <text:p>0,82724</text:p>
          </table:table-cell>
          <table:table-cell table:style-name="ce51" office:value-type="float" office:value="0.879452178" calcext:value-type="float">
            <text:p>0,87945</text:p>
          </table:table-cell>
          <table:table-cell table:style-name="ce69" office:value-type="float" office:value="0.926868484" calcext:value-type="float">
            <text:p>0,92687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table:style-name="ce34" office:value-type="float" office:value="0.81832424" calcext:value-type="float">
            <text:p>0,81832</text:p>
          </table:table-cell>
          <table:table-cell table:style-name="ce52" office:value-type="float" office:value="0.835264766" calcext:value-type="float">
            <text:p>0,83526</text:p>
          </table:table-cell>
          <table:table-cell table:style-name="ce52" office:value-type="float" office:value="0.868620929" calcext:value-type="float">
            <text:p>0,86862</text:p>
          </table:table-cell>
          <table:table-cell table:style-name="ce52" office:value-type="float" office:value="0.81832424" calcext:value-type="float">
            <text:p>0,81832</text:p>
          </table:table-cell>
          <table:table-cell table:style-name="ce52" office:value-type="float" office:value="0.835264766" calcext:value-type="float">
            <text:p>0,83526</text:p>
          </table:table-cell>
          <table:table-cell table:style-name="ce52" office:value-type="float" office:value="0.822136089" calcext:value-type="float">
            <text:p>0,82214</text:p>
          </table:table-cell>
          <table:table-cell table:style-name="ce52" office:value-type="float" office:value="1" calcext:value-type="float">
            <text:p>1,00000</text:p>
          </table:table-cell>
          <table:table-cell table:style-name="ce52" office:value-type="float" office:value="0.799040853" calcext:value-type="float">
            <text:p>0,79904</text:p>
          </table:table-cell>
          <table:table-cell table:style-name="ce52" office:value-type="float" office:value="0.794682537" calcext:value-type="float">
            <text:p>0,79468</text:p>
          </table:table-cell>
          <table:table-cell table:style-name="ce52" office:value-type="float" office:value="0.808019758" calcext:value-type="float">
            <text:p>0,80802</text:p>
          </table:table-cell>
          <table:table-cell table:style-name="ce52" office:value-type="float" office:value="0.780358947" calcext:value-type="float">
            <text:p>0,78036</text:p>
          </table:table-cell>
          <table:table-cell table:style-name="ce52" office:value-type="float" office:value="0.795319969" calcext:value-type="float">
            <text:p>0,79532</text:p>
          </table:table-cell>
          <table:table-cell table:style-name="ce52" office:value-type="float" office:value="0.822136089" calcext:value-type="float">
            <text:p>0,82214</text:p>
          </table:table-cell>
          <table:table-cell table:style-name="ce70" office:value-type="float" office:value="0.853751265" calcext:value-type="float">
            <text:p>0,85375</text:p>
          </table:table-cell>
          <table:table-cell table:number-columns-repeated="1007"/>
        </table:table-row>
        <table:table-row table:style-name="ro1">
          <table:table-cell table:style-name="ce7" office:value-type="float" office:value="5" calcext:value-type="float" table:number-columns-spanned="1" table:number-rows-spanned="5">
            <text:p>5</text:p>
          </table:table-cell>
          <table:table-cell office:value-type="float" office:value="10" calcext:value-type="float">
            <text:p>10</text:p>
          </table:table-cell>
          <table:table-cell table:style-name="ce35" office:value-type="float" office:value="0.975736495" calcext:value-type="float">
            <text:p>0,97574</text:p>
          </table:table-cell>
          <table:table-cell table:style-name="ce53" office:value-type="float" office:value="0.963762064" calcext:value-type="float">
            <text:p>0,96376</text:p>
          </table:table-cell>
          <table:table-cell table:style-name="ce53" office:value-type="float" office:value="0.979899945" calcext:value-type="float">
            <text:p>0,97990</text:p>
          </table:table-cell>
          <table:table-cell table:style-name="ce53" office:value-type="float" office:value="0.975736495" calcext:value-type="float">
            <text:p>0,97574</text:p>
          </table:table-cell>
          <table:table-cell table:style-name="ce53" office:value-type="float" office:value="0.963762064" calcext:value-type="float">
            <text:p>0,96376</text:p>
          </table:table-cell>
          <table:table-cell table:style-name="ce53" office:value-type="float" office:value="0.954852365" calcext:value-type="float">
            <text:p>0,95485</text:p>
          </table:table-cell>
          <table:table-cell table:style-name="ce53" office:value-type="float" office:value="1" calcext:value-type="float">
            <text:p>1,00000</text:p>
          </table:table-cell>
          <table:table-cell table:style-name="ce53" office:value-type="float" office:value="0.956771893" calcext:value-type="float">
            <text:p>0,95677</text:p>
          </table:table-cell>
          <table:table-cell table:style-name="ce53" office:value-type="float" office:value="0.963599677" calcext:value-type="float">
            <text:p>0,96360</text:p>
          </table:table-cell>
          <table:table-cell table:style-name="ce53" office:value-type="float" office:value="0.960338736" calcext:value-type="float">
            <text:p>0,96034</text:p>
          </table:table-cell>
          <table:table-cell table:style-name="ce53" office:value-type="float" office:value="0.958850514" calcext:value-type="float">
            <text:p>0,95885</text:p>
          </table:table-cell>
          <table:table-cell table:style-name="ce53" office:value-type="float" office:value="0.950920717" calcext:value-type="float">
            <text:p>0,95092</text:p>
          </table:table-cell>
          <table:table-cell table:style-name="ce53" office:value-type="float" office:value="0.954852365" calcext:value-type="float">
            <text:p>0,95485</text:p>
          </table:table-cell>
          <table:table-cell table:style-name="ce71" office:value-type="float" office:value="0.94041196" calcext:value-type="float">
            <text:p>0,94041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36" office:value-type="float" office:value="0.946241428" calcext:value-type="float">
            <text:p>0,94624</text:p>
          </table:table-cell>
          <table:table-cell table:style-name="ce54" office:value-type="float" office:value="0.969232998" calcext:value-type="float">
            <text:p>0,96923</text:p>
          </table:table-cell>
          <table:table-cell table:style-name="ce54" office:value-type="float" office:value="0.979940259" calcext:value-type="float">
            <text:p>0,97994</text:p>
          </table:table-cell>
          <table:table-cell table:style-name="ce54" office:value-type="float" office:value="0.946241428" calcext:value-type="float">
            <text:p>0,94624</text:p>
          </table:table-cell>
          <table:table-cell table:style-name="ce54" office:value-type="float" office:value="0.969232998" calcext:value-type="float">
            <text:p>0,96923</text:p>
          </table:table-cell>
          <table:table-cell table:style-name="ce54" office:value-type="float" office:value="0.938600039" calcext:value-type="float">
            <text:p>0,93860</text:p>
          </table:table-cell>
          <table:table-cell table:style-name="ce54" office:value-type="float" office:value="1" calcext:value-type="float">
            <text:p>1,00000</text:p>
          </table:table-cell>
          <table:table-cell table:style-name="ce54" office:value-type="float" office:value="0.935969174" calcext:value-type="float">
            <text:p>0,93597</text:p>
          </table:table-cell>
          <table:table-cell table:style-name="ce54" office:value-type="float" office:value="0.940204106" calcext:value-type="float">
            <text:p>0,94020</text:p>
          </table:table-cell>
          <table:table-cell table:style-name="ce54" office:value-type="float" office:value="0.945708821" calcext:value-type="float">
            <text:p>0,94571</text:p>
          </table:table-cell>
          <table:table-cell table:style-name="ce54" office:value-type="float" office:value="0.920133021" calcext:value-type="float">
            <text:p>0,92013</text:p>
          </table:table-cell>
          <table:table-cell table:style-name="ce54" office:value-type="float" office:value="0.901609174" calcext:value-type="float">
            <text:p>0,90161</text:p>
          </table:table-cell>
          <table:table-cell table:style-name="ce54" office:value-type="float" office:value="0.938600039" calcext:value-type="float">
            <text:p>0,93860</text:p>
          </table:table-cell>
          <table:table-cell table:style-name="ce72" office:value-type="float" office:value="0.924844114" calcext:value-type="float">
            <text:p>0,9248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style-name="ce36" office:value-type="float" office:value="0.890118387" calcext:value-type="float">
            <text:p>0,89012</text:p>
          </table:table-cell>
          <table:table-cell table:style-name="ce54" office:value-type="float" office:value="0.933383873" calcext:value-type="float">
            <text:p>0,93338</text:p>
          </table:table-cell>
          <table:table-cell table:style-name="ce54" office:value-type="float" office:value="0.94085575" calcext:value-type="float">
            <text:p>0,94086</text:p>
          </table:table-cell>
          <table:table-cell table:style-name="ce54" office:value-type="float" office:value="0.890118387" calcext:value-type="float">
            <text:p>0,89012</text:p>
          </table:table-cell>
          <table:table-cell table:style-name="ce54" office:value-type="float" office:value="0.933383873" calcext:value-type="float">
            <text:p>0,93338</text:p>
          </table:table-cell>
          <table:table-cell table:style-name="ce54" office:value-type="float" office:value="0.900751156" calcext:value-type="float">
            <text:p>0,90075</text:p>
          </table:table-cell>
          <table:table-cell table:style-name="ce54" office:value-type="float" office:value="1" calcext:value-type="float">
            <text:p>1,00000</text:p>
          </table:table-cell>
          <table:table-cell table:style-name="ce54" office:value-type="float" office:value="0.913880813" calcext:value-type="float">
            <text:p>0,91388</text:p>
          </table:table-cell>
          <table:table-cell table:style-name="ce54" office:value-type="float" office:value="0.901406959" calcext:value-type="float">
            <text:p>0,90141</text:p>
          </table:table-cell>
          <table:table-cell table:style-name="ce54" office:value-type="float" office:value="0.941149436" calcext:value-type="float">
            <text:p>0,94115</text:p>
          </table:table-cell>
          <table:table-cell table:style-name="ce54" office:value-type="float" office:value="0.903429884" calcext:value-type="float">
            <text:p>0,90343</text:p>
          </table:table-cell>
          <table:table-cell table:style-name="ce54" office:value-type="float" office:value="0.846479839" calcext:value-type="float">
            <text:p>0,84648</text:p>
          </table:table-cell>
          <table:table-cell table:style-name="ce54" office:value-type="float" office:value="0.900751156" calcext:value-type="float">
            <text:p>0,90075</text:p>
          </table:table-cell>
          <table:table-cell table:style-name="ce72" office:value-type="float" office:value="0.912422964" calcext:value-type="float">
            <text:p>0,9124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style-name="ce36" office:value-type="float" office:value="0.857985674" calcext:value-type="float">
            <text:p>0,85799</text:p>
          </table:table-cell>
          <table:table-cell table:style-name="ce54" office:value-type="float" office:value="0.880823948" calcext:value-type="float">
            <text:p>0,88082</text:p>
          </table:table-cell>
          <table:table-cell table:style-name="ce54" office:value-type="float" office:value="0.862189721" calcext:value-type="float">
            <text:p>0,86219</text:p>
          </table:table-cell>
          <table:table-cell table:style-name="ce54" office:value-type="float" office:value="0.857985674" calcext:value-type="float">
            <text:p>0,85799</text:p>
          </table:table-cell>
          <table:table-cell table:style-name="ce54" office:value-type="float" office:value="0.880823948" calcext:value-type="float">
            <text:p>0,88082</text:p>
          </table:table-cell>
          <table:table-cell table:style-name="ce54" office:value-type="float" office:value="0.920522894" calcext:value-type="float">
            <text:p>0,92052</text:p>
          </table:table-cell>
          <table:table-cell table:style-name="ce54" office:value-type="float" office:value="1" calcext:value-type="float">
            <text:p>1,00000</text:p>
          </table:table-cell>
          <table:table-cell table:style-name="ce54" office:value-type="float" office:value="0.884657153" calcext:value-type="float">
            <text:p>0,88466</text:p>
          </table:table-cell>
          <table:table-cell table:style-name="ce54" office:value-type="float" office:value="0.812150742" calcext:value-type="float">
            <text:p>0,81215</text:p>
          </table:table-cell>
          <table:table-cell table:style-name="ce54" office:value-type="float" office:value="0.872453328" calcext:value-type="float">
            <text:p>0,87245</text:p>
          </table:table-cell>
          <table:table-cell table:style-name="ce54" office:value-type="float" office:value="0.82949197" calcext:value-type="float">
            <text:p>0,82949</text:p>
          </table:table-cell>
          <table:table-cell table:style-name="ce54" office:value-type="float" office:value="0.802424596" calcext:value-type="float">
            <text:p>0,80242</text:p>
          </table:table-cell>
          <table:table-cell table:style-name="ce54" office:value-type="float" office:value="0.920522894" calcext:value-type="float">
            <text:p>0,92052</text:p>
          </table:table-cell>
          <table:table-cell table:style-name="ce72" office:value-type="float" office:value="0.867939528" calcext:value-type="float">
            <text:p>0,8679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table:style-name="ce37" office:value-type="float" office:value="0.710540003" calcext:value-type="float">
            <text:p>0,71054</text:p>
          </table:table-cell>
          <table:table-cell table:style-name="ce55" office:value-type="float" office:value="0.787344834" calcext:value-type="float">
            <text:p>0,78734</text:p>
          </table:table-cell>
          <table:table-cell table:style-name="ce55" office:value-type="float" office:value="0.738047579" calcext:value-type="float">
            <text:p>0,73805</text:p>
          </table:table-cell>
          <table:table-cell table:style-name="ce55" office:value-type="float" office:value="0.710540003" calcext:value-type="float">
            <text:p>0,71054</text:p>
          </table:table-cell>
          <table:table-cell table:style-name="ce55" office:value-type="float" office:value="0.787344834" calcext:value-type="float">
            <text:p>0,78734</text:p>
          </table:table-cell>
          <table:table-cell table:style-name="ce55" office:value-type="float" office:value="0.778734824" calcext:value-type="float">
            <text:p>0,77873</text:p>
          </table:table-cell>
          <table:table-cell table:style-name="ce55" office:value-type="float" office:value="1" calcext:value-type="float">
            <text:p>1,00000</text:p>
          </table:table-cell>
          <table:table-cell table:style-name="ce55" office:value-type="float" office:value="0.675540264" calcext:value-type="float">
            <text:p>0,67554</text:p>
          </table:table-cell>
          <table:table-cell table:style-name="ce55" office:value-type="float" office:value="0.716276546" calcext:value-type="float">
            <text:p>0,71628</text:p>
          </table:table-cell>
          <table:table-cell table:style-name="ce55" office:value-type="float" office:value="0.720630733" calcext:value-type="float">
            <text:p>0,72063</text:p>
          </table:table-cell>
          <table:table-cell table:style-name="ce55" office:value-type="float" office:value="0.716080495" calcext:value-type="float">
            <text:p>0,71608</text:p>
          </table:table-cell>
          <table:table-cell table:style-name="ce55" office:value-type="float" office:value="0.682835891" calcext:value-type="float">
            <text:p>0,68284</text:p>
          </table:table-cell>
          <table:table-cell table:style-name="ce55" office:value-type="float" office:value="0.778734824" calcext:value-type="float">
            <text:p>0,77873</text:p>
          </table:table-cell>
          <table:table-cell table:style-name="ce73" office:value-type="float" office:value="0.814557898" calcext:value-type="float">
            <text:p>0,81456</text:p>
          </table:table-cell>
          <table:table-cell table:number-columns-repeated="1007"/>
        </table:table-row>
        <table:table-row table:style-name="ro1">
          <table:table-cell table:style-name="ce7" office:value-type="float" office:value="10" calcext:value-type="float" table:number-columns-spanned="1" table:number-rows-spanned="5">
            <text:p>10</text:p>
          </table:table-cell>
          <table:table-cell office:value-type="float" office:value="10" calcext:value-type="float">
            <text:p>10</text:p>
          </table:table-cell>
          <table:table-cell table:style-name="ce38" office:value-type="float" office:value="0.9757245" calcext:value-type="float">
            <text:p>0,97572</text:p>
          </table:table-cell>
          <table:table-cell table:style-name="ce56" office:value-type="float" office:value="0.967105165" calcext:value-type="float">
            <text:p>0,96711</text:p>
          </table:table-cell>
          <table:table-cell table:style-name="ce56" office:value-type="float" office:value="0.972533923" calcext:value-type="float">
            <text:p>0,97253</text:p>
          </table:table-cell>
          <table:table-cell table:style-name="ce56" office:value-type="float" office:value="0.9757245" calcext:value-type="float">
            <text:p>0,97572</text:p>
          </table:table-cell>
          <table:table-cell table:style-name="ce56" office:value-type="float" office:value="0.967105165" calcext:value-type="float">
            <text:p>0,96711</text:p>
          </table:table-cell>
          <table:table-cell table:style-name="ce56" office:value-type="float" office:value="0.968137721" calcext:value-type="float">
            <text:p>0,96814</text:p>
          </table:table-cell>
          <table:table-cell table:style-name="ce56" office:value-type="float" office:value="1" calcext:value-type="float">
            <text:p>1,00000</text:p>
          </table:table-cell>
          <table:table-cell table:style-name="ce56" office:value-type="float" office:value="0.970861958" calcext:value-type="float">
            <text:p>0,97086</text:p>
          </table:table-cell>
          <table:table-cell table:style-name="ce56" office:value-type="float" office:value="0.960093904" calcext:value-type="float">
            <text:p>0,96009</text:p>
          </table:table-cell>
          <table:table-cell table:style-name="ce56" office:value-type="float" office:value="0.967389135" calcext:value-type="float">
            <text:p>0,96739</text:p>
          </table:table-cell>
          <table:table-cell table:style-name="ce56" office:value-type="float" office:value="0.954075335" calcext:value-type="float">
            <text:p>0,95408</text:p>
          </table:table-cell>
          <table:table-cell table:style-name="ce56" office:value-type="float" office:value="0.95174597" calcext:value-type="float">
            <text:p>0,95175</text:p>
          </table:table-cell>
          <table:table-cell table:style-name="ce56" office:value-type="float" office:value="0.968137721" calcext:value-type="float">
            <text:p>0,96814</text:p>
          </table:table-cell>
          <table:table-cell table:style-name="ce74" office:value-type="float" office:value="0.940181458" calcext:value-type="float">
            <text:p>0,9401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39" office:value-type="float" office:value="0.932193321" calcext:value-type="float">
            <text:p>0,93219</text:p>
          </table:table-cell>
          <table:table-cell table:style-name="ce57" office:value-type="float" office:value="0.946047293" calcext:value-type="float">
            <text:p>0,94605</text:p>
          </table:table-cell>
          <table:table-cell table:style-name="ce57" office:value-type="float" office:value="0.914261661" calcext:value-type="float">
            <text:p>0,91426</text:p>
          </table:table-cell>
          <table:table-cell table:style-name="ce57" office:value-type="float" office:value="0.932193321" calcext:value-type="float">
            <text:p>0,93219</text:p>
          </table:table-cell>
          <table:table-cell table:style-name="ce57" office:value-type="float" office:value="0.946047293" calcext:value-type="float">
            <text:p>0,94605</text:p>
          </table:table-cell>
          <table:table-cell table:style-name="ce57" office:value-type="float" office:value="0.913968624" calcext:value-type="float">
            <text:p>0,91397</text:p>
          </table:table-cell>
          <table:table-cell table:style-name="ce57" office:value-type="float" office:value="1" calcext:value-type="float">
            <text:p>1,00000</text:p>
          </table:table-cell>
          <table:table-cell table:style-name="ce57" office:value-type="float" office:value="0.902882084" calcext:value-type="float">
            <text:p>0,90288</text:p>
          </table:table-cell>
          <table:table-cell table:style-name="ce57" office:value-type="float" office:value="0.905677538" calcext:value-type="float">
            <text:p>0,90568</text:p>
          </table:table-cell>
          <table:table-cell table:style-name="ce57" office:value-type="float" office:value="0.892833581" calcext:value-type="float">
            <text:p>0,89283</text:p>
          </table:table-cell>
          <table:table-cell table:style-name="ce57" office:value-type="float" office:value="0.916750868" calcext:value-type="float">
            <text:p>0,91675</text:p>
          </table:table-cell>
          <table:table-cell table:style-name="ce57" office:value-type="float" office:value="0.877303057" calcext:value-type="float">
            <text:p>0,87730</text:p>
          </table:table-cell>
          <table:table-cell table:style-name="ce57" office:value-type="float" office:value="0.913968624" calcext:value-type="float">
            <text:p>0,91397</text:p>
          </table:table-cell>
          <table:table-cell table:style-name="ce75" office:value-type="float" office:value="0.866923087" calcext:value-type="float">
            <text:p>0,8669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style-name="ce39" office:value-type="float" office:value="0.894636587" calcext:value-type="float">
            <text:p>0,89464</text:p>
          </table:table-cell>
          <table:table-cell table:style-name="ce57" office:value-type="float" office:value="0.896564064" calcext:value-type="float">
            <text:p>0,89656</text:p>
          </table:table-cell>
          <table:table-cell table:style-name="ce57" office:value-type="float" office:value="0.927214215" calcext:value-type="float">
            <text:p>0,92721</text:p>
          </table:table-cell>
          <table:table-cell table:style-name="ce57" office:value-type="float" office:value="0.894636587" calcext:value-type="float">
            <text:p>0,89464</text:p>
          </table:table-cell>
          <table:table-cell table:style-name="ce57" office:value-type="float" office:value="0.896564064" calcext:value-type="float">
            <text:p>0,89656</text:p>
          </table:table-cell>
          <table:table-cell table:style-name="ce57" office:value-type="float" office:value="0.901045005" calcext:value-type="float">
            <text:p>0,90105</text:p>
          </table:table-cell>
          <table:table-cell table:style-name="ce57" office:value-type="float" office:value="1" calcext:value-type="float">
            <text:p>1,00000</text:p>
          </table:table-cell>
          <table:table-cell table:style-name="ce57" office:value-type="float" office:value="0.911389094" calcext:value-type="float">
            <text:p>0,91139</text:p>
          </table:table-cell>
          <table:table-cell table:style-name="ce57" office:value-type="float" office:value="0.865485042" calcext:value-type="float">
            <text:p>0,86549</text:p>
          </table:table-cell>
          <table:table-cell table:style-name="ce57" office:value-type="float" office:value="0.865954365" calcext:value-type="float">
            <text:p>0,86595</text:p>
          </table:table-cell>
          <table:table-cell table:style-name="ce57" office:value-type="float" office:value="0.907585183" calcext:value-type="float">
            <text:p>0,90759</text:p>
          </table:table-cell>
          <table:table-cell table:style-name="ce57" office:value-type="float" office:value="0.836932007" calcext:value-type="float">
            <text:p>0,83693</text:p>
          </table:table-cell>
          <table:table-cell table:style-name="ce57" office:value-type="float" office:value="0.901045005" calcext:value-type="float">
            <text:p>0,90105</text:p>
          </table:table-cell>
          <table:table-cell table:style-name="ce75" office:value-type="float" office:value="0.849720507" calcext:value-type="float">
            <text:p>0,8497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style-name="ce39" office:value-type="float" office:value="0.946212853" calcext:value-type="float">
            <text:p>0,94621</text:p>
          </table:table-cell>
          <table:table-cell table:style-name="ce57" office:value-type="float" office:value="0.860933163" calcext:value-type="float">
            <text:p>0,86093</text:p>
          </table:table-cell>
          <table:table-cell table:style-name="ce57" office:value-type="float" office:value="0.879688515" calcext:value-type="float">
            <text:p>0,87969</text:p>
          </table:table-cell>
          <table:table-cell table:style-name="ce57" office:value-type="float" office:value="0.946212853" calcext:value-type="float">
            <text:p>0,94621</text:p>
          </table:table-cell>
          <table:table-cell table:style-name="ce57" office:value-type="float" office:value="0.860933163" calcext:value-type="float">
            <text:p>0,86093</text:p>
          </table:table-cell>
          <table:table-cell table:style-name="ce57" office:value-type="float" office:value="0.882829166" calcext:value-type="float">
            <text:p>0,88283</text:p>
          </table:table-cell>
          <table:table-cell table:style-name="ce57" office:value-type="float" office:value="1" calcext:value-type="float">
            <text:p>1,00000</text:p>
          </table:table-cell>
          <table:table-cell table:style-name="ce57" office:value-type="float" office:value="0.813921084" calcext:value-type="float">
            <text:p>0,81392</text:p>
          </table:table-cell>
          <table:table-cell table:style-name="ce57" office:value-type="float" office:value="0.815022087" calcext:value-type="float">
            <text:p>0,81502</text:p>
          </table:table-cell>
          <table:table-cell table:style-name="ce57" office:value-type="float" office:value="0.843110837" calcext:value-type="float">
            <text:p>0,84311</text:p>
          </table:table-cell>
          <table:table-cell table:style-name="ce57" office:value-type="float" office:value="0.806555556" calcext:value-type="float">
            <text:p>0,80656</text:p>
          </table:table-cell>
          <table:table-cell table:style-name="ce57" office:value-type="float" office:value="0.831166668" calcext:value-type="float">
            <text:p>0,83117</text:p>
          </table:table-cell>
          <table:table-cell table:style-name="ce57" office:value-type="float" office:value="0.882829166" calcext:value-type="float">
            <text:p>0,88283</text:p>
          </table:table-cell>
          <table:table-cell table:style-name="ce75" office:value-type="float" office:value="0.892452691" calcext:value-type="float">
            <text:p>0,89245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table:style-name="ce40" office:value-type="float" office:value="0.847946558" calcext:value-type="float">
            <text:p>0,84795</text:p>
          </table:table-cell>
          <table:table-cell table:style-name="ce58" office:value-type="float" office:value="0.903098661" calcext:value-type="float">
            <text:p>0,90310</text:p>
          </table:table-cell>
          <table:table-cell table:style-name="ce58" office:value-type="float" office:value="0.817977759" calcext:value-type="float">
            <text:p>0,81798</text:p>
          </table:table-cell>
          <table:table-cell table:style-name="ce58" office:value-type="float" office:value="0.847946558" calcext:value-type="float">
            <text:p>0,84795</text:p>
          </table:table-cell>
          <table:table-cell table:style-name="ce58" office:value-type="float" office:value="0.903098661" calcext:value-type="float">
            <text:p>0,90310</text:p>
          </table:table-cell>
          <table:table-cell table:style-name="ce58" office:value-type="float" office:value="0.841743544" calcext:value-type="float">
            <text:p>0,84174</text:p>
          </table:table-cell>
          <table:table-cell table:style-name="ce58" office:value-type="float" office:value="1" calcext:value-type="float">
            <text:p>1,00000</text:p>
          </table:table-cell>
          <table:table-cell table:style-name="ce58" office:value-type="float" office:value="0.816271529" calcext:value-type="float">
            <text:p>0,81627</text:p>
          </table:table-cell>
          <table:table-cell table:style-name="ce58" office:value-type="float" office:value="0.764299568" calcext:value-type="float">
            <text:p>0,76430</text:p>
          </table:table-cell>
          <table:table-cell table:style-name="ce58" office:value-type="float" office:value="0.825521767" calcext:value-type="float">
            <text:p>0,82552</text:p>
          </table:table-cell>
          <table:table-cell table:style-name="ce58" office:value-type="float" office:value="0.78160293" calcext:value-type="float">
            <text:p>0,78160</text:p>
          </table:table-cell>
          <table:table-cell table:style-name="ce58" office:value-type="float" office:value="0.785142827" calcext:value-type="float">
            <text:p>0,78514</text:p>
          </table:table-cell>
          <table:table-cell table:style-name="ce58" office:value-type="float" office:value="0.841743544" calcext:value-type="float">
            <text:p>0,84174</text:p>
          </table:table-cell>
          <table:table-cell table:style-name="ce76" office:value-type="float" office:value="0.897636239" calcext:value-type="float">
            <text:p>0,89764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style-name="Default" table:number-columns-repeated="14"/>
          <table:table-cell table:number-columns-repeated="1007"/>
        </table:table-row>
        <calcext:conditional-formats>
          <calcext:conditional-format calcext:target-range-address="Planilha4.C2:Planilha4.P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7:Planilha4.P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12:Planilha4.P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17:Planilha4.P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22:Planilha4.P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27:Planilha4.P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lanilha5" table:style-name="ta1">
        <table:table-column table:style-name="co9" table:number-columns-repeated="2" table:default-cell-style-name="ce2"/>
        <table:table-column table:style-name="co9" table:number-columns-repeated="14" table:default-cell-style-name="ce77"/>
        <table:table-column table:style-name="co9" table:number-columns-repeated="1007" table:default-cell-style-name="Default"/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ce2" office:value-type="string" calcext:value-type="string">
            <text:p>BTT(0.3:0.3)</text:p>
          </table:table-cell>
          <table:table-cell table:style-name="ce2" office:value-type="string" calcext:value-type="string">
            <text:p>BTT(0.3:0.8)</text:p>
          </table:table-cell>
          <table:table-cell table:style-name="ce2" office:value-type="string" calcext:value-type="string">
            <text:p>BTT(0.5:0.5)</text:p>
          </table:table-cell>
          <table:table-cell table:style-name="ce2" office:value-type="string" calcext:value-type="string">
            <text:p>BTT(0.8:0.3)</text:p>
          </table:table-cell>
          <table:table-cell table:style-name="ce2" office:value-type="string" calcext:value-type="string">
            <text:p>BTT(0.8:0.8)</text:p>
          </table:table-cell>
          <table:table-cell table:style-name="ce2" office:value-type="string" calcext:value-type="string">
            <text:p>BTT(0:0)</text:p>
          </table:table-cell>
          <table:table-cell table:style-name="ce2" office:value-type="string" calcext:value-type="string">
            <text:p>BTT(1:1)</text:p>
          </table:table-cell>
          <table:table-cell table:style-name="ce2" office:value-type="string" calcext:value-type="string">
            <text:p>TTP(0.3:0.3)</text:p>
          </table:table-cell>
          <table:table-cell table:style-name="ce2" office:value-type="string" calcext:value-type="string">
            <text:p>TTP(0.3:0.8)</text:p>
          </table:table-cell>
          <table:table-cell table:style-name="ce2" office:value-type="string" calcext:value-type="string">
            <text:p>TTP(0.5:0.5)</text:p>
          </table:table-cell>
          <table:table-cell table:style-name="ce2" office:value-type="string" calcext:value-type="string">
            <text:p>TTP(0.8:0.3)</text:p>
          </table:table-cell>
          <table:table-cell table:style-name="ce2" office:value-type="string" calcext:value-type="string">
            <text:p>TTP(0.8:0.8)</text:p>
          </table:table-cell>
          <table:table-cell table:style-name="ce2" office:value-type="string" calcext:value-type="string">
            <text:p>TTP(0:0)</text:p>
          </table:table-cell>
          <table:table-cell table:style-name="ce2" office:value-type="string" calcext:value-type="string">
            <text:p>TTP(1:1)</text:p>
          </table:table-cell>
          <table:table-cell table:style-name="ce9" table:number-columns-repeated="1007"/>
        </table:table-row>
        <table:table-row table:style-name="ro1">
          <table:table-cell table:style-name="ce7" office:value-type="float" office:value="0.2" calcext:value-type="float" table:number-columns-spanned="1" table:number-rows-spanned="5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9371716" calcext:value-type="float">
            <text:p>0,99372</text:p>
          </table:table-cell>
          <table:table-cell office:value-type="float" office:value="0.997621439" calcext:value-type="float">
            <text:p>0,99762</text:p>
          </table:table-cell>
          <table:table-cell table:number-columns-repeated="2" office:value-type="float" office:value="0.99371716" calcext:value-type="float">
            <text:p>0,99372</text:p>
          </table:table-cell>
          <table:table-cell office:value-type="float" office:value="0.997621439" calcext:value-type="float">
            <text:p>0,99762</text:p>
          </table:table-cell>
          <table:table-cell office:value-type="float" office:value="0.99371716" calcext:value-type="float">
            <text:p>0,99372</text:p>
          </table:table-cell>
          <table:table-cell office:value-type="float" office:value="1" calcext:value-type="float">
            <text:p>1,00000</text:p>
          </table:table-cell>
          <table:table-cell table:number-columns-repeated="5" office:value-type="float" office:value="0.99489937" calcext:value-type="float">
            <text:p>0,99490</text:p>
          </table:table-cell>
          <table:table-cell office:value-type="float" office:value="0.99371716" calcext:value-type="float">
            <text:p>0,99372</text:p>
          </table:table-cell>
          <table:table-cell office:value-type="float" office:value="0.995695572" calcext:value-type="float">
            <text:p>0,9957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5259307" calcext:value-type="float">
            <text:p>0,99526</text:p>
          </table:table-cell>
          <table:table-cell office:value-type="float" office:value="0.998235294" calcext:value-type="float">
            <text:p>0,99824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5259307" calcext:value-type="float">
            <text:p>0,99526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365013" calcext:value-type="float">
            <text:p>0,99365</text:p>
          </table:table-cell>
          <table:table-cell table:number-columns-repeated="5" office:value-type="float" office:value="0.99940355" calcext:value-type="float">
            <text:p>0,99940</text:p>
          </table:table-cell>
          <table:table-cell office:value-type="float" office:value="0.994272914" calcext:value-type="float">
            <text:p>0,99427</text:p>
          </table:table-cell>
          <table:table-cell office:value-type="float" office:value="0.99940355" calcext:value-type="float">
            <text:p>0,9994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0447682" calcext:value-type="float">
            <text:p>0,99045</text:p>
          </table:table-cell>
          <table:table-cell office:value-type="float" office:value="0.998002628" calcext:value-type="float">
            <text:p>0,99800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0447682" calcext:value-type="float">
            <text:p>0,99045</text:p>
          </table:table-cell>
          <table:table-cell office:value-type="float" office:value="0.990427971" calcext:value-type="float">
            <text:p>0,99043</text:p>
          </table:table-cell>
          <table:table-cell office:value-type="float" office:value="0.996078431" calcext:value-type="float">
            <text:p>0,99608</text:p>
          </table:table-cell>
          <table:table-cell table:number-columns-repeated="7" office:value-type="float" office:value="0.990427971" calcext:value-type="float">
            <text:p>0,9904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7045543" calcext:value-type="float">
            <text:p>0,99705</text:p>
          </table:table-cell>
          <table:table-cell table:number-columns-repeated="2" office:value-type="float" office:value="0.996872762" calcext:value-type="float">
            <text:p>0,99687</text:p>
          </table:table-cell>
          <table:table-cell office:value-type="float" office:value="0.997045543" calcext:value-type="float">
            <text:p>0,99705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9606299" calcext:value-type="float">
            <text:p>0,99961</text:p>
          </table:table-cell>
          <table:table-cell table:number-columns-repeated="5" office:value-type="float" office:value="0.998835211" calcext:value-type="float">
            <text:p>0,99884</text:p>
          </table:table-cell>
          <table:table-cell office:value-type="float" office:value="0.996872762" calcext:value-type="float">
            <text:p>0,99687</text:p>
          </table:table-cell>
          <table:table-cell office:value-type="float" office:value="0.998835211" calcext:value-type="float">
            <text:p>0,9988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829474" calcext:value-type="float">
            <text:p>0,99829</text:p>
          </table:table-cell>
          <table:table-cell office:value-type="float" office:value="0.993894233" calcext:value-type="float">
            <text:p>0,99389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829474" calcext:value-type="float">
            <text:p>0,99829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7835498" calcext:value-type="float">
            <text:p>0,99784</text:p>
          </table:table-cell>
          <table:table-cell office:value-type="float" office:value="0.997267652" calcext:value-type="float">
            <text:p>0,99727</text:p>
          </table:table-cell>
          <table:table-cell office:value-type="float" office:value="0.994617238" calcext:value-type="float">
            <text:p>0,99462</text:p>
          </table:table-cell>
          <table:table-cell office:value-type="float" office:value="0.997267652" calcext:value-type="float">
            <text:p>0,99727</text:p>
          </table:table-cell>
          <table:table-cell table:number-columns-repeated="2" office:value-type="float" office:value="0.994617238" calcext:value-type="float">
            <text:p>0,99462</text:p>
          </table:table-cell>
          <table:table-cell office:value-type="float" office:value="0.993972862" calcext:value-type="float">
            <text:p>0,99397</text:p>
          </table:table-cell>
          <table:table-cell office:value-type="float" office:value="0.994617238" calcext:value-type="float">
            <text:p>0,99462</text:p>
          </table:table-cell>
          <table:table-cell table:number-columns-repeated="1007"/>
        </table:table-row>
        <table:table-row table:style-name="ro1">
          <table:table-cell table:style-name="ce7" office:value-type="float" office:value="0.5" calcext:value-type="float" table:number-columns-spanned="1" table:number-rows-spanned="5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0.973806423" calcext:value-type="float">
            <text:p>0,97381</text:p>
          </table:table-cell>
          <table:table-cell office:value-type="float" office:value="0.964094459" calcext:value-type="float">
            <text:p>0,96409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0.973806423" calcext:value-type="float">
            <text:p>0,97381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1" calcext:value-type="float">
            <text:p>1,00000</text:p>
          </table:table-cell>
          <table:table-cell office:value-type="float" office:value="0.952796442" calcext:value-type="float">
            <text:p>0,95280</text:p>
          </table:table-cell>
          <table:table-cell office:value-type="float" office:value="0.960493739" calcext:value-type="float">
            <text:p>0,96049</text:p>
          </table:table-cell>
          <table:table-cell office:value-type="float" office:value="0.956856485" calcext:value-type="float">
            <text:p>0,95686</text:p>
          </table:table-cell>
          <table:table-cell office:value-type="float" office:value="0.941694861" calcext:value-type="float">
            <text:p>0,94169</text:p>
          </table:table-cell>
          <table:table-cell office:value-type="float" office:value="0.943904376" calcext:value-type="float">
            <text:p>0,94390</text:p>
          </table:table-cell>
          <table:table-cell office:value-type="float" office:value="0.96855267" calcext:value-type="float">
            <text:p>0,96855</text:p>
          </table:table-cell>
          <table:table-cell office:value-type="float" office:value="0.959473963" calcext:value-type="float">
            <text:p>0,95947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86150862" calcext:value-type="float">
            <text:p>0,98615</text:p>
          </table:table-cell>
          <table:table-cell office:value-type="float" office:value="0.985371139" calcext:value-type="float">
            <text:p>0,98537</text:p>
          </table:table-cell>
          <table:table-cell office:value-type="float" office:value="0.973249873" calcext:value-type="float">
            <text:p>0,97325</text:p>
          </table:table-cell>
          <table:table-cell office:value-type="float" office:value="0.986150862" calcext:value-type="float">
            <text:p>0,98615</text:p>
          </table:table-cell>
          <table:table-cell office:value-type="float" office:value="0.985371139" calcext:value-type="float">
            <text:p>0,98537</text:p>
          </table:table-cell>
          <table:table-cell office:value-type="float" office:value="0.979145663" calcext:value-type="float">
            <text:p>0,97915</text:p>
          </table:table-cell>
          <table:table-cell office:value-type="float" office:value="0.98102114" calcext:value-type="float">
            <text:p>0,98102</text:p>
          </table:table-cell>
          <table:table-cell office:value-type="float" office:value="0.989370321" calcext:value-type="float">
            <text:p>0,98937</text:p>
          </table:table-cell>
          <table:table-cell office:value-type="float" office:value="0.990269718" calcext:value-type="float">
            <text:p>0,99027</text:p>
          </table:table-cell>
          <table:table-cell office:value-type="float" office:value="0.999795438" calcext:value-type="float">
            <text:p>0,99980</text:p>
          </table:table-cell>
          <table:table-cell office:value-type="float" office:value="0.986687499" calcext:value-type="float">
            <text:p>0,98669</text:p>
          </table:table-cell>
          <table:table-cell office:value-type="float" office:value="0.997112617" calcext:value-type="float">
            <text:p>0,99711</text:p>
          </table:table-cell>
          <table:table-cell office:value-type="float" office:value="0.979145663" calcext:value-type="float">
            <text:p>0,97915</text:p>
          </table:table-cell>
          <table:table-cell office:value-type="float" office:value="0.999084249" calcext:value-type="float">
            <text:p>0,9990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60571617" calcext:value-type="float">
            <text:p>0,96057</text:p>
          </table:table-cell>
          <table:table-cell office:value-type="float" office:value="0.985020596" calcext:value-type="float">
            <text:p>0,98502</text:p>
          </table:table-cell>
          <table:table-cell office:value-type="float" office:value="0.965188626" calcext:value-type="float">
            <text:p>0,96519</text:p>
          </table:table-cell>
          <table:table-cell office:value-type="float" office:value="0.960571617" calcext:value-type="float">
            <text:p>0,96057</text:p>
          </table:table-cell>
          <table:table-cell office:value-type="float" office:value="0.985020596" calcext:value-type="float">
            <text:p>0,98502</text:p>
          </table:table-cell>
          <table:table-cell office:value-type="float" office:value="0.959162806" calcext:value-type="float">
            <text:p>0,95916</text:p>
          </table:table-cell>
          <table:table-cell office:value-type="float" office:value="0.999094203" calcext:value-type="float">
            <text:p>0,99909</text:p>
          </table:table-cell>
          <table:table-cell office:value-type="float" office:value="0.97893341" calcext:value-type="float">
            <text:p>0,97893</text:p>
          </table:table-cell>
          <table:table-cell office:value-type="float" office:value="0.988787932" calcext:value-type="float">
            <text:p>0,98879</text:p>
          </table:table-cell>
          <table:table-cell office:value-type="float" office:value="0.971399121" calcext:value-type="float">
            <text:p>0,97140</text:p>
          </table:table-cell>
          <table:table-cell table:number-columns-repeated="2" office:value-type="float" office:value="0.983659088" calcext:value-type="float">
            <text:p>0,98366</text:p>
          </table:table-cell>
          <table:table-cell office:value-type="float" office:value="0.959162806" calcext:value-type="float">
            <text:p>0,95916</text:p>
          </table:table-cell>
          <table:table-cell office:value-type="float" office:value="0.983659088" calcext:value-type="float">
            <text:p>0,98366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77609574" calcext:value-type="float">
            <text:p>0,97761</text:p>
          </table:table-cell>
          <table:table-cell office:value-type="float" office:value="0.973493728" calcext:value-type="float">
            <text:p>0,97349</text:p>
          </table:table-cell>
          <table:table-cell office:value-type="float" office:value="0.982677089" calcext:value-type="float">
            <text:p>0,98268</text:p>
          </table:table-cell>
          <table:table-cell office:value-type="float" office:value="0.977609574" calcext:value-type="float">
            <text:p>0,97761</text:p>
          </table:table-cell>
          <table:table-cell office:value-type="float" office:value="0.973493728" calcext:value-type="float">
            <text:p>0,97349</text:p>
          </table:table-cell>
          <table:table-cell office:value-type="float" office:value="0.975236221" calcext:value-type="float">
            <text:p>0,97524</text:p>
          </table:table-cell>
          <table:table-cell office:value-type="float" office:value="0.993607306" calcext:value-type="float">
            <text:p>0,99361</text:p>
          </table:table-cell>
          <table:table-cell table:number-columns-repeated="2" office:value-type="float" office:value="0.979393181" calcext:value-type="float">
            <text:p>0,97939</text:p>
          </table:table-cell>
          <table:table-cell office:value-type="float" office:value="0.983714534" calcext:value-type="float">
            <text:p>0,98371</text:p>
          </table:table-cell>
          <table:table-cell table:number-columns-repeated="2" office:value-type="float" office:value="0.973511619" calcext:value-type="float">
            <text:p>0,97351</text:p>
          </table:table-cell>
          <table:table-cell office:value-type="float" office:value="0.975236221" calcext:value-type="float">
            <text:p>0,97524</text:p>
          </table:table-cell>
          <table:table-cell office:value-type="float" office:value="0.965027048" calcext:value-type="float">
            <text:p>0,9650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982342488" calcext:value-type="float">
            <text:p>0,98234</text:p>
          </table:table-cell>
          <table:table-cell office:value-type="float" office:value="0.986063801" calcext:value-type="float">
            <text:p>0,98606</text:p>
          </table:table-cell>
          <table:table-cell office:value-type="float" office:value="0.974853265" calcext:value-type="float">
            <text:p>0,97485</text:p>
          </table:table-cell>
          <table:table-cell office:value-type="float" office:value="0.982342488" calcext:value-type="float">
            <text:p>0,98234</text:p>
          </table:table-cell>
          <table:table-cell office:value-type="float" office:value="0.986063801" calcext:value-type="float">
            <text:p>0,98606</text:p>
          </table:table-cell>
          <table:table-cell office:value-type="float" office:value="0.983131556" calcext:value-type="float">
            <text:p>0,98313</text:p>
          </table:table-cell>
          <table:table-cell office:value-type="float" office:value="0.992180313" calcext:value-type="float">
            <text:p>0,99218</text:p>
          </table:table-cell>
          <table:table-cell office:value-type="float" office:value="0.990803124" calcext:value-type="float">
            <text:p>0,99080</text:p>
          </table:table-cell>
          <table:table-cell office:value-type="float" office:value="0.975919969" calcext:value-type="float">
            <text:p>0,97592</text:p>
          </table:table-cell>
          <table:table-cell office:value-type="float" office:value="0.990803124" calcext:value-type="float">
            <text:p>0,99080</text:p>
          </table:table-cell>
          <table:table-cell table:number-columns-repeated="2" office:value-type="float" office:value="0.975919969" calcext:value-type="float">
            <text:p>0,97592</text:p>
          </table:table-cell>
          <table:table-cell office:value-type="float" office:value="0.983131556" calcext:value-type="float">
            <text:p>0,98313</text:p>
          </table:table-cell>
          <table:table-cell office:value-type="float" office:value="0.976106291" calcext:value-type="float">
            <text:p>0,97611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 table:number-columns-spanned="1" table:number-rows-spanned="5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81770191" calcext:value-type="float">
            <text:p>0,98177</text:p>
          </table:table-cell>
          <table:table-cell office:value-type="float" office:value="0.980455302" calcext:value-type="float">
            <text:p>0,98046</text:p>
          </table:table-cell>
          <table:table-cell office:value-type="float" office:value="0.969217703" calcext:value-type="float">
            <text:p>0,96922</text:p>
          </table:table-cell>
          <table:table-cell office:value-type="float" office:value="0.981770191" calcext:value-type="float">
            <text:p>0,98177</text:p>
          </table:table-cell>
          <table:table-cell office:value-type="float" office:value="0.980455302" calcext:value-type="float">
            <text:p>0,98046</text:p>
          </table:table-cell>
          <table:table-cell office:value-type="float" office:value="0.981852371" calcext:value-type="float">
            <text:p>0,98185</text:p>
          </table:table-cell>
          <table:table-cell office:value-type="float" office:value="1" calcext:value-type="float">
            <text:p>1,00000</text:p>
          </table:table-cell>
          <table:table-cell office:value-type="float" office:value="0.976838723" calcext:value-type="float">
            <text:p>0,97684</text:p>
          </table:table-cell>
          <table:table-cell office:value-type="float" office:value="0.964607489" calcext:value-type="float">
            <text:p>0,96461</text:p>
          </table:table-cell>
          <table:table-cell office:value-type="float" office:value="0.954610701" calcext:value-type="float">
            <text:p>0,95461</text:p>
          </table:table-cell>
          <table:table-cell office:value-type="float" office:value="0.954679185" calcext:value-type="float">
            <text:p>0,95468</text:p>
          </table:table-cell>
          <table:table-cell office:value-type="float" office:value="0.948887937" calcext:value-type="float">
            <text:p>0,94889</text:p>
          </table:table-cell>
          <table:table-cell office:value-type="float" office:value="0.981852371" calcext:value-type="float">
            <text:p>0,98185</text:p>
          </table:table-cell>
          <table:table-cell office:value-type="float" office:value="0.946161043" calcext:value-type="float">
            <text:p>0,94616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43159277" calcext:value-type="float">
            <text:p>0,94316</text:p>
          </table:table-cell>
          <table:table-cell office:value-type="float" office:value="0.951092117" calcext:value-type="float">
            <text:p>0,95109</text:p>
          </table:table-cell>
          <table:table-cell office:value-type="float" office:value="0.976537025" calcext:value-type="float">
            <text:p>0,97654</text:p>
          </table:table-cell>
          <table:table-cell office:value-type="float" office:value="0.943159277" calcext:value-type="float">
            <text:p>0,94316</text:p>
          </table:table-cell>
          <table:table-cell office:value-type="float" office:value="0.951092117" calcext:value-type="float">
            <text:p>0,95109</text:p>
          </table:table-cell>
          <table:table-cell office:value-type="float" office:value="0.966332258" calcext:value-type="float">
            <text:p>0,96633</text:p>
          </table:table-cell>
          <table:table-cell office:value-type="float" office:value="1" calcext:value-type="float">
            <text:p>1,00000</text:p>
          </table:table-cell>
          <table:table-cell office:value-type="float" office:value="0.952117247" calcext:value-type="float">
            <text:p>0,95212</text:p>
          </table:table-cell>
          <table:table-cell office:value-type="float" office:value="0.909518028" calcext:value-type="float">
            <text:p>0,90952</text:p>
          </table:table-cell>
          <table:table-cell office:value-type="float" office:value="0.94706571" calcext:value-type="float">
            <text:p>0,94707</text:p>
          </table:table-cell>
          <table:table-cell office:value-type="float" office:value="0.891288799" calcext:value-type="float">
            <text:p>0,89129</text:p>
          </table:table-cell>
          <table:table-cell office:value-type="float" office:value="0.907041117" calcext:value-type="float">
            <text:p>0,90704</text:p>
          </table:table-cell>
          <table:table-cell office:value-type="float" office:value="0.966332258" calcext:value-type="float">
            <text:p>0,96633</text:p>
          </table:table-cell>
          <table:table-cell office:value-type="float" office:value="0.904628557" calcext:value-type="float">
            <text:p>0,9046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31281978" calcext:value-type="float">
            <text:p>0,83128</text:p>
          </table:table-cell>
          <table:table-cell office:value-type="float" office:value="0.846091312" calcext:value-type="float">
            <text:p>0,84609</text:p>
          </table:table-cell>
          <table:table-cell office:value-type="float" office:value="0.836063171" calcext:value-type="float">
            <text:p>0,83606</text:p>
          </table:table-cell>
          <table:table-cell office:value-type="float" office:value="0.831281978" calcext:value-type="float">
            <text:p>0,83128</text:p>
          </table:table-cell>
          <table:table-cell office:value-type="float" office:value="0.846091312" calcext:value-type="float">
            <text:p>0,84609</text:p>
          </table:table-cell>
          <table:table-cell office:value-type="float" office:value="0.827956027" calcext:value-type="float">
            <text:p>0,82796</text:p>
          </table:table-cell>
          <table:table-cell office:value-type="float" office:value="1" calcext:value-type="float">
            <text:p>1,00000</text:p>
          </table:table-cell>
          <table:table-cell office:value-type="float" office:value="0.83971539" calcext:value-type="float">
            <text:p>0,83972</text:p>
          </table:table-cell>
          <table:table-cell office:value-type="float" office:value="0.840844364" calcext:value-type="float">
            <text:p>0,84084</text:p>
          </table:table-cell>
          <table:table-cell office:value-type="float" office:value="0.835512913" calcext:value-type="float">
            <text:p>0,83551</text:p>
          </table:table-cell>
          <table:table-cell office:value-type="float" office:value="0.859495461" calcext:value-type="float">
            <text:p>0,85950</text:p>
          </table:table-cell>
          <table:table-cell office:value-type="float" office:value="0.833633639" calcext:value-type="float">
            <text:p>0,83363</text:p>
          </table:table-cell>
          <table:table-cell office:value-type="float" office:value="0.827956027" calcext:value-type="float">
            <text:p>0,82796</text:p>
          </table:table-cell>
          <table:table-cell office:value-type="float" office:value="0.840619085" calcext:value-type="float">
            <text:p>0,8406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07595374" calcext:value-type="float">
            <text:p>0,90760</text:p>
          </table:table-cell>
          <table:table-cell office:value-type="float" office:value="0.955865195" calcext:value-type="float">
            <text:p>0,95587</text:p>
          </table:table-cell>
          <table:table-cell office:value-type="float" office:value="0.903955847" calcext:value-type="float">
            <text:p>0,90396</text:p>
          </table:table-cell>
          <table:table-cell office:value-type="float" office:value="0.907595374" calcext:value-type="float">
            <text:p>0,90760</text:p>
          </table:table-cell>
          <table:table-cell office:value-type="float" office:value="0.955865195" calcext:value-type="float">
            <text:p>0,95587</text:p>
          </table:table-cell>
          <table:table-cell office:value-type="float" office:value="0.906618713" calcext:value-type="float">
            <text:p>0,90662</text:p>
          </table:table-cell>
          <table:table-cell office:value-type="float" office:value="1" calcext:value-type="float">
            <text:p>1,00000</text:p>
          </table:table-cell>
          <table:table-cell office:value-type="float" office:value="0.900553366" calcext:value-type="float">
            <text:p>0,90055</text:p>
          </table:table-cell>
          <table:table-cell office:value-type="float" office:value="0.90230138" calcext:value-type="float">
            <text:p>0,90230</text:p>
          </table:table-cell>
          <table:table-cell office:value-type="float" office:value="0.921858445" calcext:value-type="float">
            <text:p>0,92186</text:p>
          </table:table-cell>
          <table:table-cell office:value-type="float" office:value="0.924738629" calcext:value-type="float">
            <text:p>0,92474</text:p>
          </table:table-cell>
          <table:table-cell office:value-type="float" office:value="0.92501672" calcext:value-type="float">
            <text:p>0,92502</text:p>
          </table:table-cell>
          <table:table-cell office:value-type="float" office:value="0.906618713" calcext:value-type="float">
            <text:p>0,90662</text:p>
          </table:table-cell>
          <table:table-cell office:value-type="float" office:value="0.910195797" calcext:value-type="float">
            <text:p>0,91020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872117707" calcext:value-type="float">
            <text:p>0,87212</text:p>
          </table:table-cell>
          <table:table-cell office:value-type="float" office:value="0.909293547" calcext:value-type="float">
            <text:p>0,90929</text:p>
          </table:table-cell>
          <table:table-cell office:value-type="float" office:value="0.88212028" calcext:value-type="float">
            <text:p>0,88212</text:p>
          </table:table-cell>
          <table:table-cell office:value-type="float" office:value="0.872117707" calcext:value-type="float">
            <text:p>0,87212</text:p>
          </table:table-cell>
          <table:table-cell office:value-type="float" office:value="0.909293547" calcext:value-type="float">
            <text:p>0,90929</text:p>
          </table:table-cell>
          <table:table-cell office:value-type="float" office:value="0.879446859" calcext:value-type="float">
            <text:p>0,87945</text:p>
          </table:table-cell>
          <table:table-cell office:value-type="float" office:value="1" calcext:value-type="float">
            <text:p>1,00000</text:p>
          </table:table-cell>
          <table:table-cell office:value-type="float" office:value="0.882156819" calcext:value-type="float">
            <text:p>0,88216</text:p>
          </table:table-cell>
          <table:table-cell office:value-type="float" office:value="0.87405758" calcext:value-type="float">
            <text:p>0,87406</text:p>
          </table:table-cell>
          <table:table-cell office:value-type="float" office:value="0.876676193" calcext:value-type="float">
            <text:p>0,87668</text:p>
          </table:table-cell>
          <table:table-cell table:number-columns-repeated="2" office:value-type="float" office:value="0.882031434" calcext:value-type="float">
            <text:p>0,88203</text:p>
          </table:table-cell>
          <table:table-cell office:value-type="float" office:value="0.879446859" calcext:value-type="float">
            <text:p>0,87945</text:p>
          </table:table-cell>
          <table:table-cell office:value-type="float" office:value="0.874650869" calcext:value-type="float">
            <text:p>0,87465</text:p>
          </table:table-cell>
          <table:table-cell table:number-columns-repeated="1007"/>
        </table:table-row>
        <table:table-row table:style-name="ro1"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71727232" calcext:value-type="float">
            <text:p>0,97173</text:p>
          </table:table-cell>
          <table:table-cell office:value-type="float" office:value="0.970387963" calcext:value-type="float">
            <text:p>0,97039</text:p>
          </table:table-cell>
          <table:table-cell office:value-type="float" office:value="0.967379045" calcext:value-type="float">
            <text:p>0,96738</text:p>
          </table:table-cell>
          <table:table-cell office:value-type="float" office:value="0.971727232" calcext:value-type="float">
            <text:p>0,97173</text:p>
          </table:table-cell>
          <table:table-cell office:value-type="float" office:value="0.970387963" calcext:value-type="float">
            <text:p>0,97039</text:p>
          </table:table-cell>
          <table:table-cell office:value-type="float" office:value="0.973405919" calcext:value-type="float">
            <text:p>0,97341</text:p>
          </table:table-cell>
          <table:table-cell office:value-type="float" office:value="1" calcext:value-type="float">
            <text:p>1,00000</text:p>
          </table:table-cell>
          <table:table-cell office:value-type="float" office:value="0.954281502" calcext:value-type="float">
            <text:p>0,95428</text:p>
          </table:table-cell>
          <table:table-cell office:value-type="float" office:value="0.951869086" calcext:value-type="float">
            <text:p>0,95187</text:p>
          </table:table-cell>
          <table:table-cell office:value-type="float" office:value="0.950956091" calcext:value-type="float">
            <text:p>0,95096</text:p>
          </table:table-cell>
          <table:table-cell office:value-type="float" office:value="0.947383672" calcext:value-type="float">
            <text:p>0,94738</text:p>
          </table:table-cell>
          <table:table-cell office:value-type="float" office:value="0.953379453" calcext:value-type="float">
            <text:p>0,95338</text:p>
          </table:table-cell>
          <table:table-cell office:value-type="float" office:value="0.973405919" calcext:value-type="float">
            <text:p>0,97341</text:p>
          </table:table-cell>
          <table:table-cell office:value-type="float" office:value="0.942830516" calcext:value-type="float">
            <text:p>0,9428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86823719" calcext:value-type="float">
            <text:p>0,98682</text:p>
          </table:table-cell>
          <table:table-cell office:value-type="float" office:value="0.999091316" calcext:value-type="float">
            <text:p>0,99909</text:p>
          </table:table-cell>
          <table:table-cell office:value-type="float" office:value="0.989353191" calcext:value-type="float">
            <text:p>0,98935</text:p>
          </table:table-cell>
          <table:table-cell office:value-type="float" office:value="0.986823719" calcext:value-type="float">
            <text:p>0,98682</text:p>
          </table:table-cell>
          <table:table-cell office:value-type="float" office:value="0.999091316" calcext:value-type="float">
            <text:p>0,99909</text:p>
          </table:table-cell>
          <table:table-cell office:value-type="float" office:value="0.977041536" calcext:value-type="float">
            <text:p>0,97704</text:p>
          </table:table-cell>
          <table:table-cell office:value-type="float" office:value="0.997084548" calcext:value-type="float">
            <text:p>0,99708</text:p>
          </table:table-cell>
          <table:table-cell office:value-type="float" office:value="0.962377601" calcext:value-type="float">
            <text:p>0,96238</text:p>
          </table:table-cell>
          <table:table-cell office:value-type="float" office:value="0.974048508" calcext:value-type="float">
            <text:p>0,97405</text:p>
          </table:table-cell>
          <table:table-cell office:value-type="float" office:value="0.958434941" calcext:value-type="float">
            <text:p>0,95843</text:p>
          </table:table-cell>
          <table:table-cell office:value-type="float" office:value="0.963339442" calcext:value-type="float">
            <text:p>0,96334</text:p>
          </table:table-cell>
          <table:table-cell office:value-type="float" office:value="0.981969746" calcext:value-type="float">
            <text:p>0,98197</text:p>
          </table:table-cell>
          <table:table-cell office:value-type="float" office:value="0.977041536" calcext:value-type="float">
            <text:p>0,97704</text:p>
          </table:table-cell>
          <table:table-cell office:value-type="float" office:value="0.951846686" calcext:value-type="float">
            <text:p>0,95185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08416087" calcext:value-type="float">
            <text:p>0,90842</text:p>
          </table:table-cell>
          <table:table-cell office:value-type="float" office:value="0.946498912" calcext:value-type="float">
            <text:p>0,94650</text:p>
          </table:table-cell>
          <table:table-cell office:value-type="float" office:value="0.891857364" calcext:value-type="float">
            <text:p>0,89186</text:p>
          </table:table-cell>
          <table:table-cell office:value-type="float" office:value="0.908416087" calcext:value-type="float">
            <text:p>0,90842</text:p>
          </table:table-cell>
          <table:table-cell office:value-type="float" office:value="0.946498912" calcext:value-type="float">
            <text:p>0,94650</text:p>
          </table:table-cell>
          <table:table-cell office:value-type="float" office:value="0.911048722" calcext:value-type="float">
            <text:p>0,91105</text:p>
          </table:table-cell>
          <table:table-cell office:value-type="float" office:value="1" calcext:value-type="float">
            <text:p>1,00000</text:p>
          </table:table-cell>
          <table:table-cell office:value-type="float" office:value="0.855285648" calcext:value-type="float">
            <text:p>0,85529</text:p>
          </table:table-cell>
          <table:table-cell office:value-type="float" office:value="0.854608056" calcext:value-type="float">
            <text:p>0,85461</text:p>
          </table:table-cell>
          <table:table-cell office:value-type="float" office:value="0.947920482" calcext:value-type="float">
            <text:p>0,94792</text:p>
          </table:table-cell>
          <table:table-cell office:value-type="float" office:value="0.82904393" calcext:value-type="float">
            <text:p>0,82904</text:p>
          </table:table-cell>
          <table:table-cell office:value-type="float" office:value="0.822272228" calcext:value-type="float">
            <text:p>0,82227</text:p>
          </table:table-cell>
          <table:table-cell office:value-type="float" office:value="0.911048722" calcext:value-type="float">
            <text:p>0,91105</text:p>
          </table:table-cell>
          <table:table-cell office:value-type="float" office:value="0.869077198" calcext:value-type="float">
            <text:p>0,8690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09034888" calcext:value-type="float">
            <text:p>0,90903</text:p>
          </table:table-cell>
          <table:table-cell office:value-type="float" office:value="0.964736796" calcext:value-type="float">
            <text:p>0,96474</text:p>
          </table:table-cell>
          <table:table-cell office:value-type="float" office:value="0.897072952" calcext:value-type="float">
            <text:p>0,89707</text:p>
          </table:table-cell>
          <table:table-cell office:value-type="float" office:value="0.909034888" calcext:value-type="float">
            <text:p>0,90903</text:p>
          </table:table-cell>
          <table:table-cell office:value-type="float" office:value="0.964736796" calcext:value-type="float">
            <text:p>0,96474</text:p>
          </table:table-cell>
          <table:table-cell office:value-type="float" office:value="0.879452178" calcext:value-type="float">
            <text:p>0,87945</text:p>
          </table:table-cell>
          <table:table-cell office:value-type="float" office:value="1" calcext:value-type="float">
            <text:p>1,00000</text:p>
          </table:table-cell>
          <table:table-cell office:value-type="float" office:value="0.873049584" calcext:value-type="float">
            <text:p>0,87305</text:p>
          </table:table-cell>
          <table:table-cell office:value-type="float" office:value="0.883073858" calcext:value-type="float">
            <text:p>0,88307</text:p>
          </table:table-cell>
          <table:table-cell office:value-type="float" office:value="0.813349213" calcext:value-type="float">
            <text:p>0,81335</text:p>
          </table:table-cell>
          <table:table-cell office:value-type="float" office:value="0.841505113" calcext:value-type="float">
            <text:p>0,84151</text:p>
          </table:table-cell>
          <table:table-cell office:value-type="float" office:value="0.827240779" calcext:value-type="float">
            <text:p>0,82724</text:p>
          </table:table-cell>
          <table:table-cell office:value-type="float" office:value="0.879452178" calcext:value-type="float">
            <text:p>0,87945</text:p>
          </table:table-cell>
          <table:table-cell office:value-type="float" office:value="0.926868484" calcext:value-type="float">
            <text:p>0,92687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81832424" calcext:value-type="float">
            <text:p>0,81832</text:p>
          </table:table-cell>
          <table:table-cell office:value-type="float" office:value="0.835264766" calcext:value-type="float">
            <text:p>0,83526</text:p>
          </table:table-cell>
          <table:table-cell office:value-type="float" office:value="0.868620929" calcext:value-type="float">
            <text:p>0,86862</text:p>
          </table:table-cell>
          <table:table-cell office:value-type="float" office:value="0.81832424" calcext:value-type="float">
            <text:p>0,81832</text:p>
          </table:table-cell>
          <table:table-cell office:value-type="float" office:value="0.835264766" calcext:value-type="float">
            <text:p>0,83526</text:p>
          </table:table-cell>
          <table:table-cell office:value-type="float" office:value="0.822136089" calcext:value-type="float">
            <text:p>0,82214</text:p>
          </table:table-cell>
          <table:table-cell office:value-type="float" office:value="1" calcext:value-type="float">
            <text:p>1,00000</text:p>
          </table:table-cell>
          <table:table-cell office:value-type="float" office:value="0.799040853" calcext:value-type="float">
            <text:p>0,79904</text:p>
          </table:table-cell>
          <table:table-cell office:value-type="float" office:value="0.794682537" calcext:value-type="float">
            <text:p>0,79468</text:p>
          </table:table-cell>
          <table:table-cell office:value-type="float" office:value="0.808019758" calcext:value-type="float">
            <text:p>0,80802</text:p>
          </table:table-cell>
          <table:table-cell office:value-type="float" office:value="0.780358947" calcext:value-type="float">
            <text:p>0,78036</text:p>
          </table:table-cell>
          <table:table-cell office:value-type="float" office:value="0.795319969" calcext:value-type="float">
            <text:p>0,79532</text:p>
          </table:table-cell>
          <table:table-cell office:value-type="float" office:value="0.822136089" calcext:value-type="float">
            <text:p>0,82214</text:p>
          </table:table-cell>
          <table:table-cell office:value-type="float" office:value="0.853751265" calcext:value-type="float">
            <text:p>0,85375</text:p>
          </table:table-cell>
          <table:table-cell table:number-columns-repeated="1007"/>
        </table:table-row>
        <table:table-row table:style-name="ro1">
          <table:table-cell table:style-name="ce7" office:value-type="float" office:value="5" calcext:value-type="float" table:number-columns-spanned="1" table:number-rows-spanned="5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75736495" calcext:value-type="float">
            <text:p>0,97574</text:p>
          </table:table-cell>
          <table:table-cell office:value-type="float" office:value="0.963762064" calcext:value-type="float">
            <text:p>0,96376</text:p>
          </table:table-cell>
          <table:table-cell office:value-type="float" office:value="0.979899945" calcext:value-type="float">
            <text:p>0,97990</text:p>
          </table:table-cell>
          <table:table-cell office:value-type="float" office:value="0.975736495" calcext:value-type="float">
            <text:p>0,97574</text:p>
          </table:table-cell>
          <table:table-cell office:value-type="float" office:value="0.963762064" calcext:value-type="float">
            <text:p>0,96376</text:p>
          </table:table-cell>
          <table:table-cell office:value-type="float" office:value="0.954852365" calcext:value-type="float">
            <text:p>0,95485</text:p>
          </table:table-cell>
          <table:table-cell office:value-type="float" office:value="1" calcext:value-type="float">
            <text:p>1,00000</text:p>
          </table:table-cell>
          <table:table-cell office:value-type="float" office:value="0.956771893" calcext:value-type="float">
            <text:p>0,95677</text:p>
          </table:table-cell>
          <table:table-cell office:value-type="float" office:value="0.963599677" calcext:value-type="float">
            <text:p>0,96360</text:p>
          </table:table-cell>
          <table:table-cell office:value-type="float" office:value="0.960338736" calcext:value-type="float">
            <text:p>0,96034</text:p>
          </table:table-cell>
          <table:table-cell office:value-type="float" office:value="0.958850514" calcext:value-type="float">
            <text:p>0,95885</text:p>
          </table:table-cell>
          <table:table-cell office:value-type="float" office:value="0.950920717" calcext:value-type="float">
            <text:p>0,95092</text:p>
          </table:table-cell>
          <table:table-cell office:value-type="float" office:value="0.954852365" calcext:value-type="float">
            <text:p>0,95485</text:p>
          </table:table-cell>
          <table:table-cell office:value-type="float" office:value="0.94041196" calcext:value-type="float">
            <text:p>0,94041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46241428" calcext:value-type="float">
            <text:p>0,94624</text:p>
          </table:table-cell>
          <table:table-cell office:value-type="float" office:value="0.969232998" calcext:value-type="float">
            <text:p>0,96923</text:p>
          </table:table-cell>
          <table:table-cell office:value-type="float" office:value="0.979940259" calcext:value-type="float">
            <text:p>0,97994</text:p>
          </table:table-cell>
          <table:table-cell office:value-type="float" office:value="0.946241428" calcext:value-type="float">
            <text:p>0,94624</text:p>
          </table:table-cell>
          <table:table-cell office:value-type="float" office:value="0.969232998" calcext:value-type="float">
            <text:p>0,96923</text:p>
          </table:table-cell>
          <table:table-cell office:value-type="float" office:value="0.938600039" calcext:value-type="float">
            <text:p>0,93860</text:p>
          </table:table-cell>
          <table:table-cell office:value-type="float" office:value="1" calcext:value-type="float">
            <text:p>1,00000</text:p>
          </table:table-cell>
          <table:table-cell office:value-type="float" office:value="0.935969174" calcext:value-type="float">
            <text:p>0,93597</text:p>
          </table:table-cell>
          <table:table-cell office:value-type="float" office:value="0.940204106" calcext:value-type="float">
            <text:p>0,94020</text:p>
          </table:table-cell>
          <table:table-cell office:value-type="float" office:value="0.945708821" calcext:value-type="float">
            <text:p>0,94571</text:p>
          </table:table-cell>
          <table:table-cell office:value-type="float" office:value="0.920133021" calcext:value-type="float">
            <text:p>0,92013</text:p>
          </table:table-cell>
          <table:table-cell office:value-type="float" office:value="0.901609174" calcext:value-type="float">
            <text:p>0,90161</text:p>
          </table:table-cell>
          <table:table-cell office:value-type="float" office:value="0.938600039" calcext:value-type="float">
            <text:p>0,93860</text:p>
          </table:table-cell>
          <table:table-cell office:value-type="float" office:value="0.924844114" calcext:value-type="float">
            <text:p>0,9248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90118387" calcext:value-type="float">
            <text:p>0,89012</text:p>
          </table:table-cell>
          <table:table-cell office:value-type="float" office:value="0.933383873" calcext:value-type="float">
            <text:p>0,93338</text:p>
          </table:table-cell>
          <table:table-cell office:value-type="float" office:value="0.94085575" calcext:value-type="float">
            <text:p>0,94086</text:p>
          </table:table-cell>
          <table:table-cell office:value-type="float" office:value="0.890118387" calcext:value-type="float">
            <text:p>0,89012</text:p>
          </table:table-cell>
          <table:table-cell office:value-type="float" office:value="0.933383873" calcext:value-type="float">
            <text:p>0,93338</text:p>
          </table:table-cell>
          <table:table-cell office:value-type="float" office:value="0.900751156" calcext:value-type="float">
            <text:p>0,90075</text:p>
          </table:table-cell>
          <table:table-cell office:value-type="float" office:value="1" calcext:value-type="float">
            <text:p>1,00000</text:p>
          </table:table-cell>
          <table:table-cell office:value-type="float" office:value="0.913880813" calcext:value-type="float">
            <text:p>0,91388</text:p>
          </table:table-cell>
          <table:table-cell office:value-type="float" office:value="0.901406959" calcext:value-type="float">
            <text:p>0,90141</text:p>
          </table:table-cell>
          <table:table-cell office:value-type="float" office:value="0.941149436" calcext:value-type="float">
            <text:p>0,94115</text:p>
          </table:table-cell>
          <table:table-cell office:value-type="float" office:value="0.903429884" calcext:value-type="float">
            <text:p>0,90343</text:p>
          </table:table-cell>
          <table:table-cell office:value-type="float" office:value="0.846479839" calcext:value-type="float">
            <text:p>0,84648</text:p>
          </table:table-cell>
          <table:table-cell office:value-type="float" office:value="0.900751156" calcext:value-type="float">
            <text:p>0,90075</text:p>
          </table:table-cell>
          <table:table-cell office:value-type="float" office:value="0.912422964" calcext:value-type="float">
            <text:p>0,9124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857985674" calcext:value-type="float">
            <text:p>0,85799</text:p>
          </table:table-cell>
          <table:table-cell office:value-type="float" office:value="0.880823948" calcext:value-type="float">
            <text:p>0,88082</text:p>
          </table:table-cell>
          <table:table-cell office:value-type="float" office:value="0.862189721" calcext:value-type="float">
            <text:p>0,86219</text:p>
          </table:table-cell>
          <table:table-cell office:value-type="float" office:value="0.857985674" calcext:value-type="float">
            <text:p>0,85799</text:p>
          </table:table-cell>
          <table:table-cell office:value-type="float" office:value="0.880823948" calcext:value-type="float">
            <text:p>0,88082</text:p>
          </table:table-cell>
          <table:table-cell office:value-type="float" office:value="0.920522894" calcext:value-type="float">
            <text:p>0,92052</text:p>
          </table:table-cell>
          <table:table-cell office:value-type="float" office:value="1" calcext:value-type="float">
            <text:p>1,00000</text:p>
          </table:table-cell>
          <table:table-cell office:value-type="float" office:value="0.884657153" calcext:value-type="float">
            <text:p>0,88466</text:p>
          </table:table-cell>
          <table:table-cell office:value-type="float" office:value="0.812150742" calcext:value-type="float">
            <text:p>0,81215</text:p>
          </table:table-cell>
          <table:table-cell office:value-type="float" office:value="0.872453328" calcext:value-type="float">
            <text:p>0,87245</text:p>
          </table:table-cell>
          <table:table-cell office:value-type="float" office:value="0.82949197" calcext:value-type="float">
            <text:p>0,82949</text:p>
          </table:table-cell>
          <table:table-cell office:value-type="float" office:value="0.802424596" calcext:value-type="float">
            <text:p>0,80242</text:p>
          </table:table-cell>
          <table:table-cell office:value-type="float" office:value="0.920522894" calcext:value-type="float">
            <text:p>0,92052</text:p>
          </table:table-cell>
          <table:table-cell office:value-type="float" office:value="0.867939528" calcext:value-type="float">
            <text:p>0,86794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710540003" calcext:value-type="float">
            <text:p>0,71054</text:p>
          </table:table-cell>
          <table:table-cell office:value-type="float" office:value="0.787344834" calcext:value-type="float">
            <text:p>0,78734</text:p>
          </table:table-cell>
          <table:table-cell office:value-type="float" office:value="0.738047579" calcext:value-type="float">
            <text:p>0,73805</text:p>
          </table:table-cell>
          <table:table-cell office:value-type="float" office:value="0.710540003" calcext:value-type="float">
            <text:p>0,71054</text:p>
          </table:table-cell>
          <table:table-cell office:value-type="float" office:value="0.787344834" calcext:value-type="float">
            <text:p>0,78734</text:p>
          </table:table-cell>
          <table:table-cell office:value-type="float" office:value="0.778734824" calcext:value-type="float">
            <text:p>0,77873</text:p>
          </table:table-cell>
          <table:table-cell office:value-type="float" office:value="1" calcext:value-type="float">
            <text:p>1,00000</text:p>
          </table:table-cell>
          <table:table-cell office:value-type="float" office:value="0.675540264" calcext:value-type="float">
            <text:p>0,67554</text:p>
          </table:table-cell>
          <table:table-cell office:value-type="float" office:value="0.716276546" calcext:value-type="float">
            <text:p>0,71628</text:p>
          </table:table-cell>
          <table:table-cell office:value-type="float" office:value="0.720630733" calcext:value-type="float">
            <text:p>0,72063</text:p>
          </table:table-cell>
          <table:table-cell office:value-type="float" office:value="0.716080495" calcext:value-type="float">
            <text:p>0,71608</text:p>
          </table:table-cell>
          <table:table-cell office:value-type="float" office:value="0.682835891" calcext:value-type="float">
            <text:p>0,68284</text:p>
          </table:table-cell>
          <table:table-cell office:value-type="float" office:value="0.778734824" calcext:value-type="float">
            <text:p>0,77873</text:p>
          </table:table-cell>
          <table:table-cell office:value-type="float" office:value="0.814557898" calcext:value-type="float">
            <text:p>0,81456</text:p>
          </table:table-cell>
          <table:table-cell table:number-columns-repeated="1007"/>
        </table:table-row>
        <table:table-row table:style-name="ro1">
          <table:table-cell table:style-name="ce7" office:value-type="float" office:value="10" calcext:value-type="float" table:number-columns-spanned="1" table:number-rows-spanned="5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.9757245" calcext:value-type="float">
            <text:p>0,97572</text:p>
          </table:table-cell>
          <table:table-cell office:value-type="float" office:value="0.967105165" calcext:value-type="float">
            <text:p>0,96711</text:p>
          </table:table-cell>
          <table:table-cell office:value-type="float" office:value="0.972533923" calcext:value-type="float">
            <text:p>0,97253</text:p>
          </table:table-cell>
          <table:table-cell office:value-type="float" office:value="0.9757245" calcext:value-type="float">
            <text:p>0,97572</text:p>
          </table:table-cell>
          <table:table-cell office:value-type="float" office:value="0.967105165" calcext:value-type="float">
            <text:p>0,96711</text:p>
          </table:table-cell>
          <table:table-cell office:value-type="float" office:value="0.968137721" calcext:value-type="float">
            <text:p>0,96814</text:p>
          </table:table-cell>
          <table:table-cell office:value-type="float" office:value="1" calcext:value-type="float">
            <text:p>1,00000</text:p>
          </table:table-cell>
          <table:table-cell office:value-type="float" office:value="0.970861958" calcext:value-type="float">
            <text:p>0,97086</text:p>
          </table:table-cell>
          <table:table-cell office:value-type="float" office:value="0.960093904" calcext:value-type="float">
            <text:p>0,96009</text:p>
          </table:table-cell>
          <table:table-cell office:value-type="float" office:value="0.967389135" calcext:value-type="float">
            <text:p>0,96739</text:p>
          </table:table-cell>
          <table:table-cell office:value-type="float" office:value="0.954075335" calcext:value-type="float">
            <text:p>0,95408</text:p>
          </table:table-cell>
          <table:table-cell office:value-type="float" office:value="0.95174597" calcext:value-type="float">
            <text:p>0,95175</text:p>
          </table:table-cell>
          <table:table-cell office:value-type="float" office:value="0.968137721" calcext:value-type="float">
            <text:p>0,96814</text:p>
          </table:table-cell>
          <table:table-cell office:value-type="float" office:value="0.940181458" calcext:value-type="float">
            <text:p>0,94018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32193321" calcext:value-type="float">
            <text:p>0,93219</text:p>
          </table:table-cell>
          <table:table-cell office:value-type="float" office:value="0.946047293" calcext:value-type="float">
            <text:p>0,94605</text:p>
          </table:table-cell>
          <table:table-cell office:value-type="float" office:value="0.914261661" calcext:value-type="float">
            <text:p>0,91426</text:p>
          </table:table-cell>
          <table:table-cell office:value-type="float" office:value="0.932193321" calcext:value-type="float">
            <text:p>0,93219</text:p>
          </table:table-cell>
          <table:table-cell office:value-type="float" office:value="0.946047293" calcext:value-type="float">
            <text:p>0,94605</text:p>
          </table:table-cell>
          <table:table-cell office:value-type="float" office:value="0.913968624" calcext:value-type="float">
            <text:p>0,91397</text:p>
          </table:table-cell>
          <table:table-cell office:value-type="float" office:value="1" calcext:value-type="float">
            <text:p>1,00000</text:p>
          </table:table-cell>
          <table:table-cell office:value-type="float" office:value="0.902882084" calcext:value-type="float">
            <text:p>0,90288</text:p>
          </table:table-cell>
          <table:table-cell office:value-type="float" office:value="0.905677538" calcext:value-type="float">
            <text:p>0,90568</text:p>
          </table:table-cell>
          <table:table-cell office:value-type="float" office:value="0.892833581" calcext:value-type="float">
            <text:p>0,89283</text:p>
          </table:table-cell>
          <table:table-cell office:value-type="float" office:value="0.916750868" calcext:value-type="float">
            <text:p>0,91675</text:p>
          </table:table-cell>
          <table:table-cell office:value-type="float" office:value="0.877303057" calcext:value-type="float">
            <text:p>0,87730</text:p>
          </table:table-cell>
          <table:table-cell office:value-type="float" office:value="0.913968624" calcext:value-type="float">
            <text:p>0,91397</text:p>
          </table:table-cell>
          <table:table-cell office:value-type="float" office:value="0.866923087" calcext:value-type="float">
            <text:p>0,8669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94636587" calcext:value-type="float">
            <text:p>0,89464</text:p>
          </table:table-cell>
          <table:table-cell office:value-type="float" office:value="0.896564064" calcext:value-type="float">
            <text:p>0,89656</text:p>
          </table:table-cell>
          <table:table-cell office:value-type="float" office:value="0.927214215" calcext:value-type="float">
            <text:p>0,92721</text:p>
          </table:table-cell>
          <table:table-cell office:value-type="float" office:value="0.894636587" calcext:value-type="float">
            <text:p>0,89464</text:p>
          </table:table-cell>
          <table:table-cell office:value-type="float" office:value="0.896564064" calcext:value-type="float">
            <text:p>0,89656</text:p>
          </table:table-cell>
          <table:table-cell office:value-type="float" office:value="0.901045005" calcext:value-type="float">
            <text:p>0,90105</text:p>
          </table:table-cell>
          <table:table-cell office:value-type="float" office:value="1" calcext:value-type="float">
            <text:p>1,00000</text:p>
          </table:table-cell>
          <table:table-cell office:value-type="float" office:value="0.911389094" calcext:value-type="float">
            <text:p>0,91139</text:p>
          </table:table-cell>
          <table:table-cell office:value-type="float" office:value="0.865485042" calcext:value-type="float">
            <text:p>0,86549</text:p>
          </table:table-cell>
          <table:table-cell office:value-type="float" office:value="0.865954365" calcext:value-type="float">
            <text:p>0,86595</text:p>
          </table:table-cell>
          <table:table-cell office:value-type="float" office:value="0.907585183" calcext:value-type="float">
            <text:p>0,90759</text:p>
          </table:table-cell>
          <table:table-cell office:value-type="float" office:value="0.836932007" calcext:value-type="float">
            <text:p>0,83693</text:p>
          </table:table-cell>
          <table:table-cell office:value-type="float" office:value="0.901045005" calcext:value-type="float">
            <text:p>0,90105</text:p>
          </table:table-cell>
          <table:table-cell office:value-type="float" office:value="0.849720507" calcext:value-type="float">
            <text:p>0,8497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46212853" calcext:value-type="float">
            <text:p>0,94621</text:p>
          </table:table-cell>
          <table:table-cell office:value-type="float" office:value="0.860933163" calcext:value-type="float">
            <text:p>0,86093</text:p>
          </table:table-cell>
          <table:table-cell office:value-type="float" office:value="0.879688515" calcext:value-type="float">
            <text:p>0,87969</text:p>
          </table:table-cell>
          <table:table-cell office:value-type="float" office:value="0.946212853" calcext:value-type="float">
            <text:p>0,94621</text:p>
          </table:table-cell>
          <table:table-cell office:value-type="float" office:value="0.860933163" calcext:value-type="float">
            <text:p>0,86093</text:p>
          </table:table-cell>
          <table:table-cell office:value-type="float" office:value="0.882829166" calcext:value-type="float">
            <text:p>0,88283</text:p>
          </table:table-cell>
          <table:table-cell office:value-type="float" office:value="1" calcext:value-type="float">
            <text:p>1,00000</text:p>
          </table:table-cell>
          <table:table-cell office:value-type="float" office:value="0.813921084" calcext:value-type="float">
            <text:p>0,81392</text:p>
          </table:table-cell>
          <table:table-cell office:value-type="float" office:value="0.815022087" calcext:value-type="float">
            <text:p>0,81502</text:p>
          </table:table-cell>
          <table:table-cell office:value-type="float" office:value="0.843110837" calcext:value-type="float">
            <text:p>0,84311</text:p>
          </table:table-cell>
          <table:table-cell office:value-type="float" office:value="0.806555556" calcext:value-type="float">
            <text:p>0,80656</text:p>
          </table:table-cell>
          <table:table-cell office:value-type="float" office:value="0.831166668" calcext:value-type="float">
            <text:p>0,83117</text:p>
          </table:table-cell>
          <table:table-cell office:value-type="float" office:value="0.882829166" calcext:value-type="float">
            <text:p>0,88283</text:p>
          </table:table-cell>
          <table:table-cell office:value-type="float" office:value="0.892452691" calcext:value-type="float">
            <text:p>0,89245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847946558" calcext:value-type="float">
            <text:p>0,84795</text:p>
          </table:table-cell>
          <table:table-cell office:value-type="float" office:value="0.903098661" calcext:value-type="float">
            <text:p>0,90310</text:p>
          </table:table-cell>
          <table:table-cell office:value-type="float" office:value="0.817977759" calcext:value-type="float">
            <text:p>0,81798</text:p>
          </table:table-cell>
          <table:table-cell office:value-type="float" office:value="0.847946558" calcext:value-type="float">
            <text:p>0,84795</text:p>
          </table:table-cell>
          <table:table-cell office:value-type="float" office:value="0.903098661" calcext:value-type="float">
            <text:p>0,90310</text:p>
          </table:table-cell>
          <table:table-cell office:value-type="float" office:value="0.841743544" calcext:value-type="float">
            <text:p>0,84174</text:p>
          </table:table-cell>
          <table:table-cell office:value-type="float" office:value="1" calcext:value-type="float">
            <text:p>1,00000</text:p>
          </table:table-cell>
          <table:table-cell office:value-type="float" office:value="0.816271529" calcext:value-type="float">
            <text:p>0,81627</text:p>
          </table:table-cell>
          <table:table-cell office:value-type="float" office:value="0.764299568" calcext:value-type="float">
            <text:p>0,76430</text:p>
          </table:table-cell>
          <table:table-cell office:value-type="float" office:value="0.825521767" calcext:value-type="float">
            <text:p>0,82552</text:p>
          </table:table-cell>
          <table:table-cell office:value-type="float" office:value="0.78160293" calcext:value-type="float">
            <text:p>0,78160</text:p>
          </table:table-cell>
          <table:table-cell office:value-type="float" office:value="0.785142827" calcext:value-type="float">
            <text:p>0,78514</text:p>
          </table:table-cell>
          <table:table-cell office:value-type="float" office:value="0.841743544" calcext:value-type="float">
            <text:p>0,84174</text:p>
          </table:table-cell>
          <table:table-cell office:value-type="float" office:value="0.897636239" calcext:value-type="float">
            <text:p>0,89764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78" table:formula="of:=AVERAGE([.C2:.C31])" office:value-type="float" office:value="0.931735912633333" calcext:value-type="float">
            <text:p>0,931735912633333</text:p>
          </table:table-cell>
          <table:table-cell table:style-name="ce78" table:formula="of:=AVERAGE([.D2:.D31])" office:value-type="float" office:value="0.944983256233333" calcext:value-type="float">
            <text:p>0,944983256233333</text:p>
          </table:table-cell>
          <table:table-cell table:style-name="ce78" table:formula="of:=AVERAGE([.E2:.E31])" office:value-type="float" office:value="0.9345190741" calcext:value-type="float">
            <text:p>0,9345190741</text:p>
          </table:table-cell>
          <table:table-cell table:style-name="ce78" table:formula="of:=AVERAGE([.F2:.F31])" office:value-type="float" office:value="0.931735912633333" calcext:value-type="float">
            <text:p>0,931735912633333</text:p>
          </table:table-cell>
          <table:table-cell table:style-name="ce78" table:formula="of:=AVERAGE([.G2:.G31])" office:value-type="float" office:value="0.944983256233333" calcext:value-type="float">
            <text:p>0,944983256233333</text:p>
          </table:table-cell>
          <table:table-cell table:style-name="ce78" table:formula="of:=AVERAGE([.H2:.H31])" office:value-type="float" office:value="0.9320322865" calcext:value-type="float">
            <text:p>0,9320322865</text:p>
          </table:table-cell>
          <table:table-cell table:style-name="ce78" table:formula="of:=AVERAGE([.I2:.I31])" office:value-type="float" office:value="0.9983385956" calcext:value-type="float">
            <text:p>0,9983385956</text:p>
          </table:table-cell>
          <table:table-cell table:style-name="ce78" table:formula="of:=AVERAGE([.J2:.J31])" office:value-type="float" office:value="0.921656400366667" calcext:value-type="float">
            <text:p>0,921656400366667</text:p>
          </table:table-cell>
          <table:table-cell table:style-name="ce78" table:formula="of:=AVERAGE([.K2:.K31])" office:value-type="float" office:value="0.9155624978" calcext:value-type="float">
            <text:p>0,9155624978</text:p>
          </table:table-cell>
          <table:table-cell table:style-name="ce78" table:formula="of:=AVERAGE([.L2:.L31])" office:value-type="float" office:value="0.9244299214" calcext:value-type="float">
            <text:p>0,9244299214</text:p>
          </table:table-cell>
          <table:table-cell table:style-name="ce78" table:formula="of:=AVERAGE([.M2:.M31])" office:value-type="float" office:value="0.913602558133333" calcext:value-type="float">
            <text:p>0,913602558133333</text:p>
          </table:table-cell>
          <table:table-cell table:style-name="ce78" table:formula="of:=AVERAGE([.N2:.N31])" office:value-type="float" office:value="0.906521492566667" calcext:value-type="float">
            <text:p>0,906521492566667</text:p>
          </table:table-cell>
          <table:table-cell table:style-name="ce78" table:formula="of:=AVERAGE([.O2:.O31])" office:value-type="float" office:value="0.9320322865" calcext:value-type="float">
            <text:p>0,9320322865</text:p>
          </table:table-cell>
          <table:table-cell table:style-name="ce78" table:formula="of:=AVERAGE([.P2:.P31])" office:value-type="float" office:value="0.926335004233333" calcext:value-type="float">
            <text:p>0,926335004233333</text:p>
          </table:table-cell>
          <table:table-cell table:number-columns-repeated="1007"/>
        </table:table-row>
        <calcext:conditional-formats>
          <calcext:conditional-format calcext:target-range-address="Planilha5.C2:Planilha5.P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mall_resumo_norm.C36:small_resumo_norm.F5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6" number:min-decimal-places="16" number:min-integer-digits="1"/>
    </number:number-style>
    <number:number-style style:name="N10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07:25:59.557365786</dc:date>
    <meta:editing-duration>PT1H48M55S</meta:editing-duration>
    <meta:editing-cycles>3</meta:editing-cycles>
    <meta:generator>LibreOffice/7.3.7.2$Linux_X86_64 LibreOffice_project/30$Build-2</meta:generator>
    <meta:document-statistic meta:table-count="5" meta:cell-count="3468" meta:object-count="0"/>
  </office:meta>
</office:document-meta>
</file>